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3.4pt"/>
    </style:style>
    <style:style style:name="co4" style:family="table-column">
      <style:table-column-properties fo:break-before="auto" style:column-width="13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rimaTime" table:style-name="ta1">
        <table:table-source xlink:type="simple" xlink:href="../PrimaTime" table:table-name="PrimaTime" table:filter-name="Text - txt - csv (StarCalc)" table:filter-options="9/59/44,34,51,1,,0,false,false"/>
        <table:table-column table:style-name="co1" table:default-cell-style-name="Default"/>
        <table:table-row table:style-name="ro1">
          <table:table-cell office:value-type="float" office:value="0.00490211" calcext:value-type="float">
            <text:p>0.00490211</text:p>
          </table:table-cell>
        </table:table-row>
        <table:table-row table:style-name="ro1">
          <table:table-cell office:value-type="float" office:value="0.00494567" calcext:value-type="float">
            <text:p>0.00494567</text:p>
          </table:table-cell>
        </table:table-row>
        <table:table-row table:style-name="ro1">
          <table:table-cell office:value-type="float" office:value="0.00538948" calcext:value-type="float">
            <text:p>0.00538948</text:p>
          </table:table-cell>
        </table:table-row>
        <table:table-row table:style-name="ro1">
          <table:table-cell office:value-type="float" office:value="0.00529447" calcext:value-type="float">
            <text:p>0.00529447</text:p>
          </table:table-cell>
        </table:table-row>
        <table:table-row table:style-name="ro1">
          <table:table-cell office:value-type="float" office:value="0.00550518" calcext:value-type="float">
            <text:p>0.00550518</text:p>
          </table:table-cell>
        </table:table-row>
        <table:table-row table:style-name="ro1">
          <table:table-cell office:value-type="float" office:value="0.00547506" calcext:value-type="float">
            <text:p>0.00547506</text:p>
          </table:table-cell>
        </table:table-row>
        <table:table-row table:style-name="ro1">
          <table:table-cell office:value-type="float" office:value="0.00525602" calcext:value-type="float">
            <text:p>0.00525602</text:p>
          </table:table-cell>
        </table:table-row>
        <table:table-row table:style-name="ro1">
          <table:table-cell office:value-type="float" office:value="0.00582877" calcext:value-type="float">
            <text:p>0.00582877</text:p>
          </table:table-cell>
        </table:table-row>
        <table:table-row table:style-name="ro1">
          <table:table-cell office:value-type="float" office:value="0.00504986" calcext:value-type="float">
            <text:p>0.00504986</text:p>
          </table:table-cell>
        </table:table-row>
        <table:table-row table:style-name="ro1">
          <table:table-cell office:value-type="float" office:value="0.00567558" calcext:value-type="float">
            <text:p>0.00567558</text:p>
          </table:table-cell>
        </table:table-row>
        <table:table-row table:style-name="ro1">
          <table:table-cell office:value-type="float" office:value="0.010377" calcext:value-type="float">
            <text:p>0.010377</text:p>
          </table:table-cell>
        </table:table-row>
        <table:table-row table:style-name="ro1">
          <table:table-cell office:value-type="float" office:value="0.00939121" calcext:value-type="float">
            <text:p>0.00939121</text:p>
          </table:table-cell>
        </table:table-row>
        <table:table-row table:style-name="ro1">
          <table:table-cell office:value-type="float" office:value="0.0093639" calcext:value-type="float">
            <text:p>0.0093639</text:p>
          </table:table-cell>
        </table:table-row>
        <table:table-row table:style-name="ro1">
          <table:table-cell office:value-type="float" office:value="0.00905056" calcext:value-type="float">
            <text:p>0.00905056</text:p>
          </table:table-cell>
        </table:table-row>
        <table:table-row table:style-name="ro1">
          <table:table-cell office:value-type="float" office:value="0.00907898" calcext:value-type="float">
            <text:p>0.00907898</text:p>
          </table:table-cell>
        </table:table-row>
        <table:table-row table:style-name="ro1">
          <table:table-cell office:value-type="float" office:value="0.0137949" calcext:value-type="float">
            <text:p>0.0137949</text:p>
          </table:table-cell>
        </table:table-row>
        <table:table-row table:style-name="ro1">
          <table:table-cell office:value-type="float" office:value="0.0090188" calcext:value-type="float">
            <text:p>0.0090188</text:p>
          </table:table-cell>
        </table:table-row>
        <table:table-row table:style-name="ro1">
          <table:table-cell office:value-type="float" office:value="0.00986504" calcext:value-type="float">
            <text:p>0.00986504</text:p>
          </table:table-cell>
        </table:table-row>
        <table:table-row table:style-name="ro1">
          <table:table-cell office:value-type="float" office:value="0.0100369" calcext:value-type="float">
            <text:p>0.0100369</text:p>
          </table:table-cell>
        </table:table-row>
        <table:table-row table:style-name="ro1">
          <table:table-cell office:value-type="float" office:value="0.00951114" calcext:value-type="float">
            <text:p>0.00951114</text:p>
          </table:table-cell>
        </table:table-row>
        <table:table-row table:style-name="ro1">
          <table:table-cell office:value-type="float" office:value="0.0150565" calcext:value-type="float">
            <text:p>0.0150565</text:p>
          </table:table-cell>
        </table:table-row>
        <table:table-row table:style-name="ro1">
          <table:table-cell office:value-type="float" office:value="0.0159329" calcext:value-type="float">
            <text:p>0.0159329</text:p>
          </table:table-cell>
        </table:table-row>
        <table:table-row table:style-name="ro1">
          <table:table-cell office:value-type="float" office:value="0.0150041" calcext:value-type="float">
            <text:p>0.0150041</text:p>
          </table:table-cell>
        </table:table-row>
        <table:table-row table:style-name="ro1">
          <table:table-cell office:value-type="float" office:value="0.0155374" calcext:value-type="float">
            <text:p>0.0155374</text:p>
          </table:table-cell>
        </table:table-row>
        <table:table-row table:style-name="ro1">
          <table:table-cell office:value-type="float" office:value="0.0154678" calcext:value-type="float">
            <text:p>0.0154678</text:p>
          </table:table-cell>
        </table:table-row>
        <table:table-row table:style-name="ro1">
          <table:table-cell office:value-type="float" office:value="0.0141279" calcext:value-type="float">
            <text:p>0.0141279</text:p>
          </table:table-cell>
        </table:table-row>
        <table:table-row table:style-name="ro1">
          <table:table-cell office:value-type="float" office:value="0.0144654" calcext:value-type="float">
            <text:p>0.0144654</text:p>
          </table:table-cell>
        </table:table-row>
        <table:table-row table:style-name="ro1">
          <table:table-cell office:value-type="float" office:value="0.0165186" calcext:value-type="float">
            <text:p>0.0165186</text:p>
          </table:table-cell>
        </table:table-row>
        <table:table-row table:style-name="ro1">
          <table:table-cell office:value-type="float" office:value="0.0143008" calcext:value-type="float">
            <text:p>0.0143008</text:p>
          </table:table-cell>
        </table:table-row>
        <table:table-row table:style-name="ro1">
          <table:table-cell office:value-type="float" office:value="0.0153571" calcext:value-type="float">
            <text:p>0.0153571</text:p>
          </table:table-cell>
        </table:table-row>
        <table:table-row table:style-name="ro1">
          <table:table-cell office:value-type="float" office:value="0.0181789" calcext:value-type="float">
            <text:p>0.0181789</text:p>
          </table:table-cell>
        </table:table-row>
        <table:table-row table:style-name="ro1">
          <table:table-cell office:value-type="float" office:value="0.0174728" calcext:value-type="float">
            <text:p>0.0174728</text:p>
          </table:table-cell>
        </table:table-row>
        <table:table-row table:style-name="ro1">
          <table:table-cell office:value-type="float" office:value="0.0185643" calcext:value-type="float">
            <text:p>0.0185643</text:p>
          </table:table-cell>
        </table:table-row>
        <table:table-row table:style-name="ro1">
          <table:table-cell office:value-type="float" office:value="0.0204863" calcext:value-type="float">
            <text:p>0.0204863</text:p>
          </table:table-cell>
        </table:table-row>
        <table:table-row table:style-name="ro1">
          <table:table-cell office:value-type="float" office:value="0.0180162" calcext:value-type="float">
            <text:p>0.0180162</text:p>
          </table:table-cell>
        </table:table-row>
        <table:table-row table:style-name="ro1">
          <table:table-cell office:value-type="float" office:value="0.0179717" calcext:value-type="float">
            <text:p>0.0179717</text:p>
          </table:table-cell>
        </table:table-row>
        <table:table-row table:style-name="ro1">
          <table:table-cell office:value-type="float" office:value="0.0177605" calcext:value-type="float">
            <text:p>0.0177605</text:p>
          </table:table-cell>
        </table:table-row>
        <table:table-row table:style-name="ro1">
          <table:table-cell office:value-type="float" office:value="0.0219445" calcext:value-type="float">
            <text:p>0.0219445</text:p>
          </table:table-cell>
        </table:table-row>
        <table:table-row table:style-name="ro1">
          <table:table-cell office:value-type="float" office:value="0.0185345" calcext:value-type="float">
            <text:p>0.0185345</text:p>
          </table:table-cell>
        </table:table-row>
        <table:table-row table:style-name="ro1">
          <table:table-cell office:value-type="float" office:value="0.0213854" calcext:value-type="float">
            <text:p>0.0213854</text:p>
          </table:table-cell>
        </table:table-row>
        <table:table-row table:style-name="ro1">
          <table:table-cell office:value-type="float" office:value="0.0230309" calcext:value-type="float">
            <text:p>0.0230309</text:p>
          </table:table-cell>
        </table:table-row>
        <table:table-row table:style-name="ro1">
          <table:table-cell office:value-type="float" office:value="0.0226642" calcext:value-type="float">
            <text:p>0.0226642</text:p>
          </table:table-cell>
        </table:table-row>
        <table:table-row table:style-name="ro1">
          <table:table-cell office:value-type="float" office:value="0.0215076" calcext:value-type="float">
            <text:p>0.0215076</text:p>
          </table:table-cell>
        </table:table-row>
        <table:table-row table:style-name="ro1">
          <table:table-cell office:value-type="float" office:value="0.024377" calcext:value-type="float">
            <text:p>0.024377</text:p>
          </table:table-cell>
        </table:table-row>
        <table:table-row table:style-name="ro1">
          <table:table-cell office:value-type="float" office:value="0.0223041" calcext:value-type="float">
            <text:p>0.0223041</text:p>
          </table:table-cell>
        </table:table-row>
        <table:table-row table:style-name="ro1">
          <table:table-cell office:value-type="float" office:value="0.0223006" calcext:value-type="float">
            <text:p>0.0223006</text:p>
          </table:table-cell>
        </table:table-row>
        <table:table-row table:style-name="ro1">
          <table:table-cell office:value-type="float" office:value="0.0223781" calcext:value-type="float">
            <text:p>0.0223781</text:p>
          </table:table-cell>
        </table:table-row>
        <table:table-row table:style-name="ro1">
          <table:table-cell office:value-type="float" office:value="0.0224072" calcext:value-type="float">
            <text:p>0.0224072</text:p>
          </table:table-cell>
        </table:table-row>
        <table:table-row table:style-name="ro1">
          <table:table-cell office:value-type="float" office:value="0.0216696" calcext:value-type="float">
            <text:p>0.0216696</text:p>
          </table:table-cell>
        </table:table-row>
        <table:table-row table:style-name="ro1">
          <table:table-cell office:value-type="float" office:value="0.0229767" calcext:value-type="float">
            <text:p>0.0229767</text:p>
          </table:table-cell>
        </table:table-row>
        <table:table-row table:style-name="ro1">
          <table:table-cell office:value-type="float" office:value="0.029136" calcext:value-type="float">
            <text:p>0.029136</text:p>
          </table:table-cell>
        </table:table-row>
        <table:table-row table:style-name="ro1">
          <table:table-cell office:value-type="float" office:value="0.0367835" calcext:value-type="float">
            <text:p>0.0367835</text:p>
          </table:table-cell>
        </table:table-row>
        <table:table-row table:style-name="ro1">
          <table:table-cell office:value-type="float" office:value="0.0295697" calcext:value-type="float">
            <text:p>0.0295697</text:p>
          </table:table-cell>
        </table:table-row>
        <table:table-row table:style-name="ro1">
          <table:table-cell office:value-type="float" office:value="0.0283382" calcext:value-type="float">
            <text:p>0.0283382</text:p>
          </table:table-cell>
        </table:table-row>
        <table:table-row table:style-name="ro1">
          <table:table-cell office:value-type="float" office:value="0.0294526" calcext:value-type="float">
            <text:p>0.0294526</text:p>
          </table:table-cell>
        </table:table-row>
        <table:table-row table:style-name="ro1">
          <table:table-cell office:value-type="float" office:value="0.0275773" calcext:value-type="float">
            <text:p>0.0275773</text:p>
          </table:table-cell>
        </table:table-row>
        <table:table-row table:style-name="ro1">
          <table:table-cell office:value-type="float" office:value="0.0286671" calcext:value-type="float">
            <text:p>0.0286671</text:p>
          </table:table-cell>
        </table:table-row>
        <table:table-row table:style-name="ro1">
          <table:table-cell office:value-type="float" office:value="0.0307431" calcext:value-type="float">
            <text:p>0.0307431</text:p>
          </table:table-cell>
        </table:table-row>
        <table:table-row table:style-name="ro1">
          <table:table-cell office:value-type="float" office:value="0.0395979" calcext:value-type="float">
            <text:p>0.0395979</text:p>
          </table:table-cell>
        </table:table-row>
        <table:table-row table:style-name="ro1">
          <table:table-cell office:value-type="float" office:value="0.0290597" calcext:value-type="float">
            <text:p>0.0290597</text:p>
          </table:table-cell>
        </table:table-row>
        <table:table-row table:style-name="ro1">
          <table:table-cell office:value-type="float" office:value="0.0339751" calcext:value-type="float">
            <text:p>0.0339751</text:p>
          </table:table-cell>
        </table:table-row>
        <table:table-row table:style-name="ro1">
          <table:table-cell office:value-type="float" office:value="0.0325946" calcext:value-type="float">
            <text:p>0.0325946</text:p>
          </table:table-cell>
        </table:table-row>
        <table:table-row table:style-name="ro1">
          <table:table-cell office:value-type="float" office:value="0.0341448" calcext:value-type="float">
            <text:p>0.0341448</text:p>
          </table:table-cell>
        </table:table-row>
        <table:table-row table:style-name="ro1">
          <table:table-cell office:value-type="float" office:value="0.0332051" calcext:value-type="float">
            <text:p>0.0332051</text:p>
          </table:table-cell>
        </table:table-row>
        <table:table-row table:style-name="ro1">
          <table:table-cell office:value-type="float" office:value="0.0340016" calcext:value-type="float">
            <text:p>0.0340016</text:p>
          </table:table-cell>
        </table:table-row>
        <table:table-row table:style-name="ro1">
          <table:table-cell office:value-type="float" office:value="0.0300696" calcext:value-type="float">
            <text:p>0.0300696</text:p>
          </table:table-cell>
        </table:table-row>
        <table:table-row table:style-name="ro1">
          <table:table-cell office:value-type="float" office:value="0.0341542" calcext:value-type="float">
            <text:p>0.0341542</text:p>
          </table:table-cell>
        </table:table-row>
        <table:table-row table:style-name="ro1">
          <table:table-cell office:value-type="float" office:value="0.0331428" calcext:value-type="float">
            <text:p>0.0331428</text:p>
          </table:table-cell>
        </table:table-row>
        <table:table-row table:style-name="ro1">
          <table:table-cell office:value-type="float" office:value="0.0319306" calcext:value-type="float">
            <text:p>0.0319306</text:p>
          </table:table-cell>
        </table:table-row>
        <table:table-row table:style-name="ro1">
          <table:table-cell office:value-type="float" office:value="0.0328861" calcext:value-type="float">
            <text:p>0.0328861</text:p>
          </table:table-cell>
        </table:table-row>
        <table:table-row table:style-name="ro1">
          <table:table-cell office:value-type="float" office:value="0.038537" calcext:value-type="float">
            <text:p>0.038537</text:p>
          </table:table-cell>
        </table:table-row>
        <table:table-row table:style-name="ro1">
          <table:table-cell office:value-type="float" office:value="0.0349523" calcext:value-type="float">
            <text:p>0.0349523</text:p>
          </table:table-cell>
        </table:table-row>
        <table:table-row table:style-name="ro1">
          <table:table-cell office:value-type="float" office:value="0.0343914" calcext:value-type="float">
            <text:p>0.0343914</text:p>
          </table:table-cell>
        </table:table-row>
        <table:table-row table:style-name="ro1">
          <table:table-cell office:value-type="float" office:value="0.0351611" calcext:value-type="float">
            <text:p>0.0351611</text:p>
          </table:table-cell>
        </table:table-row>
        <table:table-row table:style-name="ro1">
          <table:table-cell office:value-type="float" office:value="0.0365011" calcext:value-type="float">
            <text:p>0.0365011</text:p>
          </table:table-cell>
        </table:table-row>
        <table:table-row table:style-name="ro1">
          <table:table-cell office:value-type="float" office:value="0.0357361" calcext:value-type="float">
            <text:p>0.0357361</text:p>
          </table:table-cell>
        </table:table-row>
        <table:table-row table:style-name="ro1">
          <table:table-cell office:value-type="float" office:value="0.0339669" calcext:value-type="float">
            <text:p>0.0339669</text:p>
          </table:table-cell>
        </table:table-row>
        <table:table-row table:style-name="ro1">
          <table:table-cell office:value-type="float" office:value="0.0365323" calcext:value-type="float">
            <text:p>0.0365323</text:p>
          </table:table-cell>
        </table:table-row>
        <table:table-row table:style-name="ro1">
          <table:table-cell office:value-type="float" office:value="0.0390734" calcext:value-type="float">
            <text:p>0.0390734</text:p>
          </table:table-cell>
        </table:table-row>
        <table:table-row table:style-name="ro1">
          <table:table-cell office:value-type="float" office:value="0.0344208" calcext:value-type="float">
            <text:p>0.0344208</text:p>
          </table:table-cell>
        </table:table-row>
        <table:table-row table:style-name="ro1">
          <table:table-cell office:value-type="float" office:value="0.038709" calcext:value-type="float">
            <text:p>0.038709</text:p>
          </table:table-cell>
        </table:table-row>
        <table:table-row table:style-name="ro1">
          <table:table-cell office:value-type="float" office:value="0.0374391" calcext:value-type="float">
            <text:p>0.0374391</text:p>
          </table:table-cell>
        </table:table-row>
        <table:table-row table:style-name="ro1">
          <table:table-cell office:value-type="float" office:value="0.0379013" calcext:value-type="float">
            <text:p>0.0379013</text:p>
          </table:table-cell>
        </table:table-row>
        <table:table-row table:style-name="ro1">
          <table:table-cell office:value-type="float" office:value="0.0376197" calcext:value-type="float">
            <text:p>0.0376197</text:p>
          </table:table-cell>
        </table:table-row>
        <table:table-row table:style-name="ro1">
          <table:table-cell office:value-type="float" office:value="0.0383144" calcext:value-type="float">
            <text:p>0.0383144</text:p>
          </table:table-cell>
        </table:table-row>
        <table:table-row table:style-name="ro1">
          <table:table-cell office:value-type="float" office:value="0.0374946" calcext:value-type="float">
            <text:p>0.0374946</text:p>
          </table:table-cell>
        </table:table-row>
        <table:table-row table:style-name="ro1">
          <table:table-cell office:value-type="float" office:value="0.0405983" calcext:value-type="float">
            <text:p>0.0405983</text:p>
          </table:table-cell>
        </table:table-row>
        <table:table-row table:style-name="ro1">
          <table:table-cell office:value-type="float" office:value="0.0379329" calcext:value-type="float">
            <text:p>0.0379329</text:p>
          </table:table-cell>
        </table:table-row>
        <table:table-row table:style-name="ro1">
          <table:table-cell office:value-type="float" office:value="0.0371554" calcext:value-type="float">
            <text:p>0.0371554</text:p>
          </table:table-cell>
        </table:table-row>
        <table:table-row table:style-name="ro1">
          <table:table-cell office:value-type="float" office:value="0.0374336" calcext:value-type="float">
            <text:p>0.0374336</text:p>
          </table:table-cell>
        </table:table-row>
        <table:table-row table:style-name="ro1">
          <table:table-cell office:value-type="float" office:value="0.0418309" calcext:value-type="float">
            <text:p>0.0418309</text:p>
          </table:table-cell>
        </table:table-row>
        <table:table-row table:style-name="ro1">
          <table:table-cell office:value-type="float" office:value="0.0416653" calcext:value-type="float">
            <text:p>0.0416653</text:p>
          </table:table-cell>
        </table:table-row>
        <table:table-row table:style-name="ro1">
          <table:table-cell office:value-type="float" office:value="0.0411123" calcext:value-type="float">
            <text:p>0.0411123</text:p>
          </table:table-cell>
        </table:table-row>
        <table:table-row table:style-name="ro1">
          <table:table-cell office:value-type="float" office:value="0.0402455" calcext:value-type="float">
            <text:p>0.0402455</text:p>
          </table:table-cell>
        </table:table-row>
        <table:table-row table:style-name="ro1">
          <table:table-cell office:value-type="float" office:value="0.0425058" calcext:value-type="float">
            <text:p>0.0425058</text:p>
          </table:table-cell>
        </table:table-row>
        <table:table-row table:style-name="ro1">
          <table:table-cell office:value-type="float" office:value="0.0398657" calcext:value-type="float">
            <text:p>0.0398657</text:p>
          </table:table-cell>
        </table:table-row>
        <table:table-row table:style-name="ro1">
          <table:table-cell office:value-type="float" office:value="0.0411532" calcext:value-type="float">
            <text:p>0.0411532</text:p>
          </table:table-cell>
        </table:table-row>
        <table:table-row table:style-name="ro1">
          <table:table-cell office:value-type="float" office:value="0.0407346" calcext:value-type="float">
            <text:p>0.0407346</text:p>
          </table:table-cell>
        </table:table-row>
        <table:table-row table:style-name="ro1">
          <table:table-cell office:value-type="float" office:value="0.0394341" calcext:value-type="float">
            <text:p>0.0394341</text:p>
          </table:table-cell>
        </table:table-row>
        <table:table-row table:style-name="ro1">
          <table:table-cell office:value-type="float" office:value="0.0407835" calcext:value-type="float">
            <text:p>0.0407835</text:p>
          </table:table-cell>
        </table:table-row>
      </table:table>
      <table:table table:name="KraskalaTime" table:style-name="ta1">
        <table:table-source xlink:type="simple" xlink:href="../KraskalaTime" table:table-name="KraskalaTime" table:filter-name="Text - txt - csv (StarCalc)" table:filter-options="9/59/44,34,51,1,,0,false,false"/>
        <table:table-column table:style-name="co1" table:default-cell-style-name="Default"/>
        <table:table-row table:style-name="ro1">
          <table:table-cell office:value-type="float" office:value="0.00786749" calcext:value-type="float">
            <text:p>0.00786749</text:p>
          </table:table-cell>
        </table:table-row>
        <table:table-row table:style-name="ro1">
          <table:table-cell office:value-type="float" office:value="0.00782968" calcext:value-type="float">
            <text:p>0.00782968</text:p>
          </table:table-cell>
        </table:table-row>
        <table:table-row table:style-name="ro1">
          <table:table-cell office:value-type="float" office:value="0.00782332" calcext:value-type="float">
            <text:p>0.00782332</text:p>
          </table:table-cell>
        </table:table-row>
        <table:table-row table:style-name="ro1">
          <table:table-cell office:value-type="float" office:value="0.0078533" calcext:value-type="float">
            <text:p>0.0078533</text:p>
          </table:table-cell>
        </table:table-row>
        <table:table-row table:style-name="ro1">
          <table:table-cell office:value-type="float" office:value="0.0078714" calcext:value-type="float">
            <text:p>0.0078714</text:p>
          </table:table-cell>
        </table:table-row>
        <table:table-row table:style-name="ro1">
          <table:table-cell office:value-type="float" office:value="0.0079377" calcext:value-type="float">
            <text:p>0.0079377</text:p>
          </table:table-cell>
        </table:table-row>
        <table:table-row table:style-name="ro1">
          <table:table-cell office:value-type="float" office:value="0.00883582" calcext:value-type="float">
            <text:p>0.00883582</text:p>
          </table:table-cell>
        </table:table-row>
        <table:table-row table:style-name="ro1">
          <table:table-cell office:value-type="float" office:value="0.00785139" calcext:value-type="float">
            <text:p>0.00785139</text:p>
          </table:table-cell>
        </table:table-row>
        <table:table-row table:style-name="ro1">
          <table:table-cell office:value-type="float" office:value="0.00848803" calcext:value-type="float">
            <text:p>0.00848803</text:p>
          </table:table-cell>
        </table:table-row>
        <table:table-row table:style-name="ro1">
          <table:table-cell office:value-type="float" office:value="0.0104994" calcext:value-type="float">
            <text:p>0.0104994</text:p>
          </table:table-cell>
        </table:table-row>
        <table:table-row table:style-name="ro1">
          <table:table-cell office:value-type="float" office:value="0.0177911" calcext:value-type="float">
            <text:p>0.0177911</text:p>
          </table:table-cell>
        </table:table-row>
        <table:table-row table:style-name="ro1">
          <table:table-cell office:value-type="float" office:value="0.0168957" calcext:value-type="float">
            <text:p>0.0168957</text:p>
          </table:table-cell>
        </table:table-row>
        <table:table-row table:style-name="ro1">
          <table:table-cell office:value-type="float" office:value="0.0167215" calcext:value-type="float">
            <text:p>0.0167215</text:p>
          </table:table-cell>
        </table:table-row>
        <table:table-row table:style-name="ro1">
          <table:table-cell office:value-type="float" office:value="0.015595" calcext:value-type="float">
            <text:p>0.015595</text:p>
          </table:table-cell>
        </table:table-row>
        <table:table-row table:style-name="ro1">
          <table:table-cell office:value-type="float" office:value="0.0164729" calcext:value-type="float">
            <text:p>0.0164729</text:p>
          </table:table-cell>
        </table:table-row>
        <table:table-row table:style-name="ro1">
          <table:table-cell office:value-type="float" office:value="0.0159466" calcext:value-type="float">
            <text:p>0.0159466</text:p>
          </table:table-cell>
        </table:table-row>
        <table:table-row table:style-name="ro1">
          <table:table-cell office:value-type="float" office:value="0.0165601" calcext:value-type="float">
            <text:p>0.0165601</text:p>
          </table:table-cell>
        </table:table-row>
        <table:table-row table:style-name="ro1">
          <table:table-cell office:value-type="float" office:value="0.0164156" calcext:value-type="float">
            <text:p>0.0164156</text:p>
          </table:table-cell>
        </table:table-row>
        <table:table-row table:style-name="ro1">
          <table:table-cell office:value-type="float" office:value="0.0157431" calcext:value-type="float">
            <text:p>0.0157431</text:p>
          </table:table-cell>
        </table:table-row>
        <table:table-row table:style-name="ro1">
          <table:table-cell office:value-type="float" office:value="0.0155953" calcext:value-type="float">
            <text:p>0.0155953</text:p>
          </table:table-cell>
        </table:table-row>
        <table:table-row table:style-name="ro1">
          <table:table-cell office:value-type="float" office:value="0.0258256" calcext:value-type="float">
            <text:p>0.0258256</text:p>
          </table:table-cell>
        </table:table-row>
        <table:table-row table:style-name="ro1">
          <table:table-cell office:value-type="float" office:value="0.0250303" calcext:value-type="float">
            <text:p>0.0250303</text:p>
          </table:table-cell>
        </table:table-row>
        <table:table-row table:style-name="ro1">
          <table:table-cell office:value-type="float" office:value="0.0245883" calcext:value-type="float">
            <text:p>0.0245883</text:p>
          </table:table-cell>
        </table:table-row>
        <table:table-row table:style-name="ro1">
          <table:table-cell office:value-type="float" office:value="0.0252707" calcext:value-type="float">
            <text:p>0.0252707</text:p>
          </table:table-cell>
        </table:table-row>
        <table:table-row table:style-name="ro1">
          <table:table-cell office:value-type="float" office:value="0.0245807" calcext:value-type="float">
            <text:p>0.0245807</text:p>
          </table:table-cell>
        </table:table-row>
        <table:table-row table:style-name="ro1">
          <table:table-cell office:value-type="float" office:value="0.0249176" calcext:value-type="float">
            <text:p>0.0249176</text:p>
          </table:table-cell>
        </table:table-row>
        <table:table-row table:style-name="ro1">
          <table:table-cell office:value-type="float" office:value="0.0266225" calcext:value-type="float">
            <text:p>0.0266225</text:p>
          </table:table-cell>
        </table:table-row>
        <table:table-row table:style-name="ro1">
          <table:table-cell office:value-type="float" office:value="0.0250709" calcext:value-type="float">
            <text:p>0.0250709</text:p>
          </table:table-cell>
        </table:table-row>
        <table:table-row table:style-name="ro1">
          <table:table-cell office:value-type="float" office:value="0.0253372" calcext:value-type="float">
            <text:p>0.0253372</text:p>
          </table:table-cell>
        </table:table-row>
        <table:table-row table:style-name="ro1">
          <table:table-cell office:value-type="float" office:value="0.0251475" calcext:value-type="float">
            <text:p>0.0251475</text:p>
          </table:table-cell>
        </table:table-row>
        <table:table-row table:style-name="ro1">
          <table:table-cell office:value-type="float" office:value="0.0330735" calcext:value-type="float">
            <text:p>0.0330735</text:p>
          </table:table-cell>
        </table:table-row>
        <table:table-row table:style-name="ro1">
          <table:table-cell office:value-type="float" office:value="0.0339486" calcext:value-type="float">
            <text:p>0.0339486</text:p>
          </table:table-cell>
        </table:table-row>
        <table:table-row table:style-name="ro1">
          <table:table-cell office:value-type="float" office:value="0.0350048" calcext:value-type="float">
            <text:p>0.0350048</text:p>
          </table:table-cell>
        </table:table-row>
        <table:table-row table:style-name="ro1">
          <table:table-cell office:value-type="float" office:value="0.0344916" calcext:value-type="float">
            <text:p>0.0344916</text:p>
          </table:table-cell>
        </table:table-row>
        <table:table-row table:style-name="ro1">
          <table:table-cell office:value-type="float" office:value="0.0348919" calcext:value-type="float">
            <text:p>0.0348919</text:p>
          </table:table-cell>
        </table:table-row>
        <table:table-row table:style-name="ro1">
          <table:table-cell office:value-type="float" office:value="0.0336111" calcext:value-type="float">
            <text:p>0.0336111</text:p>
          </table:table-cell>
        </table:table-row>
        <table:table-row table:style-name="ro1">
          <table:table-cell office:value-type="float" office:value="0.0345039" calcext:value-type="float">
            <text:p>0.0345039</text:p>
          </table:table-cell>
        </table:table-row>
        <table:table-row table:style-name="ro1">
          <table:table-cell office:value-type="float" office:value="0.0339338" calcext:value-type="float">
            <text:p>0.0339338</text:p>
          </table:table-cell>
        </table:table-row>
        <table:table-row table:style-name="ro1">
          <table:table-cell office:value-type="float" office:value="0.033427" calcext:value-type="float">
            <text:p>0.033427</text:p>
          </table:table-cell>
        </table:table-row>
        <table:table-row table:style-name="ro1">
          <table:table-cell office:value-type="float" office:value="0.0360465" calcext:value-type="float">
            <text:p>0.0360465</text:p>
          </table:table-cell>
        </table:table-row>
        <table:table-row table:style-name="ro1">
          <table:table-cell office:value-type="float" office:value="0.0482154" calcext:value-type="float">
            <text:p>0.0482154</text:p>
          </table:table-cell>
        </table:table-row>
        <table:table-row table:style-name="ro1">
          <table:table-cell office:value-type="float" office:value="0.0448614" calcext:value-type="float">
            <text:p>0.0448614</text:p>
          </table:table-cell>
        </table:table-row>
        <table:table-row table:style-name="ro1">
          <table:table-cell office:value-type="float" office:value="0.0451404" calcext:value-type="float">
            <text:p>0.0451404</text:p>
          </table:table-cell>
        </table:table-row>
        <table:table-row table:style-name="ro1">
          <table:table-cell office:value-type="float" office:value="0.0589144" calcext:value-type="float">
            <text:p>0.0589144</text:p>
          </table:table-cell>
        </table:table-row>
        <table:table-row table:style-name="ro1">
          <table:table-cell office:value-type="float" office:value="0.0450991" calcext:value-type="float">
            <text:p>0.0450991</text:p>
          </table:table-cell>
        </table:table-row>
        <table:table-row table:style-name="ro1">
          <table:table-cell office:value-type="float" office:value="0.0450586" calcext:value-type="float">
            <text:p>0.0450586</text:p>
          </table:table-cell>
        </table:table-row>
        <table:table-row table:style-name="ro1">
          <table:table-cell office:value-type="float" office:value="0.0459423" calcext:value-type="float">
            <text:p>0.0459423</text:p>
          </table:table-cell>
        </table:table-row>
        <table:table-row table:style-name="ro1">
          <table:table-cell office:value-type="float" office:value="0.0442383" calcext:value-type="float">
            <text:p>0.0442383</text:p>
          </table:table-cell>
        </table:table-row>
        <table:table-row table:style-name="ro1">
          <table:table-cell office:value-type="float" office:value="0.044872" calcext:value-type="float">
            <text:p>0.044872</text:p>
          </table:table-cell>
        </table:table-row>
        <table:table-row table:style-name="ro1">
          <table:table-cell office:value-type="float" office:value="0.0478819" calcext:value-type="float">
            <text:p>0.0478819</text:p>
          </table:table-cell>
        </table:table-row>
        <table:table-row table:style-name="ro1">
          <table:table-cell office:value-type="float" office:value="0.0551178" calcext:value-type="float">
            <text:p>0.0551178</text:p>
          </table:table-cell>
        </table:table-row>
        <table:table-row table:style-name="ro1">
          <table:table-cell office:value-type="float" office:value="0.0569223" calcext:value-type="float">
            <text:p>0.0569223</text:p>
          </table:table-cell>
        </table:table-row>
        <table:table-row table:style-name="ro1">
          <table:table-cell office:value-type="float" office:value="0.0543963" calcext:value-type="float">
            <text:p>0.0543963</text:p>
          </table:table-cell>
        </table:table-row>
        <table:table-row table:style-name="ro1">
          <table:table-cell office:value-type="float" office:value="0.0550909" calcext:value-type="float">
            <text:p>0.0550909</text:p>
          </table:table-cell>
        </table:table-row>
        <table:table-row table:style-name="ro1">
          <table:table-cell office:value-type="float" office:value="0.0518072" calcext:value-type="float">
            <text:p>0.0518072</text:p>
          </table:table-cell>
        </table:table-row>
        <table:table-row table:style-name="ro1">
          <table:table-cell office:value-type="float" office:value="0.0543551" calcext:value-type="float">
            <text:p>0.0543551</text:p>
          </table:table-cell>
        </table:table-row>
        <table:table-row table:style-name="ro1">
          <table:table-cell office:value-type="float" office:value="0.0520672" calcext:value-type="float">
            <text:p>0.0520672</text:p>
          </table:table-cell>
        </table:table-row>
        <table:table-row table:style-name="ro1">
          <table:table-cell office:value-type="float" office:value="0.0533033" calcext:value-type="float">
            <text:p>0.0533033</text:p>
          </table:table-cell>
        </table:table-row>
        <table:table-row table:style-name="ro1">
          <table:table-cell office:value-type="float" office:value="0.0512947" calcext:value-type="float">
            <text:p>0.0512947</text:p>
          </table:table-cell>
        </table:table-row>
        <table:table-row table:style-name="ro1">
          <table:table-cell office:value-type="float" office:value="0.0545549" calcext:value-type="float">
            <text:p>0.0545549</text:p>
          </table:table-cell>
        </table:table-row>
        <table:table-row table:style-name="ro1">
          <table:table-cell office:value-type="float" office:value="0.0669395" calcext:value-type="float">
            <text:p>0.0669395</text:p>
          </table:table-cell>
        </table:table-row>
        <table:table-row table:style-name="ro1">
          <table:table-cell office:value-type="float" office:value="0.0627716" calcext:value-type="float">
            <text:p>0.0627716</text:p>
          </table:table-cell>
        </table:table-row>
        <table:table-row table:style-name="ro1">
          <table:table-cell office:value-type="float" office:value="0.0695336" calcext:value-type="float">
            <text:p>0.0695336</text:p>
          </table:table-cell>
        </table:table-row>
        <table:table-row table:style-name="ro1">
          <table:table-cell office:value-type="float" office:value="0.0610715" calcext:value-type="float">
            <text:p>0.0610715</text:p>
          </table:table-cell>
        </table:table-row>
        <table:table-row table:style-name="ro1">
          <table:table-cell office:value-type="float" office:value="0.064822" calcext:value-type="float">
            <text:p>0.064822</text:p>
          </table:table-cell>
        </table:table-row>
        <table:table-row table:style-name="ro1">
          <table:table-cell office:value-type="float" office:value="0.0624844" calcext:value-type="float">
            <text:p>0.0624844</text:p>
          </table:table-cell>
        </table:table-row>
        <table:table-row table:style-name="ro1">
          <table:table-cell office:value-type="float" office:value="0.0646817" calcext:value-type="float">
            <text:p>0.0646817</text:p>
          </table:table-cell>
        </table:table-row>
        <table:table-row table:style-name="ro1">
          <table:table-cell office:value-type="float" office:value="0.0660075" calcext:value-type="float">
            <text:p>0.0660075</text:p>
          </table:table-cell>
        </table:table-row>
        <table:table-row table:style-name="ro1">
          <table:table-cell office:value-type="float" office:value="0.0616199" calcext:value-type="float">
            <text:p>0.0616199</text:p>
          </table:table-cell>
        </table:table-row>
        <table:table-row table:style-name="ro1">
          <table:table-cell office:value-type="float" office:value="0.0611093" calcext:value-type="float">
            <text:p>0.0611093</text:p>
          </table:table-cell>
        </table:table-row>
        <table:table-row table:style-name="ro1">
          <table:table-cell office:value-type="float" office:value="0.0771438" calcext:value-type="float">
            <text:p>0.0771438</text:p>
          </table:table-cell>
        </table:table-row>
        <table:table-row table:style-name="ro1">
          <table:table-cell office:value-type="float" office:value="0.0814042" calcext:value-type="float">
            <text:p>0.0814042</text:p>
          </table:table-cell>
        </table:table-row>
        <table:table-row table:style-name="ro1">
          <table:table-cell office:value-type="float" office:value="0.0746554" calcext:value-type="float">
            <text:p>0.0746554</text:p>
          </table:table-cell>
        </table:table-row>
        <table:table-row table:style-name="ro1">
          <table:table-cell office:value-type="float" office:value="0.075554" calcext:value-type="float">
            <text:p>0.075554</text:p>
          </table:table-cell>
        </table:table-row>
        <table:table-row table:style-name="ro1">
          <table:table-cell office:value-type="float" office:value="0.0785833" calcext:value-type="float">
            <text:p>0.0785833</text:p>
          </table:table-cell>
        </table:table-row>
        <table:table-row table:style-name="ro1">
          <table:table-cell office:value-type="float" office:value="0.0748727" calcext:value-type="float">
            <text:p>0.0748727</text:p>
          </table:table-cell>
        </table:table-row>
        <table:table-row table:style-name="ro1">
          <table:table-cell office:value-type="float" office:value="0.07362" calcext:value-type="float">
            <text:p>0.07362</text:p>
          </table:table-cell>
        </table:table-row>
        <table:table-row table:style-name="ro1">
          <table:table-cell office:value-type="float" office:value="0.0866804" calcext:value-type="float">
            <text:p>0.0866804</text:p>
          </table:table-cell>
        </table:table-row>
        <table:table-row table:style-name="ro1">
          <table:table-cell office:value-type="float" office:value="0.0748121" calcext:value-type="float">
            <text:p>0.0748121</text:p>
          </table:table-cell>
        </table:table-row>
        <table:table-row table:style-name="ro1">
          <table:table-cell office:value-type="float" office:value="0.0728044" calcext:value-type="float">
            <text:p>0.0728044</text:p>
          </table:table-cell>
        </table:table-row>
        <table:table-row table:style-name="ro1">
          <table:table-cell office:value-type="float" office:value="0.0811231" calcext:value-type="float">
            <text:p>0.0811231</text:p>
          </table:table-cell>
        </table:table-row>
        <table:table-row table:style-name="ro1">
          <table:table-cell office:value-type="float" office:value="0.0840818" calcext:value-type="float">
            <text:p>0.0840818</text:p>
          </table:table-cell>
        </table:table-row>
        <table:table-row table:style-name="ro1">
          <table:table-cell office:value-type="float" office:value="0.0809119" calcext:value-type="float">
            <text:p>0.0809119</text:p>
          </table:table-cell>
        </table:table-row>
        <table:table-row table:style-name="ro1">
          <table:table-cell office:value-type="float" office:value="0.0815371" calcext:value-type="float">
            <text:p>0.0815371</text:p>
          </table:table-cell>
        </table:table-row>
        <table:table-row table:style-name="ro1">
          <table:table-cell office:value-type="float" office:value="0.0875497" calcext:value-type="float">
            <text:p>0.0875497</text:p>
          </table:table-cell>
        </table:table-row>
        <table:table-row table:style-name="ro1">
          <table:table-cell office:value-type="float" office:value="0.0814104" calcext:value-type="float">
            <text:p>0.0814104</text:p>
          </table:table-cell>
        </table:table-row>
        <table:table-row table:style-name="ro1">
          <table:table-cell office:value-type="float" office:value="0.0826619" calcext:value-type="float">
            <text:p>0.0826619</text:p>
          </table:table-cell>
        </table:table-row>
        <table:table-row table:style-name="ro1">
          <table:table-cell office:value-type="float" office:value="0.0804508" calcext:value-type="float">
            <text:p>0.0804508</text:p>
          </table:table-cell>
        </table:table-row>
        <table:table-row table:style-name="ro1">
          <table:table-cell office:value-type="float" office:value="0.0875829" calcext:value-type="float">
            <text:p>0.0875829</text:p>
          </table:table-cell>
        </table:table-row>
        <table:table-row table:style-name="ro1">
          <table:table-cell office:value-type="float" office:value="0.0810041" calcext:value-type="float">
            <text:p>0.0810041</text:p>
          </table:table-cell>
        </table:table-row>
        <table:table-row table:style-name="ro1">
          <table:table-cell office:value-type="float" office:value="0.0918913" calcext:value-type="float">
            <text:p>0.0918913</text:p>
          </table:table-cell>
        </table:table-row>
        <table:table-row table:style-name="ro1">
          <table:table-cell office:value-type="float" office:value="0.0933106" calcext:value-type="float">
            <text:p>0.0933106</text:p>
          </table:table-cell>
        </table:table-row>
        <table:table-row table:style-name="ro1">
          <table:table-cell office:value-type="float" office:value="0.0911303" calcext:value-type="float">
            <text:p>0.0911303</text:p>
          </table:table-cell>
        </table:table-row>
        <table:table-row table:style-name="ro1">
          <table:table-cell office:value-type="float" office:value="0.0921954" calcext:value-type="float">
            <text:p>0.0921954</text:p>
          </table:table-cell>
        </table:table-row>
        <table:table-row table:style-name="ro1">
          <table:table-cell office:value-type="float" office:value="0.0950743" calcext:value-type="float">
            <text:p>0.0950743</text:p>
          </table:table-cell>
        </table:table-row>
        <table:table-row table:style-name="ro1">
          <table:table-cell office:value-type="float" office:value="0.0992596" calcext:value-type="float">
            <text:p>0.0992596</text:p>
          </table:table-cell>
        </table:table-row>
        <table:table-row table:style-name="ro1">
          <table:table-cell office:value-type="float" office:value="0.0966566" calcext:value-type="float">
            <text:p>0.0966566</text:p>
          </table:table-cell>
        </table:table-row>
        <table:table-row table:style-name="ro1">
          <table:table-cell office:value-type="float" office:value="0.0929465" calcext:value-type="float">
            <text:p>0.0929465</text:p>
          </table:table-cell>
        </table:table-row>
        <table:table-row table:style-name="ro1">
          <table:table-cell office:value-type="float" office:value="0.0897662" calcext:value-type="float">
            <text:p>0.0897662</text:p>
          </table:table-cell>
        </table:table-row>
        <table:table-row table:style-name="ro1">
          <table:table-cell office:value-type="float" office:value="0.090376" calcext:value-type="float">
            <text:p>0.090376</text:p>
          </table:table-cell>
        </table:table-row>
      </table:table>
      <table:table table:name="BoruvkaTime" table:style-name="ta1">
        <table:table-source xlink:type="simple" xlink:href="../BoruvkaTime" table:table-name="BoruvkaTime" table:filter-name="Text - txt - csv (StarCalc)" table:filter-options="9/59/44,34,51,1,,0,false,false"/>
        <table:table-column table:style-name="co1" table:default-cell-style-name="Default"/>
        <table:table-row table:style-name="ro1">
          <table:table-cell office:value-type="float" office:value="0.00644888" calcext:value-type="float">
            <text:p>0.00644888</text:p>
          </table:table-cell>
        </table:table-row>
        <table:table-row table:style-name="ro1">
          <table:table-cell office:value-type="float" office:value="0.00614273" calcext:value-type="float">
            <text:p>0.00614273</text:p>
          </table:table-cell>
        </table:table-row>
        <table:table-row table:style-name="ro1">
          <table:table-cell office:value-type="float" office:value="0.00626375" calcext:value-type="float">
            <text:p>0.00626375</text:p>
          </table:table-cell>
        </table:table-row>
        <table:table-row table:style-name="ro1">
          <table:table-cell office:value-type="float" office:value="0.00563282" calcext:value-type="float">
            <text:p>0.00563282</text:p>
          </table:table-cell>
        </table:table-row>
        <table:table-row table:style-name="ro1">
          <table:table-cell office:value-type="float" office:value="0.00631591" calcext:value-type="float">
            <text:p>0.00631591</text:p>
          </table:table-cell>
        </table:table-row>
        <table:table-row table:style-name="ro1">
          <table:table-cell office:value-type="float" office:value="0.00429404" calcext:value-type="float">
            <text:p>0.00429404</text:p>
          </table:table-cell>
        </table:table-row>
        <table:table-row table:style-name="ro1">
          <table:table-cell office:value-type="float" office:value="0.00633565" calcext:value-type="float">
            <text:p>0.00633565</text:p>
          </table:table-cell>
        </table:table-row>
        <table:table-row table:style-name="ro1">
          <table:table-cell office:value-type="float" office:value="0.00575253" calcext:value-type="float">
            <text:p>0.00575253</text:p>
          </table:table-cell>
        </table:table-row>
        <table:table-row table:style-name="ro1">
          <table:table-cell office:value-type="float" office:value="0.00431952" calcext:value-type="float">
            <text:p>0.00431952</text:p>
          </table:table-cell>
        </table:table-row>
        <table:table-row table:style-name="ro1">
          <table:table-cell office:value-type="float" office:value="0.00479501" calcext:value-type="float">
            <text:p>0.00479501</text:p>
          </table:table-cell>
        </table:table-row>
        <table:table-row table:style-name="ro1">
          <table:table-cell office:value-type="float" office:value="0.00899596" calcext:value-type="float">
            <text:p>0.00899596</text:p>
          </table:table-cell>
        </table:table-row>
        <table:table-row table:style-name="ro1">
          <table:table-cell office:value-type="float" office:value="0.0138977" calcext:value-type="float">
            <text:p>0.0138977</text:p>
          </table:table-cell>
        </table:table-row>
        <table:table-row table:style-name="ro1">
          <table:table-cell office:value-type="float" office:value="0.00793257" calcext:value-type="float">
            <text:p>0.00793257</text:p>
          </table:table-cell>
        </table:table-row>
        <table:table-row table:style-name="ro1">
          <table:table-cell office:value-type="float" office:value="0.00836982" calcext:value-type="float">
            <text:p>0.00836982</text:p>
          </table:table-cell>
        </table:table-row>
        <table:table-row table:style-name="ro1">
          <table:table-cell office:value-type="float" office:value="0.0114198" calcext:value-type="float">
            <text:p>0.0114198</text:p>
          </table:table-cell>
        </table:table-row>
        <table:table-row table:style-name="ro1">
          <table:table-cell office:value-type="float" office:value="0.0109849" calcext:value-type="float">
            <text:p>0.0109849</text:p>
          </table:table-cell>
        </table:table-row>
        <table:table-row table:style-name="ro1">
          <table:table-cell office:value-type="float" office:value="0.00763739" calcext:value-type="float">
            <text:p>0.00763739</text:p>
          </table:table-cell>
        </table:table-row>
        <table:table-row table:style-name="ro1">
          <table:table-cell office:value-type="float" office:value="0.00880286" calcext:value-type="float">
            <text:p>0.00880286</text:p>
          </table:table-cell>
        </table:table-row>
        <table:table-row table:style-name="ro1">
          <table:table-cell office:value-type="float" office:value="0.00800127" calcext:value-type="float">
            <text:p>0.00800127</text:p>
          </table:table-cell>
        </table:table-row>
        <table:table-row table:style-name="ro1">
          <table:table-cell office:value-type="float" office:value="0.0112274" calcext:value-type="float">
            <text:p>0.0112274</text:p>
          </table:table-cell>
        </table:table-row>
        <table:table-row table:style-name="ro1">
          <table:table-cell office:value-type="float" office:value="0.0115293" calcext:value-type="float">
            <text:p>0.0115293</text:p>
          </table:table-cell>
        </table:table-row>
        <table:table-row table:style-name="ro1">
          <table:table-cell office:value-type="float" office:value="0.0171182" calcext:value-type="float">
            <text:p>0.0171182</text:p>
          </table:table-cell>
        </table:table-row>
        <table:table-row table:style-name="ro1">
          <table:table-cell office:value-type="float" office:value="0.0179302" calcext:value-type="float">
            <text:p>0.0179302</text:p>
          </table:table-cell>
        </table:table-row>
        <table:table-row table:style-name="ro1">
          <table:table-cell office:value-type="float" office:value="0.0169344" calcext:value-type="float">
            <text:p>0.0169344</text:p>
          </table:table-cell>
        </table:table-row>
        <table:table-row table:style-name="ro1">
          <table:table-cell office:value-type="float" office:value="0.0113124" calcext:value-type="float">
            <text:p>0.0113124</text:p>
          </table:table-cell>
        </table:table-row>
        <table:table-row table:style-name="ro1">
          <table:table-cell office:value-type="float" office:value="0.0171105" calcext:value-type="float">
            <text:p>0.0171105</text:p>
          </table:table-cell>
        </table:table-row>
        <table:table-row table:style-name="ro1">
          <table:table-cell office:value-type="float" office:value="0.0181719" calcext:value-type="float">
            <text:p>0.0181719</text:p>
          </table:table-cell>
        </table:table-row>
        <table:table-row table:style-name="ro1">
          <table:table-cell office:value-type="float" office:value="0.0129627" calcext:value-type="float">
            <text:p>0.0129627</text:p>
          </table:table-cell>
        </table:table-row>
        <table:table-row table:style-name="ro1">
          <table:table-cell office:value-type="float" office:value="0.0115786" calcext:value-type="float">
            <text:p>0.0115786</text:p>
          </table:table-cell>
        </table:table-row>
        <table:table-row table:style-name="ro1">
          <table:table-cell office:value-type="float" office:value="0.0173826" calcext:value-type="float">
            <text:p>0.0173826</text:p>
          </table:table-cell>
        </table:table-row>
        <table:table-row table:style-name="ro1">
          <table:table-cell office:value-type="float" office:value="0.0234233" calcext:value-type="float">
            <text:p>0.0234233</text:p>
          </table:table-cell>
        </table:table-row>
        <table:table-row table:style-name="ro1">
          <table:table-cell office:value-type="float" office:value="0.0233159" calcext:value-type="float">
            <text:p>0.0233159</text:p>
          </table:table-cell>
        </table:table-row>
        <table:table-row table:style-name="ro1">
          <table:table-cell office:value-type="float" office:value="0.0220782" calcext:value-type="float">
            <text:p>0.0220782</text:p>
          </table:table-cell>
        </table:table-row>
        <table:table-row table:style-name="ro1">
          <table:table-cell office:value-type="float" office:value="0.0162433" calcext:value-type="float">
            <text:p>0.0162433</text:p>
          </table:table-cell>
        </table:table-row>
        <table:table-row table:style-name="ro1">
          <table:table-cell office:value-type="float" office:value="0.0218048" calcext:value-type="float">
            <text:p>0.0218048</text:p>
          </table:table-cell>
        </table:table-row>
        <table:table-row table:style-name="ro1">
          <table:table-cell office:value-type="float" office:value="0.0155456" calcext:value-type="float">
            <text:p>0.0155456</text:p>
          </table:table-cell>
        </table:table-row>
        <table:table-row table:style-name="ro1">
          <table:table-cell office:value-type="float" office:value="0.0229058" calcext:value-type="float">
            <text:p>0.0229058</text:p>
          </table:table-cell>
        </table:table-row>
        <table:table-row table:style-name="ro1">
          <table:table-cell office:value-type="float" office:value="0.0158753" calcext:value-type="float">
            <text:p>0.0158753</text:p>
          </table:table-cell>
        </table:table-row>
        <table:table-row table:style-name="ro1">
          <table:table-cell office:value-type="float" office:value="0.0230916" calcext:value-type="float">
            <text:p>0.0230916</text:p>
          </table:table-cell>
        </table:table-row>
        <table:table-row table:style-name="ro1">
          <table:table-cell office:value-type="float" office:value="0.0249003" calcext:value-type="float">
            <text:p>0.0249003</text:p>
          </table:table-cell>
        </table:table-row>
        <table:table-row table:style-name="ro1">
          <table:table-cell office:value-type="float" office:value="0.0206801" calcext:value-type="float">
            <text:p>0.0206801</text:p>
          </table:table-cell>
        </table:table-row>
        <table:table-row table:style-name="ro1">
          <table:table-cell office:value-type="float" office:value="0.0212559" calcext:value-type="float">
            <text:p>0.0212559</text:p>
          </table:table-cell>
        </table:table-row>
        <table:table-row table:style-name="ro1">
          <table:table-cell office:value-type="float" office:value="0.0301452" calcext:value-type="float">
            <text:p>0.0301452</text:p>
          </table:table-cell>
        </table:table-row>
        <table:table-row table:style-name="ro1">
          <table:table-cell office:value-type="float" office:value="0.0291993" calcext:value-type="float">
            <text:p>0.0291993</text:p>
          </table:table-cell>
        </table:table-row>
        <table:table-row table:style-name="ro1">
          <table:table-cell office:value-type="float" office:value="0.0301267" calcext:value-type="float">
            <text:p>0.0301267</text:p>
          </table:table-cell>
        </table:table-row>
        <table:table-row table:style-name="ro1">
          <table:table-cell office:value-type="float" office:value="0.0208498" calcext:value-type="float">
            <text:p>0.0208498</text:p>
          </table:table-cell>
        </table:table-row>
        <table:table-row table:style-name="ro1">
          <table:table-cell office:value-type="float" office:value="0.0205587" calcext:value-type="float">
            <text:p>0.0205587</text:p>
          </table:table-cell>
        </table:table-row>
        <table:table-row table:style-name="ro1">
          <table:table-cell office:value-type="float" office:value="0.031427" calcext:value-type="float">
            <text:p>0.031427</text:p>
          </table:table-cell>
        </table:table-row>
        <table:table-row table:style-name="ro1">
          <table:table-cell office:value-type="float" office:value="0.0305872" calcext:value-type="float">
            <text:p>0.0305872</text:p>
          </table:table-cell>
        </table:table-row>
        <table:table-row table:style-name="ro1">
          <table:table-cell office:value-type="float" office:value="0.0303921" calcext:value-type="float">
            <text:p>0.0303921</text:p>
          </table:table-cell>
        </table:table-row>
        <table:table-row table:style-name="ro1">
          <table:table-cell office:value-type="float" office:value="0.025255" calcext:value-type="float">
            <text:p>0.025255</text:p>
          </table:table-cell>
        </table:table-row>
        <table:table-row table:style-name="ro1">
          <table:table-cell office:value-type="float" office:value="0.0346231" calcext:value-type="float">
            <text:p>0.0346231</text:p>
          </table:table-cell>
        </table:table-row>
        <table:table-row table:style-name="ro1">
          <table:table-cell office:value-type="float" office:value="0.0254185" calcext:value-type="float">
            <text:p>0.0254185</text:p>
          </table:table-cell>
        </table:table-row>
        <table:table-row table:style-name="ro1">
          <table:table-cell office:value-type="float" office:value="0.0247715" calcext:value-type="float">
            <text:p>0.0247715</text:p>
          </table:table-cell>
        </table:table-row>
        <table:table-row table:style-name="ro1">
          <table:table-cell office:value-type="float" office:value="0.0241734" calcext:value-type="float">
            <text:p>0.0241734</text:p>
          </table:table-cell>
        </table:table-row>
        <table:table-row table:style-name="ro1">
          <table:table-cell office:value-type="float" office:value="0.0244706" calcext:value-type="float">
            <text:p>0.0244706</text:p>
          </table:table-cell>
        </table:table-row>
        <table:table-row table:style-name="ro1">
          <table:table-cell office:value-type="float" office:value="0.0354077" calcext:value-type="float">
            <text:p>0.0354077</text:p>
          </table:table-cell>
        </table:table-row>
        <table:table-row table:style-name="ro1">
          <table:table-cell office:value-type="float" office:value="0.0338483" calcext:value-type="float">
            <text:p>0.0338483</text:p>
          </table:table-cell>
        </table:table-row>
        <table:table-row table:style-name="ro1">
          <table:table-cell office:value-type="float" office:value="0.0341409" calcext:value-type="float">
            <text:p>0.0341409</text:p>
          </table:table-cell>
        </table:table-row>
        <table:table-row table:style-name="ro1">
          <table:table-cell office:value-type="float" office:value="0.0332852" calcext:value-type="float">
            <text:p>0.0332852</text:p>
          </table:table-cell>
        </table:table-row>
        <table:table-row table:style-name="ro1">
          <table:table-cell office:value-type="float" office:value="0.0434826" calcext:value-type="float">
            <text:p>0.0434826</text:p>
          </table:table-cell>
        </table:table-row>
        <table:table-row table:style-name="ro1">
          <table:table-cell office:value-type="float" office:value="0.0289244" calcext:value-type="float">
            <text:p>0.0289244</text:p>
          </table:table-cell>
        </table:table-row>
        <table:table-row table:style-name="ro1">
          <table:table-cell office:value-type="float" office:value="0.0272567" calcext:value-type="float">
            <text:p>0.0272567</text:p>
          </table:table-cell>
        </table:table-row>
        <table:table-row table:style-name="ro1">
          <table:table-cell office:value-type="float" office:value="0.0295987" calcext:value-type="float">
            <text:p>0.0295987</text:p>
          </table:table-cell>
        </table:table-row>
        <table:table-row table:style-name="ro1">
          <table:table-cell office:value-type="float" office:value="0.040632" calcext:value-type="float">
            <text:p>0.040632</text:p>
          </table:table-cell>
        </table:table-row>
        <table:table-row table:style-name="ro1">
          <table:table-cell office:value-type="float" office:value="0.0410204" calcext:value-type="float">
            <text:p>0.0410204</text:p>
          </table:table-cell>
        </table:table-row>
        <table:table-row table:style-name="ro1">
          <table:table-cell office:value-type="float" office:value="0.0595164" calcext:value-type="float">
            <text:p>0.0595164</text:p>
          </table:table-cell>
        </table:table-row>
        <table:table-row table:style-name="ro1">
          <table:table-cell office:value-type="float" office:value="0.0286262" calcext:value-type="float">
            <text:p>0.0286262</text:p>
          </table:table-cell>
        </table:table-row>
        <table:table-row table:style-name="ro1">
          <table:table-cell office:value-type="float" office:value="0.0391909" calcext:value-type="float">
            <text:p>0.0391909</text:p>
          </table:table-cell>
        </table:table-row>
        <table:table-row table:style-name="ro1">
          <table:table-cell office:value-type="float" office:value="0.0421526" calcext:value-type="float">
            <text:p>0.0421526</text:p>
          </table:table-cell>
        </table:table-row>
        <table:table-row table:style-name="ro1">
          <table:table-cell office:value-type="float" office:value="0.0488341" calcext:value-type="float">
            <text:p>0.0488341</text:p>
          </table:table-cell>
        </table:table-row>
        <table:table-row table:style-name="ro1">
          <table:table-cell office:value-type="float" office:value="0.0494508" calcext:value-type="float">
            <text:p>0.0494508</text:p>
          </table:table-cell>
        </table:table-row>
        <table:table-row table:style-name="ro1">
          <table:table-cell office:value-type="float" office:value="0.0335454" calcext:value-type="float">
            <text:p>0.0335454</text:p>
          </table:table-cell>
        </table:table-row>
        <table:table-row table:style-name="ro1">
          <table:table-cell office:value-type="float" office:value="0.0326204" calcext:value-type="float">
            <text:p>0.0326204</text:p>
          </table:table-cell>
        </table:table-row>
        <table:table-row table:style-name="ro1">
          <table:table-cell office:value-type="float" office:value="0.0484917" calcext:value-type="float">
            <text:p>0.0484917</text:p>
          </table:table-cell>
        </table:table-row>
        <table:table-row table:style-name="ro1">
          <table:table-cell office:value-type="float" office:value="0.0324556" calcext:value-type="float">
            <text:p>0.0324556</text:p>
          </table:table-cell>
        </table:table-row>
        <table:table-row table:style-name="ro1">
          <table:table-cell office:value-type="float" office:value="0.0454844" calcext:value-type="float">
            <text:p>0.0454844</text:p>
          </table:table-cell>
        </table:table-row>
        <table:table-row table:style-name="ro1">
          <table:table-cell office:value-type="float" office:value="0.032488" calcext:value-type="float">
            <text:p>0.032488</text:p>
          </table:table-cell>
        </table:table-row>
        <table:table-row table:style-name="ro1">
          <table:table-cell office:value-type="float" office:value="0.0518284" calcext:value-type="float">
            <text:p>0.0518284</text:p>
          </table:table-cell>
        </table:table-row>
        <table:table-row table:style-name="ro1">
          <table:table-cell office:value-type="float" office:value="0.0458509" calcext:value-type="float">
            <text:p>0.0458509</text:p>
          </table:table-cell>
        </table:table-row>
        <table:table-row table:style-name="ro1">
          <table:table-cell office:value-type="float" office:value="0.050461" calcext:value-type="float">
            <text:p>0.050461</text:p>
          </table:table-cell>
        </table:table-row>
        <table:table-row table:style-name="ro1">
          <table:table-cell office:value-type="float" office:value="0.0499677" calcext:value-type="float">
            <text:p>0.0499677</text:p>
          </table:table-cell>
        </table:table-row>
        <table:table-row table:style-name="ro1">
          <table:table-cell office:value-type="float" office:value="0.035553" calcext:value-type="float">
            <text:p>0.035553</text:p>
          </table:table-cell>
        </table:table-row>
        <table:table-row table:style-name="ro1">
          <table:table-cell office:value-type="float" office:value="0.0549348" calcext:value-type="float">
            <text:p>0.0549348</text:p>
          </table:table-cell>
        </table:table-row>
        <table:table-row table:style-name="ro1">
          <table:table-cell office:value-type="float" office:value="0.035782" calcext:value-type="float">
            <text:p>0.035782</text:p>
          </table:table-cell>
        </table:table-row>
        <table:table-row table:style-name="ro1">
          <table:table-cell office:value-type="float" office:value="0.0358336" calcext:value-type="float">
            <text:p>0.0358336</text:p>
          </table:table-cell>
        </table:table-row>
        <table:table-row table:style-name="ro1">
          <table:table-cell office:value-type="float" office:value="0.0498193" calcext:value-type="float">
            <text:p>0.0498193</text:p>
          </table:table-cell>
        </table:table-row>
        <table:table-row table:style-name="ro1">
          <table:table-cell office:value-type="float" office:value="0.0532513" calcext:value-type="float">
            <text:p>0.0532513</text:p>
          </table:table-cell>
        </table:table-row>
        <table:table-row table:style-name="ro1">
          <table:table-cell office:value-type="float" office:value="0.0500759" calcext:value-type="float">
            <text:p>0.0500759</text:p>
          </table:table-cell>
        </table:table-row>
        <table:table-row table:style-name="ro1">
          <table:table-cell office:value-type="float" office:value="0.0532183" calcext:value-type="float">
            <text:p>0.0532183</text:p>
          </table:table-cell>
        </table:table-row>
        <table:table-row table:style-name="ro1">
          <table:table-cell office:value-type="float" office:value="0.059605" calcext:value-type="float">
            <text:p>0.059605</text:p>
          </table:table-cell>
        </table:table-row>
        <table:table-row table:style-name="ro1">
          <table:table-cell office:value-type="float" office:value="0.0580091" calcext:value-type="float">
            <text:p>0.0580091</text:p>
          </table:table-cell>
        </table:table-row>
        <table:table-row table:style-name="ro1">
          <table:table-cell office:value-type="float" office:value="0.064365" calcext:value-type="float">
            <text:p>0.064365</text:p>
          </table:table-cell>
        </table:table-row>
        <table:table-row table:style-name="ro1">
          <table:table-cell office:value-type="float" office:value="0.0668583" calcext:value-type="float">
            <text:p>0.0668583</text:p>
          </table:table-cell>
        </table:table-row>
        <table:table-row table:style-name="ro1">
          <table:table-cell office:value-type="float" office:value="0.0592001" calcext:value-type="float">
            <text:p>0.0592001</text:p>
          </table:table-cell>
        </table:table-row>
        <table:table-row table:style-name="ro1">
          <table:table-cell office:value-type="float" office:value="0.0550605" calcext:value-type="float">
            <text:p>0.0550605</text:p>
          </table:table-cell>
        </table:table-row>
        <table:table-row table:style-name="ro1">
          <table:table-cell office:value-type="float" office:value="0.0733169" calcext:value-type="float">
            <text:p>0.0733169</text:p>
          </table:table-cell>
        </table:table-row>
        <table:table-row table:style-name="ro1">
          <table:table-cell office:value-type="float" office:value="0.047013" calcext:value-type="float">
            <text:p>0.047013</text:p>
          </table:table-cell>
        </table:table-row>
        <table:table-row table:style-name="ro1">
          <table:table-cell office:value-type="float" office:value="0.0385475" calcext:value-type="float">
            <text:p>0.0385475</text:p>
          </table:table-cell>
        </table:table-row>
        <table:table-row table:style-name="ro1">
          <table:table-cell office:value-type="float" office:value="0.0588359" calcext:value-type="float">
            <text:p>0.0588359</text:p>
          </table:table-cell>
        </table:table-row>
      </table:table>
      <table:table table:name="BoostKruskalTime" table:style-name="ta1">
        <table:table-column table:style-name="co3" table:default-cell-style-name="Default"/>
        <table:table-row table:style-name="ro1">
          <table:table-cell office:value-type="float" office:value="0.0254507" calcext:value-type="float">
            <text:p>0.0254507</text:p>
          </table:table-cell>
        </table:table-row>
        <table:table-row table:style-name="ro1">
          <table:table-cell office:value-type="float" office:value="0.0231233" calcext:value-type="float">
            <text:p>0.0231233</text:p>
          </table:table-cell>
        </table:table-row>
        <table:table-row table:style-name="ro1">
          <table:table-cell office:value-type="float" office:value="0.0241108" calcext:value-type="float">
            <text:p>0.0241108</text:p>
          </table:table-cell>
        </table:table-row>
        <table:table-row table:style-name="ro1">
          <table:table-cell office:value-type="float" office:value="0.0272741" calcext:value-type="float">
            <text:p>0.0272741</text:p>
          </table:table-cell>
        </table:table-row>
        <table:table-row table:style-name="ro1">
          <table:table-cell office:value-type="float" office:value="0.0253389" calcext:value-type="float">
            <text:p>0.0253389</text:p>
          </table:table-cell>
        </table:table-row>
        <table:table-row table:style-name="ro1">
          <table:table-cell office:value-type="float" office:value="0.0272371" calcext:value-type="float">
            <text:p>0.0272371</text:p>
          </table:table-cell>
        </table:table-row>
        <table:table-row table:style-name="ro1">
          <table:table-cell office:value-type="float" office:value="0.0287997" calcext:value-type="float">
            <text:p>0.0287997</text:p>
          </table:table-cell>
        </table:table-row>
        <table:table-row table:style-name="ro1">
          <table:table-cell office:value-type="float" office:value="0.0265798" calcext:value-type="float">
            <text:p>0.0265798</text:p>
          </table:table-cell>
        </table:table-row>
        <table:table-row table:style-name="ro1">
          <table:table-cell office:value-type="float" office:value="0.027794" calcext:value-type="float">
            <text:p>0.027794</text:p>
          </table:table-cell>
        </table:table-row>
        <table:table-row table:style-name="ro1">
          <table:table-cell office:value-type="float" office:value="0.047676" calcext:value-type="float">
            <text:p>0.047676</text:p>
          </table:table-cell>
        </table:table-row>
        <table:table-row table:style-name="ro1">
          <table:table-cell office:value-type="float" office:value="0.0706295" calcext:value-type="float">
            <text:p>0.0706295</text:p>
          </table:table-cell>
        </table:table-row>
        <table:table-row table:style-name="ro1">
          <table:table-cell office:value-type="float" office:value="0.0754073" calcext:value-type="float">
            <text:p>0.0754073</text:p>
          </table:table-cell>
        </table:table-row>
        <table:table-row table:style-name="ro1">
          <table:table-cell office:value-type="float" office:value="0.0588475" calcext:value-type="float">
            <text:p>0.0588475</text:p>
          </table:table-cell>
        </table:table-row>
        <table:table-row table:style-name="ro1">
          <table:table-cell office:value-type="float" office:value="0.0609882" calcext:value-type="float">
            <text:p>0.0609882</text:p>
          </table:table-cell>
        </table:table-row>
        <table:table-row table:style-name="ro1">
          <table:table-cell office:value-type="float" office:value="0.0602699" calcext:value-type="float">
            <text:p>0.0602699</text:p>
          </table:table-cell>
        </table:table-row>
        <table:table-row table:style-name="ro1">
          <table:table-cell office:value-type="float" office:value="0.0580667" calcext:value-type="float">
            <text:p>0.0580667</text:p>
          </table:table-cell>
        </table:table-row>
        <table:table-row table:style-name="ro1">
          <table:table-cell office:value-type="float" office:value="0.0694233" calcext:value-type="float">
            <text:p>0.0694233</text:p>
          </table:table-cell>
        </table:table-row>
        <table:table-row table:style-name="ro1">
          <table:table-cell office:value-type="float" office:value="0.0605695" calcext:value-type="float">
            <text:p>0.0605695</text:p>
          </table:table-cell>
        </table:table-row>
        <table:table-row table:style-name="ro1">
          <table:table-cell office:value-type="float" office:value="0.0622577" calcext:value-type="float">
            <text:p>0.0622577</text:p>
          </table:table-cell>
        </table:table-row>
        <table:table-row table:style-name="ro1">
          <table:table-cell office:value-type="float" office:value="0.0605609" calcext:value-type="float">
            <text:p>0.0605609</text:p>
          </table:table-cell>
        </table:table-row>
        <table:table-row table:style-name="ro1">
          <table:table-cell office:value-type="float" office:value="0.104844" calcext:value-type="float">
            <text:p>0.104844</text:p>
          </table:table-cell>
        </table:table-row>
        <table:table-row table:style-name="ro1">
          <table:table-cell office:value-type="float" office:value="0.114907" calcext:value-type="float">
            <text:p>0.114907</text:p>
          </table:table-cell>
        </table:table-row>
        <table:table-row table:style-name="ro1">
          <table:table-cell office:value-type="float" office:value="0.113267" calcext:value-type="float">
            <text:p>0.113267</text:p>
          </table:table-cell>
        </table:table-row>
        <table:table-row table:style-name="ro1">
          <table:table-cell office:value-type="float" office:value="0.104992" calcext:value-type="float">
            <text:p>0.104992</text:p>
          </table:table-cell>
        </table:table-row>
        <table:table-row table:style-name="ro1">
          <table:table-cell office:value-type="float" office:value="0.10504" calcext:value-type="float">
            <text:p>0.10504</text:p>
          </table:table-cell>
        </table:table-row>
        <table:table-row table:style-name="ro1">
          <table:table-cell office:value-type="float" office:value="0.112224" calcext:value-type="float">
            <text:p>0.112224</text:p>
          </table:table-cell>
        </table:table-row>
        <table:table-row table:style-name="ro1">
          <table:table-cell office:value-type="float" office:value="0.108947" calcext:value-type="float">
            <text:p>0.108947</text:p>
          </table:table-cell>
        </table:table-row>
        <table:table-row table:style-name="ro1">
          <table:table-cell office:value-type="float" office:value="0.11153" calcext:value-type="float">
            <text:p>0.11153</text:p>
          </table:table-cell>
        </table:table-row>
        <table:table-row table:style-name="ro1">
          <table:table-cell office:value-type="float" office:value="0.112746" calcext:value-type="float">
            <text:p>0.112746</text:p>
          </table:table-cell>
        </table:table-row>
        <table:table-row table:style-name="ro1">
          <table:table-cell office:value-type="float" office:value="0.104728" calcext:value-type="float">
            <text:p>0.104728</text:p>
          </table:table-cell>
        </table:table-row>
        <table:table-row table:style-name="ro1">
          <table:table-cell office:value-type="float" office:value="0.151342" calcext:value-type="float">
            <text:p>0.151342</text:p>
          </table:table-cell>
        </table:table-row>
        <table:table-row table:style-name="ro1">
          <table:table-cell office:value-type="float" office:value="0.172604" calcext:value-type="float">
            <text:p>0.172604</text:p>
          </table:table-cell>
        </table:table-row>
        <table:table-row table:style-name="ro1">
          <table:table-cell office:value-type="float" office:value="0.158272" calcext:value-type="float">
            <text:p>0.158272</text:p>
          </table:table-cell>
        </table:table-row>
        <table:table-row table:style-name="ro1">
          <table:table-cell office:value-type="float" office:value="0.145674" calcext:value-type="float">
            <text:p>0.145674</text:p>
          </table:table-cell>
        </table:table-row>
        <table:table-row table:style-name="ro1">
          <table:table-cell office:value-type="float" office:value="0.147515" calcext:value-type="float">
            <text:p>0.147515</text:p>
          </table:table-cell>
        </table:table-row>
        <table:table-row table:style-name="ro1">
          <table:table-cell office:value-type="float" office:value="0.151929" calcext:value-type="float">
            <text:p>0.151929</text:p>
          </table:table-cell>
        </table:table-row>
        <table:table-row table:style-name="ro1">
          <table:table-cell office:value-type="float" office:value="0.165509" calcext:value-type="float">
            <text:p>0.165509</text:p>
          </table:table-cell>
        </table:table-row>
        <table:table-row table:style-name="ro1">
          <table:table-cell office:value-type="float" office:value="0.155607" calcext:value-type="float">
            <text:p>0.155607</text:p>
          </table:table-cell>
        </table:table-row>
        <table:table-row table:style-name="ro1">
          <table:table-cell office:value-type="float" office:value="0.155988" calcext:value-type="float">
            <text:p>0.155988</text:p>
          </table:table-cell>
        </table:table-row>
        <table:table-row table:style-name="ro1">
          <table:table-cell office:value-type="float" office:value="0.156393" calcext:value-type="float">
            <text:p>0.156393</text:p>
          </table:table-cell>
        </table:table-row>
        <table:table-row table:style-name="ro1">
          <table:table-cell office:value-type="float" office:value="0.306514" calcext:value-type="float">
            <text:p>0.306514</text:p>
          </table:table-cell>
        </table:table-row>
        <table:table-row table:style-name="ro1">
          <table:table-cell office:value-type="float" office:value="0.270782" calcext:value-type="float">
            <text:p>0.270782</text:p>
          </table:table-cell>
        </table:table-row>
        <table:table-row table:style-name="ro1">
          <table:table-cell office:value-type="float" office:value="0.225608" calcext:value-type="float">
            <text:p>0.225608</text:p>
          </table:table-cell>
        </table:table-row>
        <table:table-row table:style-name="ro1">
          <table:table-cell office:value-type="float" office:value="0.24827" calcext:value-type="float">
            <text:p>0.24827</text:p>
          </table:table-cell>
        </table:table-row>
        <table:table-row table:style-name="ro1">
          <table:table-cell office:value-type="float" office:value="0.206889" calcext:value-type="float">
            <text:p>0.206889</text:p>
          </table:table-cell>
        </table:table-row>
        <table:table-row table:style-name="ro1">
          <table:table-cell office:value-type="float" office:value="0.205866" calcext:value-type="float">
            <text:p>0.205866</text:p>
          </table:table-cell>
        </table:table-row>
        <table:table-row table:style-name="ro1">
          <table:table-cell office:value-type="float" office:value="0.22758" calcext:value-type="float">
            <text:p>0.22758</text:p>
          </table:table-cell>
        </table:table-row>
        <table:table-row table:style-name="ro1">
          <table:table-cell office:value-type="float" office:value="0.22094" calcext:value-type="float">
            <text:p>0.22094</text:p>
          </table:table-cell>
        </table:table-row>
        <table:table-row table:style-name="ro1">
          <table:table-cell office:value-type="float" office:value="0.222274" calcext:value-type="float">
            <text:p>0.222274</text:p>
          </table:table-cell>
        </table:table-row>
        <table:table-row table:style-name="ro1">
          <table:table-cell office:value-type="float" office:value="0.241432" calcext:value-type="float">
            <text:p>0.241432</text:p>
          </table:table-cell>
        </table:table-row>
        <table:table-row table:style-name="ro1">
          <table:table-cell office:value-type="float" office:value="0.312575" calcext:value-type="float">
            <text:p>0.312575</text:p>
          </table:table-cell>
        </table:table-row>
        <table:table-row table:style-name="ro1">
          <table:table-cell office:value-type="float" office:value="0.25972" calcext:value-type="float">
            <text:p>0.25972</text:p>
          </table:table-cell>
        </table:table-row>
        <table:table-row table:style-name="ro1">
          <table:table-cell office:value-type="float" office:value="0.28373" calcext:value-type="float">
            <text:p>0.28373</text:p>
          </table:table-cell>
        </table:table-row>
        <table:table-row table:style-name="ro1">
          <table:table-cell office:value-type="float" office:value="0.25531" calcext:value-type="float">
            <text:p>0.25531</text:p>
          </table:table-cell>
        </table:table-row>
        <table:table-row table:style-name="ro1">
          <table:table-cell office:value-type="float" office:value="0.24426" calcext:value-type="float">
            <text:p>0.24426</text:p>
          </table:table-cell>
        </table:table-row>
        <table:table-row table:style-name="ro1">
          <table:table-cell office:value-type="float" office:value="0.257886" calcext:value-type="float">
            <text:p>0.257886</text:p>
          </table:table-cell>
        </table:table-row>
        <table:table-row table:style-name="ro1">
          <table:table-cell office:value-type="float" office:value="0.264157" calcext:value-type="float">
            <text:p>0.264157</text:p>
          </table:table-cell>
        </table:table-row>
        <table:table-row table:style-name="ro1">
          <table:table-cell office:value-type="float" office:value="0.26418" calcext:value-type="float">
            <text:p>0.26418</text:p>
          </table:table-cell>
        </table:table-row>
        <table:table-row table:style-name="ro1">
          <table:table-cell office:value-type="float" office:value="0.253172" calcext:value-type="float">
            <text:p>0.253172</text:p>
          </table:table-cell>
        </table:table-row>
        <table:table-row table:style-name="ro1">
          <table:table-cell office:value-type="float" office:value="0.255171" calcext:value-type="float">
            <text:p>0.255171</text:p>
          </table:table-cell>
        </table:table-row>
        <table:table-row table:style-name="ro1">
          <table:table-cell office:value-type="float" office:value="0.310427" calcext:value-type="float">
            <text:p>0.310427</text:p>
          </table:table-cell>
        </table:table-row>
        <table:table-row table:style-name="ro1">
          <table:table-cell office:value-type="float" office:value="0.315575" calcext:value-type="float">
            <text:p>0.315575</text:p>
          </table:table-cell>
        </table:table-row>
        <table:table-row table:style-name="ro1">
          <table:table-cell office:value-type="float" office:value="0.369043" calcext:value-type="float">
            <text:p>0.369043</text:p>
          </table:table-cell>
        </table:table-row>
        <table:table-row table:style-name="ro1">
          <table:table-cell office:value-type="float" office:value="0.307933" calcext:value-type="float">
            <text:p>0.307933</text:p>
          </table:table-cell>
        </table:table-row>
        <table:table-row table:style-name="ro1">
          <table:table-cell office:value-type="float" office:value="0.319296" calcext:value-type="float">
            <text:p>0.319296</text:p>
          </table:table-cell>
        </table:table-row>
        <table:table-row table:style-name="ro1">
          <table:table-cell office:value-type="float" office:value="0.35547" calcext:value-type="float">
            <text:p>0.35547</text:p>
          </table:table-cell>
        </table:table-row>
        <table:table-row table:style-name="ro1">
          <table:table-cell office:value-type="float" office:value="0.323484" calcext:value-type="float">
            <text:p>0.323484</text:p>
          </table:table-cell>
        </table:table-row>
        <table:table-row table:style-name="ro1">
          <table:table-cell office:value-type="float" office:value="0.310397" calcext:value-type="float">
            <text:p>0.310397</text:p>
          </table:table-cell>
        </table:table-row>
        <table:table-row table:style-name="ro1">
          <table:table-cell office:value-type="float" office:value="0.333857" calcext:value-type="float">
            <text:p>0.333857</text:p>
          </table:table-cell>
        </table:table-row>
        <table:table-row table:style-name="ro1">
          <table:table-cell office:value-type="float" office:value="0.323983" calcext:value-type="float">
            <text:p>0.323983</text:p>
          </table:table-cell>
        </table:table-row>
        <table:table-row table:style-name="ro1">
          <table:table-cell office:value-type="float" office:value="0.374392" calcext:value-type="float">
            <text:p>0.374392</text:p>
          </table:table-cell>
        </table:table-row>
        <table:table-row table:style-name="ro1">
          <table:table-cell office:value-type="float" office:value="0.371972" calcext:value-type="float">
            <text:p>0.371972</text:p>
          </table:table-cell>
        </table:table-row>
        <table:table-row table:style-name="ro1">
          <table:table-cell office:value-type="float" office:value="0.370284" calcext:value-type="float">
            <text:p>0.370284</text:p>
          </table:table-cell>
        </table:table-row>
        <table:table-row table:style-name="ro1">
          <table:table-cell office:value-type="float" office:value="0.390727" calcext:value-type="float">
            <text:p>0.390727</text:p>
          </table:table-cell>
        </table:table-row>
        <table:table-row table:style-name="ro1">
          <table:table-cell office:value-type="float" office:value="0.390729" calcext:value-type="float">
            <text:p>0.390729</text:p>
          </table:table-cell>
        </table:table-row>
        <table:table-row table:style-name="ro1">
          <table:table-cell office:value-type="float" office:value="0.371837" calcext:value-type="float">
            <text:p>0.371837</text:p>
          </table:table-cell>
        </table:table-row>
        <table:table-row table:style-name="ro1">
          <table:table-cell office:value-type="float" office:value="0.481748" calcext:value-type="float">
            <text:p>0.481748</text:p>
          </table:table-cell>
        </table:table-row>
        <table:table-row table:style-name="ro1">
          <table:table-cell office:value-type="float" office:value="0.362017" calcext:value-type="float">
            <text:p>0.362017</text:p>
          </table:table-cell>
        </table:table-row>
        <table:table-row table:style-name="ro1">
          <table:table-cell office:value-type="float" office:value="0.383536" calcext:value-type="float">
            <text:p>0.383536</text:p>
          </table:table-cell>
        </table:table-row>
        <table:table-row table:style-name="ro1">
          <table:table-cell office:value-type="float" office:value="0.375753" calcext:value-type="float">
            <text:p>0.375753</text:p>
          </table:table-cell>
        </table:table-row>
        <table:table-row table:style-name="ro1">
          <table:table-cell office:value-type="float" office:value="0.418096" calcext:value-type="float">
            <text:p>0.418096</text:p>
          </table:table-cell>
        </table:table-row>
        <table:table-row table:style-name="ro1">
          <table:table-cell office:value-type="float" office:value="0.434182" calcext:value-type="float">
            <text:p>0.434182</text:p>
          </table:table-cell>
        </table:table-row>
        <table:table-row table:style-name="ro1">
          <table:table-cell office:value-type="float" office:value="0.428621" calcext:value-type="float">
            <text:p>0.428621</text:p>
          </table:table-cell>
        </table:table-row>
        <table:table-row table:style-name="ro1">
          <table:table-cell office:value-type="float" office:value="0.42314" calcext:value-type="float">
            <text:p>0.42314</text:p>
          </table:table-cell>
        </table:table-row>
        <table:table-row table:style-name="ro1">
          <table:table-cell office:value-type="float" office:value="0.411654" calcext:value-type="float">
            <text:p>0.411654</text:p>
          </table:table-cell>
        </table:table-row>
        <table:table-row table:style-name="ro1">
          <table:table-cell office:value-type="float" office:value="0.411949" calcext:value-type="float">
            <text:p>0.411949</text:p>
          </table:table-cell>
        </table:table-row>
        <table:table-row table:style-name="ro1">
          <table:table-cell office:value-type="float" office:value="0.414302" calcext:value-type="float">
            <text:p>0.414302</text:p>
          </table:table-cell>
        </table:table-row>
        <table:table-row table:style-name="ro1">
          <table:table-cell office:value-type="float" office:value="0.437601" calcext:value-type="float">
            <text:p>0.437601</text:p>
          </table:table-cell>
        </table:table-row>
        <table:table-row table:style-name="ro1">
          <table:table-cell office:value-type="float" office:value="0.419988" calcext:value-type="float">
            <text:p>0.419988</text:p>
          </table:table-cell>
        </table:table-row>
        <table:table-row table:style-name="ro1">
          <table:table-cell office:value-type="float" office:value="0.437986" calcext:value-type="float">
            <text:p>0.437986</text:p>
          </table:table-cell>
        </table:table-row>
        <table:table-row table:style-name="ro1">
          <table:table-cell office:value-type="float" office:value="0.485563" calcext:value-type="float">
            <text:p>0.485563</text:p>
          </table:table-cell>
        </table:table-row>
        <table:table-row table:style-name="ro1">
          <table:table-cell office:value-type="float" office:value="0.493695" calcext:value-type="float">
            <text:p>0.493695</text:p>
          </table:table-cell>
        </table:table-row>
        <table:table-row table:style-name="ro1">
          <table:table-cell office:value-type="float" office:value="0.510276" calcext:value-type="float">
            <text:p>0.510276</text:p>
          </table:table-cell>
        </table:table-row>
        <table:table-row table:style-name="ro1">
          <table:table-cell office:value-type="float" office:value="0.468527" calcext:value-type="float">
            <text:p>0.468527</text:p>
          </table:table-cell>
        </table:table-row>
        <table:table-row table:style-name="ro1">
          <table:table-cell office:value-type="float" office:value="0.463484" calcext:value-type="float">
            <text:p>0.463484</text:p>
          </table:table-cell>
        </table:table-row>
        <table:table-row table:style-name="ro1">
          <table:table-cell office:value-type="float" office:value="0.489022" calcext:value-type="float">
            <text:p>0.489022</text:p>
          </table:table-cell>
        </table:table-row>
        <table:table-row table:style-name="ro1">
          <table:table-cell office:value-type="float" office:value="0.472788" calcext:value-type="float">
            <text:p>0.472788</text:p>
          </table:table-cell>
        </table:table-row>
        <table:table-row table:style-name="ro1">
          <table:table-cell office:value-type="float" office:value="0.467604" calcext:value-type="float">
            <text:p>0.467604</text:p>
          </table:table-cell>
        </table:table-row>
        <table:table-row table:style-name="ro1">
          <table:table-cell office:value-type="float" office:value="0.455849" calcext:value-type="float">
            <text:p>0.455849</text:p>
          </table:table-cell>
        </table:table-row>
        <table:table-row table:style-name="ro1">
          <table:table-cell office:value-type="float" office:value="0.476204" calcext:value-type="float">
            <text:p>0.476204</text:p>
          </table:table-cell>
        </table:table-row>
      </table:table>
      <table:table table:name="fuck" table:style-name="ta1">
        <table:table-source xlink:type="simple" xlink:href="../fuck" table:table-name="fuck" table:filter-name="Text - txt - csv (StarCalc)" table:filter-options="9/59/44,34,51,1,,0,false,false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</table:table>
      <table:table table:name="BoostPrimTime" table:style-name="ta1">
        <table:table-column table:style-name="co1" table:default-cell-style-name="Default"/>
        <table:table-row table:style-name="ro1">
          <table:table-cell table:formula="of:=[$PrimaTime.$A$1]" office:value-type="float" office:value="0.00490211" calcext:value-type="float">
            <text:p>0.00490211</text:p>
          </table:table-cell>
        </table:table-row>
        <table:table-row table:style-name="ro1">
          <table:table-cell table:formula="of:=[$PrimaTime.$A$2]" office:value-type="float" office:value="0.00494567" calcext:value-type="float">
            <text:p>0.00494567</text:p>
          </table:table-cell>
        </table:table-row>
        <table:table-row table:style-name="ro1">
          <table:table-cell table:formula="of:=[$PrimaTime.$A$3]" office:value-type="float" office:value="0.00538948" calcext:value-type="float">
            <text:p>0.00538948</text:p>
          </table:table-cell>
        </table:table-row>
        <table:table-row table:style-name="ro1">
          <table:table-cell table:formula="of:=[$PrimaTime.$A$4]" office:value-type="float" office:value="0.00529447" calcext:value-type="float">
            <text:p>0.00529447</text:p>
          </table:table-cell>
        </table:table-row>
        <table:table-row table:style-name="ro1">
          <table:table-cell table:formula="of:=[$PrimaTime.$A$5]" office:value-type="float" office:value="0.00550518" calcext:value-type="float">
            <text:p>0.00550518</text:p>
          </table:table-cell>
        </table:table-row>
        <table:table-row table:style-name="ro1">
          <table:table-cell table:formula="of:=[$PrimaTime.$A$6]" office:value-type="float" office:value="0.00547506" calcext:value-type="float">
            <text:p>0.00547506</text:p>
          </table:table-cell>
        </table:table-row>
        <table:table-row table:style-name="ro1">
          <table:table-cell table:formula="of:=[$PrimaTime.$A$7]" office:value-type="float" office:value="0.00525602" calcext:value-type="float">
            <text:p>0.00525602</text:p>
          </table:table-cell>
        </table:table-row>
        <table:table-row table:style-name="ro1">
          <table:table-cell table:formula="of:=[$PrimaTime.$A$8]" office:value-type="float" office:value="0.00582877" calcext:value-type="float">
            <text:p>0.00582877</text:p>
          </table:table-cell>
        </table:table-row>
        <table:table-row table:style-name="ro1">
          <table:table-cell table:formula="of:=[$PrimaTime.$A$9]" office:value-type="float" office:value="0.00504986" calcext:value-type="float">
            <text:p>0.00504986</text:p>
          </table:table-cell>
        </table:table-row>
        <table:table-row table:style-name="ro1">
          <table:table-cell table:formula="of:=[$PrimaTime.$A$10]" office:value-type="float" office:value="0.00567558" calcext:value-type="float">
            <text:p>0.00567558</text:p>
          </table:table-cell>
        </table:table-row>
        <table:table-row table:style-name="ro1">
          <table:table-cell table:formula="of:=[$PrimaTime.$A$11]" office:value-type="float" office:value="0.010377" calcext:value-type="float">
            <text:p>0.010377</text:p>
          </table:table-cell>
        </table:table-row>
        <table:table-row table:style-name="ro1">
          <table:table-cell table:formula="of:=[$PrimaTime.$A$12]" office:value-type="float" office:value="0.00939121" calcext:value-type="float">
            <text:p>0.00939121</text:p>
          </table:table-cell>
        </table:table-row>
        <table:table-row table:style-name="ro1">
          <table:table-cell table:formula="of:=[$PrimaTime.$A$13]" office:value-type="float" office:value="0.0093639" calcext:value-type="float">
            <text:p>0.0093639</text:p>
          </table:table-cell>
        </table:table-row>
        <table:table-row table:style-name="ro1">
          <table:table-cell table:formula="of:=[$PrimaTime.$A$14]" office:value-type="float" office:value="0.00905056" calcext:value-type="float">
            <text:p>0.00905056</text:p>
          </table:table-cell>
        </table:table-row>
        <table:table-row table:style-name="ro1">
          <table:table-cell table:formula="of:=[$PrimaTime.$A$15]" office:value-type="float" office:value="0.00907898" calcext:value-type="float">
            <text:p>0.00907898</text:p>
          </table:table-cell>
        </table:table-row>
        <table:table-row table:style-name="ro1">
          <table:table-cell table:formula="of:=[$PrimaTime.$A$16]" office:value-type="float" office:value="0.0137949" calcext:value-type="float">
            <text:p>0.0137949</text:p>
          </table:table-cell>
        </table:table-row>
        <table:table-row table:style-name="ro1">
          <table:table-cell table:formula="of:=[$PrimaTime.$A$17]" office:value-type="float" office:value="0.0090188" calcext:value-type="float">
            <text:p>0.0090188</text:p>
          </table:table-cell>
        </table:table-row>
        <table:table-row table:style-name="ro1">
          <table:table-cell table:formula="of:=[$PrimaTime.$A$18]" office:value-type="float" office:value="0.00986504" calcext:value-type="float">
            <text:p>0.00986504</text:p>
          </table:table-cell>
        </table:table-row>
        <table:table-row table:style-name="ro1">
          <table:table-cell table:formula="of:=[$PrimaTime.$A$19]" office:value-type="float" office:value="0.0100369" calcext:value-type="float">
            <text:p>0.0100369</text:p>
          </table:table-cell>
        </table:table-row>
        <table:table-row table:style-name="ro1">
          <table:table-cell table:formula="of:=[$PrimaTime.$A$20]" office:value-type="float" office:value="0.00951114" calcext:value-type="float">
            <text:p>0.00951114</text:p>
          </table:table-cell>
        </table:table-row>
        <table:table-row table:style-name="ro1">
          <table:table-cell table:formula="of:=[$PrimaTime.$A$21]" office:value-type="float" office:value="0.0150565" calcext:value-type="float">
            <text:p>0.0150565</text:p>
          </table:table-cell>
        </table:table-row>
        <table:table-row table:style-name="ro1">
          <table:table-cell table:formula="of:=[$PrimaTime.$A$22]" office:value-type="float" office:value="0.0159329" calcext:value-type="float">
            <text:p>0.0159329</text:p>
          </table:table-cell>
        </table:table-row>
        <table:table-row table:style-name="ro1">
          <table:table-cell table:formula="of:=[$PrimaTime.$A$23]" office:value-type="float" office:value="0.0150041" calcext:value-type="float">
            <text:p>0.0150041</text:p>
          </table:table-cell>
        </table:table-row>
        <table:table-row table:style-name="ro1">
          <table:table-cell table:formula="of:=[$PrimaTime.$A$24]" office:value-type="float" office:value="0.0155374" calcext:value-type="float">
            <text:p>0.0155374</text:p>
          </table:table-cell>
        </table:table-row>
        <table:table-row table:style-name="ro1">
          <table:table-cell table:formula="of:=[$PrimaTime.$A$25]" office:value-type="float" office:value="0.0154678" calcext:value-type="float">
            <text:p>0.0154678</text:p>
          </table:table-cell>
        </table:table-row>
        <table:table-row table:style-name="ro1">
          <table:table-cell table:formula="of:=[$PrimaTime.$A$26]" office:value-type="float" office:value="0.0141279" calcext:value-type="float">
            <text:p>0.0141279</text:p>
          </table:table-cell>
        </table:table-row>
        <table:table-row table:style-name="ro1">
          <table:table-cell table:formula="of:=[$PrimaTime.$A$27]" office:value-type="float" office:value="0.0144654" calcext:value-type="float">
            <text:p>0.0144654</text:p>
          </table:table-cell>
        </table:table-row>
        <table:table-row table:style-name="ro1">
          <table:table-cell table:formula="of:=[$PrimaTime.$A$28]" office:value-type="float" office:value="0.0165186" calcext:value-type="float">
            <text:p>0.0165186</text:p>
          </table:table-cell>
        </table:table-row>
        <table:table-row table:style-name="ro1">
          <table:table-cell table:formula="of:=[$PrimaTime.$A$29]" office:value-type="float" office:value="0.0143008" calcext:value-type="float">
            <text:p>0.0143008</text:p>
          </table:table-cell>
        </table:table-row>
        <table:table-row table:style-name="ro1">
          <table:table-cell table:formula="of:=[$PrimaTime.$A$30]" office:value-type="float" office:value="0.0153571" calcext:value-type="float">
            <text:p>0.0153571</text:p>
          </table:table-cell>
        </table:table-row>
        <table:table-row table:style-name="ro1">
          <table:table-cell table:formula="of:=[$PrimaTime.$A$31]" office:value-type="float" office:value="0.0181789" calcext:value-type="float">
            <text:p>0.0181789</text:p>
          </table:table-cell>
        </table:table-row>
        <table:table-row table:style-name="ro1">
          <table:table-cell table:formula="of:=[$PrimaTime.$A$32]" office:value-type="float" office:value="0.0174728" calcext:value-type="float">
            <text:p>0.0174728</text:p>
          </table:table-cell>
        </table:table-row>
        <table:table-row table:style-name="ro1">
          <table:table-cell table:formula="of:=[$PrimaTime.$A$33]" office:value-type="float" office:value="0.0185643" calcext:value-type="float">
            <text:p>0.0185643</text:p>
          </table:table-cell>
        </table:table-row>
        <table:table-row table:style-name="ro1">
          <table:table-cell table:formula="of:=[$PrimaTime.$A$34]" office:value-type="float" office:value="0.0204863" calcext:value-type="float">
            <text:p>0.0204863</text:p>
          </table:table-cell>
        </table:table-row>
        <table:table-row table:style-name="ro1">
          <table:table-cell table:formula="of:=[$PrimaTime.$A$35]" office:value-type="float" office:value="0.0180162" calcext:value-type="float">
            <text:p>0.0180162</text:p>
          </table:table-cell>
        </table:table-row>
        <table:table-row table:style-name="ro1">
          <table:table-cell table:formula="of:=[$PrimaTime.$A$36]" office:value-type="float" office:value="0.0179717" calcext:value-type="float">
            <text:p>0.0179717</text:p>
          </table:table-cell>
        </table:table-row>
        <table:table-row table:style-name="ro1">
          <table:table-cell table:formula="of:=[$PrimaTime.$A$37]" office:value-type="float" office:value="0.0177605" calcext:value-type="float">
            <text:p>0.0177605</text:p>
          </table:table-cell>
        </table:table-row>
        <table:table-row table:style-name="ro1">
          <table:table-cell table:formula="of:=[$PrimaTime.$A$38]" office:value-type="float" office:value="0.0219445" calcext:value-type="float">
            <text:p>0.0219445</text:p>
          </table:table-cell>
        </table:table-row>
        <table:table-row table:style-name="ro1">
          <table:table-cell table:formula="of:=[$PrimaTime.$A$39]" office:value-type="float" office:value="0.0185345" calcext:value-type="float">
            <text:p>0.0185345</text:p>
          </table:table-cell>
        </table:table-row>
        <table:table-row table:style-name="ro1">
          <table:table-cell table:formula="of:=[$PrimaTime.$A$40]" office:value-type="float" office:value="0.0213854" calcext:value-type="float">
            <text:p>0.0213854</text:p>
          </table:table-cell>
        </table:table-row>
        <table:table-row table:style-name="ro1">
          <table:table-cell table:formula="of:=[$PrimaTime.$A$41]" office:value-type="float" office:value="0.0230309" calcext:value-type="float">
            <text:p>0.0230309</text:p>
          </table:table-cell>
        </table:table-row>
        <table:table-row table:style-name="ro1">
          <table:table-cell table:formula="of:=[$PrimaTime.$A$42]" office:value-type="float" office:value="0.0226642" calcext:value-type="float">
            <text:p>0.0226642</text:p>
          </table:table-cell>
        </table:table-row>
        <table:table-row table:style-name="ro1">
          <table:table-cell table:formula="of:=[$PrimaTime.$A$43]" office:value-type="float" office:value="0.0215076" calcext:value-type="float">
            <text:p>0.0215076</text:p>
          </table:table-cell>
        </table:table-row>
        <table:table-row table:style-name="ro1">
          <table:table-cell table:formula="of:=[$PrimaTime.$A$44]" office:value-type="float" office:value="0.024377" calcext:value-type="float">
            <text:p>0.024377</text:p>
          </table:table-cell>
        </table:table-row>
        <table:table-row table:style-name="ro1">
          <table:table-cell table:formula="of:=[$PrimaTime.$A$45]" office:value-type="float" office:value="0.0223041" calcext:value-type="float">
            <text:p>0.0223041</text:p>
          </table:table-cell>
        </table:table-row>
        <table:table-row table:style-name="ro1">
          <table:table-cell table:formula="of:=[$PrimaTime.$A$46]" office:value-type="float" office:value="0.0223006" calcext:value-type="float">
            <text:p>0.0223006</text:p>
          </table:table-cell>
        </table:table-row>
        <table:table-row table:style-name="ro1">
          <table:table-cell table:formula="of:=[$PrimaTime.$A$47]" office:value-type="float" office:value="0.0223781" calcext:value-type="float">
            <text:p>0.0223781</text:p>
          </table:table-cell>
        </table:table-row>
        <table:table-row table:style-name="ro1">
          <table:table-cell table:formula="of:=[$PrimaTime.$A$48]" office:value-type="float" office:value="0.0224072" calcext:value-type="float">
            <text:p>0.0224072</text:p>
          </table:table-cell>
        </table:table-row>
        <table:table-row table:style-name="ro1">
          <table:table-cell table:formula="of:=[$PrimaTime.$A$49]" office:value-type="float" office:value="0.0216696" calcext:value-type="float">
            <text:p>0.0216696</text:p>
          </table:table-cell>
        </table:table-row>
        <table:table-row table:style-name="ro1">
          <table:table-cell table:formula="of:=[$PrimaTime.$A$50]" office:value-type="float" office:value="0.0229767" calcext:value-type="float">
            <text:p>0.0229767</text:p>
          </table:table-cell>
        </table:table-row>
        <table:table-row table:style-name="ro1">
          <table:table-cell table:formula="of:=[$PrimaTime.$A$51]" office:value-type="float" office:value="0.029136" calcext:value-type="float">
            <text:p>0.029136</text:p>
          </table:table-cell>
        </table:table-row>
        <table:table-row table:style-name="ro1">
          <table:table-cell table:formula="of:=[$PrimaTime.$A$52]" office:value-type="float" office:value="0.0367835" calcext:value-type="float">
            <text:p>0.0367835</text:p>
          </table:table-cell>
        </table:table-row>
        <table:table-row table:style-name="ro1">
          <table:table-cell table:formula="of:=[$PrimaTime.$A$53]" office:value-type="float" office:value="0.0295697" calcext:value-type="float">
            <text:p>0.0295697</text:p>
          </table:table-cell>
        </table:table-row>
        <table:table-row table:style-name="ro1">
          <table:table-cell table:formula="of:=[$PrimaTime.$A$54]" office:value-type="float" office:value="0.0283382" calcext:value-type="float">
            <text:p>0.0283382</text:p>
          </table:table-cell>
        </table:table-row>
        <table:table-row table:style-name="ro1">
          <table:table-cell table:formula="of:=[$PrimaTime.$A$55]" office:value-type="float" office:value="0.0294526" calcext:value-type="float">
            <text:p>0.0294526</text:p>
          </table:table-cell>
        </table:table-row>
        <table:table-row table:style-name="ro1">
          <table:table-cell table:formula="of:=[$PrimaTime.$A$56]" office:value-type="float" office:value="0.0275773" calcext:value-type="float">
            <text:p>0.0275773</text:p>
          </table:table-cell>
        </table:table-row>
        <table:table-row table:style-name="ro1">
          <table:table-cell table:formula="of:=[$PrimaTime.$A$57]" office:value-type="float" office:value="0.0286671" calcext:value-type="float">
            <text:p>0.0286671</text:p>
          </table:table-cell>
        </table:table-row>
        <table:table-row table:style-name="ro1">
          <table:table-cell table:formula="of:=[$PrimaTime.$A$58]" office:value-type="float" office:value="0.0307431" calcext:value-type="float">
            <text:p>0.0307431</text:p>
          </table:table-cell>
        </table:table-row>
        <table:table-row table:style-name="ro1">
          <table:table-cell table:formula="of:=[$PrimaTime.$A$59]" office:value-type="float" office:value="0.0395979" calcext:value-type="float">
            <text:p>0.0395979</text:p>
          </table:table-cell>
        </table:table-row>
        <table:table-row table:style-name="ro1">
          <table:table-cell table:formula="of:=[$PrimaTime.$A$60]" office:value-type="float" office:value="0.0290597" calcext:value-type="float">
            <text:p>0.0290597</text:p>
          </table:table-cell>
        </table:table-row>
        <table:table-row table:style-name="ro1">
          <table:table-cell table:formula="of:=[$PrimaTime.$A$61]" office:value-type="float" office:value="0.0339751" calcext:value-type="float">
            <text:p>0.0339751</text:p>
          </table:table-cell>
        </table:table-row>
        <table:table-row table:style-name="ro1">
          <table:table-cell table:formula="of:=[$PrimaTime.$A$62]" office:value-type="float" office:value="0.0325946" calcext:value-type="float">
            <text:p>0.0325946</text:p>
          </table:table-cell>
        </table:table-row>
        <table:table-row table:style-name="ro1">
          <table:table-cell table:formula="of:=[$PrimaTime.$A$63]" office:value-type="float" office:value="0.0341448" calcext:value-type="float">
            <text:p>0.0341448</text:p>
          </table:table-cell>
        </table:table-row>
        <table:table-row table:style-name="ro1">
          <table:table-cell table:formula="of:=[$PrimaTime.$A$64]" office:value-type="float" office:value="0.0332051" calcext:value-type="float">
            <text:p>0.0332051</text:p>
          </table:table-cell>
        </table:table-row>
        <table:table-row table:style-name="ro1">
          <table:table-cell table:formula="of:=[$PrimaTime.$A$65]" office:value-type="float" office:value="0.0340016" calcext:value-type="float">
            <text:p>0.0340016</text:p>
          </table:table-cell>
        </table:table-row>
        <table:table-row table:style-name="ro1">
          <table:table-cell table:formula="of:=[$PrimaTime.$A$66]" office:value-type="float" office:value="0.0300696" calcext:value-type="float">
            <text:p>0.0300696</text:p>
          </table:table-cell>
        </table:table-row>
        <table:table-row table:style-name="ro1">
          <table:table-cell table:formula="of:=[$PrimaTime.$A$67]" office:value-type="float" office:value="0.0341542" calcext:value-type="float">
            <text:p>0.0341542</text:p>
          </table:table-cell>
        </table:table-row>
        <table:table-row table:style-name="ro1">
          <table:table-cell table:formula="of:=[$PrimaTime.$A$68]" office:value-type="float" office:value="0.0331428" calcext:value-type="float">
            <text:p>0.0331428</text:p>
          </table:table-cell>
        </table:table-row>
        <table:table-row table:style-name="ro1">
          <table:table-cell table:formula="of:=[$PrimaTime.$A$69]" office:value-type="float" office:value="0.0319306" calcext:value-type="float">
            <text:p>0.0319306</text:p>
          </table:table-cell>
        </table:table-row>
        <table:table-row table:style-name="ro1">
          <table:table-cell table:formula="of:=[$PrimaTime.$A$70]" office:value-type="float" office:value="0.0328861" calcext:value-type="float">
            <text:p>0.0328861</text:p>
          </table:table-cell>
        </table:table-row>
        <table:table-row table:style-name="ro1">
          <table:table-cell table:formula="of:=[$PrimaTime.$A$71]" office:value-type="float" office:value="0.038537" calcext:value-type="float">
            <text:p>0.038537</text:p>
          </table:table-cell>
        </table:table-row>
        <table:table-row table:style-name="ro1">
          <table:table-cell table:formula="of:=[$PrimaTime.$A$72]" office:value-type="float" office:value="0.0349523" calcext:value-type="float">
            <text:p>0.0349523</text:p>
          </table:table-cell>
        </table:table-row>
        <table:table-row table:style-name="ro1">
          <table:table-cell table:formula="of:=[$PrimaTime.$A$73]" office:value-type="float" office:value="0.0343914" calcext:value-type="float">
            <text:p>0.0343914</text:p>
          </table:table-cell>
        </table:table-row>
        <table:table-row table:style-name="ro1">
          <table:table-cell table:formula="of:=[$PrimaTime.$A$74]" office:value-type="float" office:value="0.0351611" calcext:value-type="float">
            <text:p>0.0351611</text:p>
          </table:table-cell>
        </table:table-row>
        <table:table-row table:style-name="ro1">
          <table:table-cell table:formula="of:=[$PrimaTime.$A$75]" office:value-type="float" office:value="0.0365011" calcext:value-type="float">
            <text:p>0.0365011</text:p>
          </table:table-cell>
        </table:table-row>
        <table:table-row table:style-name="ro1">
          <table:table-cell table:formula="of:=[$PrimaTime.$A$76]" office:value-type="float" office:value="0.0357361" calcext:value-type="float">
            <text:p>0.0357361</text:p>
          </table:table-cell>
        </table:table-row>
        <table:table-row table:style-name="ro1">
          <table:table-cell table:formula="of:=[$PrimaTime.$A$77]" office:value-type="float" office:value="0.0339669" calcext:value-type="float">
            <text:p>0.0339669</text:p>
          </table:table-cell>
        </table:table-row>
        <table:table-row table:style-name="ro1">
          <table:table-cell table:formula="of:=[$PrimaTime.$A$78]" office:value-type="float" office:value="0.0365323" calcext:value-type="float">
            <text:p>0.0365323</text:p>
          </table:table-cell>
        </table:table-row>
        <table:table-row table:style-name="ro1">
          <table:table-cell table:formula="of:=[$PrimaTime.$A$79]" office:value-type="float" office:value="0.0390734" calcext:value-type="float">
            <text:p>0.0390734</text:p>
          </table:table-cell>
        </table:table-row>
        <table:table-row table:style-name="ro1">
          <table:table-cell table:formula="of:=[$PrimaTime.$A$80]" office:value-type="float" office:value="0.0344208" calcext:value-type="float">
            <text:p>0.0344208</text:p>
          </table:table-cell>
        </table:table-row>
        <table:table-row table:style-name="ro1">
          <table:table-cell table:formula="of:=[$PrimaTime.$A$81]" office:value-type="float" office:value="0.038709" calcext:value-type="float">
            <text:p>0.038709</text:p>
          </table:table-cell>
        </table:table-row>
        <table:table-row table:style-name="ro1">
          <table:table-cell table:formula="of:=[$PrimaTime.$A$82]" office:value-type="float" office:value="0.0374391" calcext:value-type="float">
            <text:p>0.0374391</text:p>
          </table:table-cell>
        </table:table-row>
        <table:table-row table:style-name="ro1">
          <table:table-cell table:formula="of:=[$PrimaTime.$A$83]" office:value-type="float" office:value="0.0379013" calcext:value-type="float">
            <text:p>0.0379013</text:p>
          </table:table-cell>
        </table:table-row>
        <table:table-row table:style-name="ro1">
          <table:table-cell table:formula="of:=[$PrimaTime.$A$84]" office:value-type="float" office:value="0.0376197" calcext:value-type="float">
            <text:p>0.0376197</text:p>
          </table:table-cell>
        </table:table-row>
        <table:table-row table:style-name="ro1">
          <table:table-cell table:formula="of:=[$PrimaTime.$A$85]" office:value-type="float" office:value="0.0383144" calcext:value-type="float">
            <text:p>0.0383144</text:p>
          </table:table-cell>
        </table:table-row>
        <table:table-row table:style-name="ro1">
          <table:table-cell table:formula="of:=[$PrimaTime.$A$86]" office:value-type="float" office:value="0.0374946" calcext:value-type="float">
            <text:p>0.0374946</text:p>
          </table:table-cell>
        </table:table-row>
        <table:table-row table:style-name="ro1">
          <table:table-cell table:formula="of:=[$PrimaTime.$A$87]" office:value-type="float" office:value="0.0405983" calcext:value-type="float">
            <text:p>0.0405983</text:p>
          </table:table-cell>
        </table:table-row>
        <table:table-row table:style-name="ro1">
          <table:table-cell table:formula="of:=[$PrimaTime.$A$88]" office:value-type="float" office:value="0.0379329" calcext:value-type="float">
            <text:p>0.0379329</text:p>
          </table:table-cell>
        </table:table-row>
        <table:table-row table:style-name="ro1">
          <table:table-cell table:formula="of:=[$PrimaTime.$A$89]" office:value-type="float" office:value="0.0371554" calcext:value-type="float">
            <text:p>0.0371554</text:p>
          </table:table-cell>
        </table:table-row>
        <table:table-row table:style-name="ro1">
          <table:table-cell table:formula="of:=[$PrimaTime.$A$90]" office:value-type="float" office:value="0.0374336" calcext:value-type="float">
            <text:p>0.0374336</text:p>
          </table:table-cell>
        </table:table-row>
        <table:table-row table:style-name="ro1">
          <table:table-cell table:formula="of:=[$PrimaTime.$A$91]" office:value-type="float" office:value="0.0418309" calcext:value-type="float">
            <text:p>0.0418309</text:p>
          </table:table-cell>
        </table:table-row>
        <table:table-row table:style-name="ro1">
          <table:table-cell table:formula="of:=[$PrimaTime.$A$92]" office:value-type="float" office:value="0.0416653" calcext:value-type="float">
            <text:p>0.0416653</text:p>
          </table:table-cell>
        </table:table-row>
        <table:table-row table:style-name="ro1">
          <table:table-cell table:formula="of:=[$PrimaTime.$A$93]" office:value-type="float" office:value="0.0411123" calcext:value-type="float">
            <text:p>0.0411123</text:p>
          </table:table-cell>
        </table:table-row>
        <table:table-row table:style-name="ro1">
          <table:table-cell table:formula="of:=[$PrimaTime.$A$94]" office:value-type="float" office:value="0.0402455" calcext:value-type="float">
            <text:p>0.0402455</text:p>
          </table:table-cell>
        </table:table-row>
        <table:table-row table:style-name="ro1">
          <table:table-cell table:formula="of:=[$PrimaTime.$A$95]" office:value-type="float" office:value="0.0425058" calcext:value-type="float">
            <text:p>0.0425058</text:p>
          </table:table-cell>
        </table:table-row>
        <table:table-row table:style-name="ro1">
          <table:table-cell table:formula="of:=[$PrimaTime.$A$96]" office:value-type="float" office:value="0.0398657" calcext:value-type="float">
            <text:p>0.0398657</text:p>
          </table:table-cell>
        </table:table-row>
        <table:table-row table:style-name="ro1">
          <table:table-cell table:formula="of:=[$PrimaTime.$A$97]" office:value-type="float" office:value="0.0411532" calcext:value-type="float">
            <text:p>0.0411532</text:p>
          </table:table-cell>
        </table:table-row>
      </table:table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formula="of:=[$PrimaTime.$A$1]" office:value-type="float" office:value="0.00490211" calcext:value-type="float">
            <text:p>0.00490211</text:p>
          </table:table-cell>
          <table:table-cell table:formula="of:=[$KraskalaTime.$A$1]" office:value-type="float" office:value="0.00786749" calcext:value-type="float">
            <text:p>0.00786749</text:p>
          </table:table-cell>
          <table:table-cell table:formula="of:=[$BoruvkaTime.$A$1]" office:value-type="float" office:value="0.00644888" calcext:value-type="float">
            <text:p>0.00644888</text:p>
          </table:table-cell>
          <table:table-cell table:formula="of:=[$BoostPrimTime.$A$1]" office:value-type="float" office:value="0.00490211" calcext:value-type="float">
            <text:p>0.00490211</text:p>
          </table:table-cell>
          <table:table-cell table:formula="of:=[$BoostKruskalTime.$A$1]" office:value-type="float" office:value="0.0254507" calcext:value-type="float">
            <text:p>0.0254507</text:p>
          </table:table-cell>
          <table:table-cell office:value-type="float" office:value="0.0125426" calcext:value-type="float">
            <text:p>0.0125426</text:p>
          </table:table-cell>
          <table:table-cell table:number-columns-repeated="2"/>
          <table:table-cell table:formula="of:=AVERAGE([.A1:.A10])" office:value-type="float" office:value="0.00533222" calcext:value-type="float">
            <text:p>0.00533222</text:p>
          </table:table-cell>
          <table:table-cell table:formula="of:=AVERAGE([.B1:.B10])" office:value-type="float" office:value="0.008285753" calcext:value-type="float">
            <text:p>0.008285753</text:p>
          </table:table-cell>
          <table:table-cell table:formula="of:=AVERAGE([.C1:.C10])" office:value-type="float" office:value="0.005630084" calcext:value-type="float">
            <text:p>0.005630084</text:p>
          </table:table-cell>
          <table:table-cell table:formula="of:=AVERAGE([.D1:.D10])" office:value-type="float" office:value="0.00533222" calcext:value-type="float">
            <text:p>0.00533222</text:p>
          </table:table-cell>
          <table:table-cell table:formula="of:=AVERAGE([.E1:.E10])" office:value-type="float" office:value="0.02833844" calcext:value-type="float">
            <text:p>0.02833844</text:p>
          </table:table-cell>
          <table:table-cell table:formula="of:=AVERAGE([.F1:.F10])" office:value-type="float" office:value="0.01270401" calcext:value-type="float">
            <text:p>0.01270401</text:p>
          </table:table-cell>
        </table:table-row>
        <table:table-row table:style-name="ro1">
          <table:table-cell table:formula="of:=[$PrimaTime.$A$2]" office:value-type="float" office:value="0.00494567" calcext:value-type="float">
            <text:p>0.00494567</text:p>
          </table:table-cell>
          <table:table-cell table:formula="of:=[$KraskalaTime.$A$2]" office:value-type="float" office:value="0.00782968" calcext:value-type="float">
            <text:p>0.00782968</text:p>
          </table:table-cell>
          <table:table-cell table:formula="of:=[$BoruvkaTime.$A$2]" office:value-type="float" office:value="0.00614273" calcext:value-type="float">
            <text:p>0.00614273</text:p>
          </table:table-cell>
          <table:table-cell table:formula="of:=[$BoostPrimTime.$A$2]" office:value-type="float" office:value="0.00494567" calcext:value-type="float">
            <text:p>0.00494567</text:p>
          </table:table-cell>
          <table:table-cell table:formula="of:=[$BoostKruskalTime.$A$2]" office:value-type="float" office:value="0.0231233" calcext:value-type="float">
            <text:p>0.0231233</text:p>
          </table:table-cell>
          <table:table-cell office:value-type="float" office:value="0.0126986" calcext:value-type="float">
            <text:p>0.0126986</text:p>
          </table:table-cell>
          <table:table-cell table:number-columns-repeated="2"/>
          <table:table-cell table:formula="of:=AVERAGE([.A11:.A20])" office:value-type="float" office:value="0.009948843" calcext:value-type="float">
            <text:p>0.009948843</text:p>
          </table:table-cell>
          <table:table-cell table:formula="of:=AVERAGE([.B11:.B20])" office:value-type="float" office:value="0.01637369" calcext:value-type="float">
            <text:p>0.01637369</text:p>
          </table:table-cell>
          <table:table-cell table:formula="of:=AVERAGE([.C11:.C20])" office:value-type="float" office:value="0.009726967" calcext:value-type="float">
            <text:p>0.009726967</text:p>
          </table:table-cell>
          <table:table-cell table:formula="of:=AVERAGE([.D11:.D20])" office:value-type="float" office:value="0.009948843" calcext:value-type="float">
            <text:p>0.009948843</text:p>
          </table:table-cell>
          <table:table-cell table:formula="of:=AVERAGE([.E11:.E20])" office:value-type="float" office:value="0.06370205" calcext:value-type="float">
            <text:p>0.06370205</text:p>
          </table:table-cell>
          <table:table-cell table:formula="of:=AVERAGE([.F11:.F20])" office:value-type="float" office:value="0.02943538" calcext:value-type="float">
            <text:p>0.02943538</text:p>
          </table:table-cell>
        </table:table-row>
        <table:table-row table:style-name="ro1">
          <table:table-cell table:formula="of:=[$PrimaTime.$A$3]" office:value-type="float" office:value="0.00538948" calcext:value-type="float">
            <text:p>0.00538948</text:p>
          </table:table-cell>
          <table:table-cell table:formula="of:=[$KraskalaTime.$A$3]" office:value-type="float" office:value="0.00782332" calcext:value-type="float">
            <text:p>0.00782332</text:p>
          </table:table-cell>
          <table:table-cell table:formula="of:=[$BoruvkaTime.$A$3]" office:value-type="float" office:value="0.00626375" calcext:value-type="float">
            <text:p>0.00626375</text:p>
          </table:table-cell>
          <table:table-cell table:formula="of:=[$BoostPrimTime.$A$3]" office:value-type="float" office:value="0.00538948" calcext:value-type="float">
            <text:p>0.00538948</text:p>
          </table:table-cell>
          <table:table-cell table:formula="of:=[$BoostKruskalTime.$A$3]" office:value-type="float" office:value="0.0241108" calcext:value-type="float">
            <text:p>0.0241108</text:p>
          </table:table-cell>
          <table:table-cell office:value-type="float" office:value="0.0126008" calcext:value-type="float">
            <text:p>0.0126008</text:p>
          </table:table-cell>
          <table:table-cell table:number-columns-repeated="2"/>
          <table:table-cell table:formula="of:=AVERAGE([.A21:.A30])" office:value-type="float" office:value="0.01517685" calcext:value-type="float">
            <text:p>0.01517685</text:p>
          </table:table-cell>
          <table:table-cell table:formula="of:=AVERAGE([.B21:.B30])" office:value-type="float" office:value="0.02523913" calcext:value-type="float">
            <text:p>0.02523913</text:p>
          </table:table-cell>
          <table:table-cell table:formula="of:=AVERAGE([.C21:.C30])" office:value-type="float" office:value="0.01520308" calcext:value-type="float">
            <text:p>0.01520308</text:p>
          </table:table-cell>
          <table:table-cell table:formula="of:=AVERAGE([.D21:.D30])" office:value-type="float" office:value="0.01517685" calcext:value-type="float">
            <text:p>0.01517685</text:p>
          </table:table-cell>
          <table:table-cell table:formula="of:=AVERAGE([.E21:.E30])" office:value-type="float" office:value="0.1093225" calcext:value-type="float">
            <text:p>0.1093225</text:p>
          </table:table-cell>
          <table:table-cell table:formula="of:=AVERAGE([.F21:.F30])" office:value-type="float" office:value="0.04751624" calcext:value-type="float">
            <text:p>0.04751624</text:p>
          </table:table-cell>
        </table:table-row>
        <table:table-row table:style-name="ro1">
          <table:table-cell table:formula="of:=[$PrimaTime.$A$4]" office:value-type="float" office:value="0.00529447" calcext:value-type="float">
            <text:p>0.00529447</text:p>
          </table:table-cell>
          <table:table-cell table:formula="of:=[$KraskalaTime.$A$4]" office:value-type="float" office:value="0.0078533" calcext:value-type="float">
            <text:p>0.0078533</text:p>
          </table:table-cell>
          <table:table-cell table:formula="of:=[$BoruvkaTime.$A$4]" office:value-type="float" office:value="0.00563282" calcext:value-type="float">
            <text:p>0.00563282</text:p>
          </table:table-cell>
          <table:table-cell table:formula="of:=[$BoostPrimTime.$A$4]" office:value-type="float" office:value="0.00529447" calcext:value-type="float">
            <text:p>0.00529447</text:p>
          </table:table-cell>
          <table:table-cell table:formula="of:=[$BoostKruskalTime.$A$4]" office:value-type="float" office:value="0.0272741" calcext:value-type="float">
            <text:p>0.0272741</text:p>
          </table:table-cell>
          <table:table-cell office:value-type="float" office:value="0.0125569" calcext:value-type="float">
            <text:p>0.0125569</text:p>
          </table:table-cell>
          <table:table-cell table:number-columns-repeated="2"/>
          <table:table-cell table:formula="of:=AVERAGE([.A31:.A40])" office:value-type="float" office:value="0.01903151" calcext:value-type="float">
            <text:p>0.01903151</text:p>
          </table:table-cell>
          <table:table-cell table:formula="of:=AVERAGE([.B31:.B40])" office:value-type="float" office:value="0.03429327" calcext:value-type="float">
            <text:p>0.03429327</text:p>
          </table:table-cell>
          <table:table-cell table:formula="of:=AVERAGE([.C31:.C40])" office:value-type="float" office:value="0.02091841" calcext:value-type="float">
            <text:p>0.02091841</text:p>
          </table:table-cell>
          <table:table-cell table:formula="of:=AVERAGE([.D31:.D40])" office:value-type="float" office:value="0.01903151" calcext:value-type="float">
            <text:p>0.01903151</text:p>
          </table:table-cell>
          <table:table-cell table:formula="of:=AVERAGE([.E31:.E40])" office:value-type="float" office:value="0.1560833" calcext:value-type="float">
            <text:p>0.1560833</text:p>
          </table:table-cell>
          <table:table-cell table:formula="of:=AVERAGE([.F31:.F40])" office:value-type="float" office:value="0.0641988" calcext:value-type="float">
            <text:p>0.0641988</text:p>
          </table:table-cell>
        </table:table-row>
        <table:table-row table:style-name="ro1">
          <table:table-cell table:formula="of:=[$PrimaTime.$A$5]" office:value-type="float" office:value="0.00550518" calcext:value-type="float">
            <text:p>0.00550518</text:p>
          </table:table-cell>
          <table:table-cell table:formula="of:=[$KraskalaTime.$A$5]" office:value-type="float" office:value="0.0078714" calcext:value-type="float">
            <text:p>0.0078714</text:p>
          </table:table-cell>
          <table:table-cell table:formula="of:=[$BoruvkaTime.$A$5]" office:value-type="float" office:value="0.00631591" calcext:value-type="float">
            <text:p>0.00631591</text:p>
          </table:table-cell>
          <table:table-cell table:formula="of:=[$BoostPrimTime.$A$5]" office:value-type="float" office:value="0.00550518" calcext:value-type="float">
            <text:p>0.00550518</text:p>
          </table:table-cell>
          <table:table-cell table:formula="of:=[$BoostKruskalTime.$A$5]" office:value-type="float" office:value="0.0253389" calcext:value-type="float">
            <text:p>0.0253389</text:p>
          </table:table-cell>
          <table:table-cell office:value-type="float" office:value="0.0136737" calcext:value-type="float">
            <text:p>0.0136737</text:p>
          </table:table-cell>
          <table:table-cell table:number-columns-repeated="2"/>
          <table:table-cell table:formula="of:=AVERAGE([.A41:.A50])" office:value-type="float" office:value="0.0225616" calcext:value-type="float">
            <text:p>0.0225616</text:p>
          </table:table-cell>
          <table:table-cell table:formula="of:=AVERAGE([.B41:.B50])" office:value-type="float" office:value="0.04702238" calcext:value-type="float">
            <text:p>0.04702238</text:p>
          </table:table-cell>
          <table:table-cell table:formula="of:=AVERAGE([.C41:.C50])" office:value-type="float" office:value="0.0265222" calcext:value-type="float">
            <text:p>0.0265222</text:p>
          </table:table-cell>
          <table:table-cell table:formula="of:=AVERAGE([.D41:.D50])" office:value-type="float" office:value="0.0225616" calcext:value-type="float">
            <text:p>0.0225616</text:p>
          </table:table-cell>
          <table:table-cell table:formula="of:=AVERAGE([.E41:.E50])" office:value-type="float" office:value="0.2376155" calcext:value-type="float">
            <text:p>0.2376155</text:p>
          </table:table-cell>
          <table:table-cell table:formula="of:=AVERAGE([.F41:.F50])" office:value-type="float" office:value="0.08586739" calcext:value-type="float">
            <text:p>0.08586739</text:p>
          </table:table-cell>
        </table:table-row>
        <table:table-row table:style-name="ro1">
          <table:table-cell table:formula="of:=[$PrimaTime.$A$6]" office:value-type="float" office:value="0.00547506" calcext:value-type="float">
            <text:p>0.00547506</text:p>
          </table:table-cell>
          <table:table-cell table:formula="of:=[$KraskalaTime.$A$6]" office:value-type="float" office:value="0.0079377" calcext:value-type="float">
            <text:p>0.0079377</text:p>
          </table:table-cell>
          <table:table-cell table:formula="of:=[$BoruvkaTime.$A$6]" office:value-type="float" office:value="0.00429404" calcext:value-type="float">
            <text:p>0.00429404</text:p>
          </table:table-cell>
          <table:table-cell table:formula="of:=[$BoostPrimTime.$A$6]" office:value-type="float" office:value="0.00547506" calcext:value-type="float">
            <text:p>0.00547506</text:p>
          </table:table-cell>
          <table:table-cell table:formula="of:=[$BoostKruskalTime.$A$6]" office:value-type="float" office:value="0.0272371" calcext:value-type="float">
            <text:p>0.0272371</text:p>
          </table:table-cell>
          <table:table-cell office:value-type="float" office:value="0.0124772" calcext:value-type="float">
            <text:p>0.0124772</text:p>
          </table:table-cell>
          <table:table-cell table:number-columns-repeated="2"/>
          <table:table-cell table:formula="of:=AVERAGE([.A51:.A60])" office:value-type="float" office:value="0.03089251" calcext:value-type="float">
            <text:p>0.03089251</text:p>
          </table:table-cell>
          <table:table-cell table:formula="of:=AVERAGE([.B51:.B60])" office:value-type="float" office:value="0.05389097" calcext:value-type="float">
            <text:p>0.05389097</text:p>
          </table:table-cell>
          <table:table-cell table:formula="of:=AVERAGE([.C51:.C60])" office:value-type="float" office:value="0.02953942" calcext:value-type="float">
            <text:p>0.02953942</text:p>
          </table:table-cell>
          <table:table-cell table:formula="of:=AVERAGE([.D51:.D60])" office:value-type="float" office:value="0.03089251" calcext:value-type="float">
            <text:p>0.03089251</text:p>
          </table:table-cell>
          <table:table-cell table:formula="of:=AVERAGE([.E51:.E60])" office:value-type="float" office:value="0.2650161" calcext:value-type="float">
            <text:p>0.2650161</text:p>
          </table:table-cell>
          <table:table-cell table:formula="of:=AVERAGE([.F51:.F60])" office:value-type="float" office:value="0.1057188" calcext:value-type="float">
            <text:p>0.1057188</text:p>
          </table:table-cell>
        </table:table-row>
        <table:table-row table:style-name="ro1">
          <table:table-cell table:formula="of:=[$PrimaTime.$A$7]" office:value-type="float" office:value="0.00525602" calcext:value-type="float">
            <text:p>0.00525602</text:p>
          </table:table-cell>
          <table:table-cell table:formula="of:=[$KraskalaTime.$A$7]" office:value-type="float" office:value="0.00883582" calcext:value-type="float">
            <text:p>0.00883582</text:p>
          </table:table-cell>
          <table:table-cell table:formula="of:=[$BoruvkaTime.$A$7]" office:value-type="float" office:value="0.00633565" calcext:value-type="float">
            <text:p>0.00633565</text:p>
          </table:table-cell>
          <table:table-cell table:formula="of:=[$BoostPrimTime.$A$7]" office:value-type="float" office:value="0.00525602" calcext:value-type="float">
            <text:p>0.00525602</text:p>
          </table:table-cell>
          <table:table-cell table:formula="of:=[$BoostKruskalTime.$A$7]" office:value-type="float" office:value="0.0287997" calcext:value-type="float">
            <text:p>0.0287997</text:p>
          </table:table-cell>
          <table:table-cell office:value-type="float" office:value="0.0127579" calcext:value-type="float">
            <text:p>0.0127579</text:p>
          </table:table-cell>
          <table:table-cell table:number-columns-repeated="2"/>
          <table:table-cell table:formula="of:=AVERAGE([.A61:.A70])" office:value-type="float" office:value="0.03301045" calcext:value-type="float">
            <text:p>0.03301045</text:p>
          </table:table-cell>
          <table:table-cell table:formula="of:=AVERAGE([.B61:.B70])" office:value-type="float" office:value="0.0641041" calcext:value-type="float">
            <text:p>0.0641041</text:p>
          </table:table-cell>
          <table:table-cell table:formula="of:=AVERAGE([.C61:.C70])" office:value-type="float" office:value="0.03804009" calcext:value-type="float">
            <text:p>0.03804009</text:p>
          </table:table-cell>
          <table:table-cell table:formula="of:=AVERAGE([.D61:.D70])" office:value-type="float" office:value="0.03301045" calcext:value-type="float">
            <text:p>0.03301045</text:p>
          </table:table-cell>
          <table:table-cell table:formula="of:=AVERAGE([.E61:.E70])" office:value-type="float" office:value="0.3269465" calcext:value-type="float">
            <text:p>0.3269465</text:p>
          </table:table-cell>
          <table:table-cell table:formula="of:=AVERAGE([.F61:.F70])" office:value-type="float" office:value="0.1407503" calcext:value-type="float">
            <text:p>0.1407503</text:p>
          </table:table-cell>
        </table:table-row>
        <table:table-row table:style-name="ro1">
          <table:table-cell table:formula="of:=[$PrimaTime.$A$8]" office:value-type="float" office:value="0.00582877" calcext:value-type="float">
            <text:p>0.00582877</text:p>
          </table:table-cell>
          <table:table-cell table:formula="of:=[$KraskalaTime.$A$8]" office:value-type="float" office:value="0.00785139" calcext:value-type="float">
            <text:p>0.00785139</text:p>
          </table:table-cell>
          <table:table-cell table:formula="of:=[$BoruvkaTime.$A$8]" office:value-type="float" office:value="0.00575253" calcext:value-type="float">
            <text:p>0.00575253</text:p>
          </table:table-cell>
          <table:table-cell table:formula="of:=[$BoostPrimTime.$A$8]" office:value-type="float" office:value="0.00582877" calcext:value-type="float">
            <text:p>0.00582877</text:p>
          </table:table-cell>
          <table:table-cell table:formula="of:=[$BoostKruskalTime.$A$8]" office:value-type="float" office:value="0.0265798" calcext:value-type="float">
            <text:p>0.0265798</text:p>
          </table:table-cell>
          <table:table-cell office:value-type="float" office:value="0.0124922" calcext:value-type="float">
            <text:p>0.0124922</text:p>
          </table:table-cell>
          <table:table-cell table:number-columns-repeated="2"/>
          <table:table-cell table:formula="of:=AVERAGE([.A71:.A80])" office:value-type="float" office:value="0.03592724" calcext:value-type="float">
            <text:p>0.03592724</text:p>
          </table:table-cell>
          <table:table-cell table:formula="of:=AVERAGE([.B71:.B80])" office:value-type="float" office:value="0.07701303" calcext:value-type="float">
            <text:p>0.07701303</text:p>
          </table:table-cell>
          <table:table-cell table:formula="of:=AVERAGE([.C71:.C80])" office:value-type="float" office:value="0.04210497" calcext:value-type="float">
            <text:p>0.04210497</text:p>
          </table:table-cell>
          <table:table-cell table:formula="of:=AVERAGE([.D71:.D80])" office:value-type="float" office:value="0.03592724" calcext:value-type="float">
            <text:p>0.03592724</text:p>
          </table:table-cell>
          <table:table-cell table:formula="of:=AVERAGE([.E71:.E80])" office:value-type="float" office:value="0.3872995" calcext:value-type="float">
            <text:p>0.3872995</text:p>
          </table:table-cell>
          <table:table-cell table:formula="of:=AVERAGE([.F71:.F80])" office:value-type="float" office:value="0.1414815" calcext:value-type="float">
            <text:p>0.1414815</text:p>
          </table:table-cell>
        </table:table-row>
        <table:table-row table:style-name="ro1">
          <table:table-cell table:formula="of:=[$PrimaTime.$A$9]" office:value-type="float" office:value="0.00504986" calcext:value-type="float">
            <text:p>0.00504986</text:p>
          </table:table-cell>
          <table:table-cell table:formula="of:=[$KraskalaTime.$A$9]" office:value-type="float" office:value="0.00848803" calcext:value-type="float">
            <text:p>0.00848803</text:p>
          </table:table-cell>
          <table:table-cell table:formula="of:=[$BoruvkaTime.$A$9]" office:value-type="float" office:value="0.00431952" calcext:value-type="float">
            <text:p>0.00431952</text:p>
          </table:table-cell>
          <table:table-cell table:formula="of:=[$BoostPrimTime.$A$9]" office:value-type="float" office:value="0.00504986" calcext:value-type="float">
            <text:p>0.00504986</text:p>
          </table:table-cell>
          <table:table-cell table:formula="of:=[$BoostKruskalTime.$A$9]" office:value-type="float" office:value="0.027794" calcext:value-type="float">
            <text:p>0.027794</text:p>
          </table:table-cell>
          <table:table-cell office:value-type="float" office:value="0.0128386" calcext:value-type="float">
            <text:p>0.0128386</text:p>
          </table:table-cell>
          <table:table-cell table:number-columns-repeated="2"/>
          <table:table-cell table:formula="of:=AVERAGE([.A81:.A90])" office:value-type="float" office:value="0.03805983" calcext:value-type="float">
            <text:p>0.03805983</text:p>
          </table:table-cell>
          <table:table-cell table:formula="of:=AVERAGE([.B81:.B90])" office:value-type="float" office:value="0.08283137" calcext:value-type="float">
            <text:p>0.08283137</text:p>
          </table:table-cell>
          <table:table-cell table:formula="of:=AVERAGE([.C81:.C90])" office:value-type="float" office:value="0.04688969" calcext:value-type="float">
            <text:p>0.04688969</text:p>
          </table:table-cell>
          <table:table-cell table:formula="of:=AVERAGE([.D81:.D90])" office:value-type="float" office:value="0.03805983" calcext:value-type="float">
            <text:p>0.03805983</text:p>
          </table:table-cell>
          <table:table-cell table:formula="of:=AVERAGE([.E81:.E90])" office:value-type="float" office:value="0.4237519" calcext:value-type="float">
            <text:p>0.4237519</text:p>
          </table:table-cell>
          <table:table-cell table:formula="of:=AVERAGE([.F81:.F90])" office:value-type="float" office:value="0.1660118" calcext:value-type="float">
            <text:p>0.1660118</text:p>
          </table:table-cell>
        </table:table-row>
        <table:table-row table:style-name="ro1">
          <table:table-cell table:formula="of:=[$PrimaTime.$A$10]" office:value-type="float" office:value="0.00567558" calcext:value-type="float">
            <text:p>0.00567558</text:p>
          </table:table-cell>
          <table:table-cell table:formula="of:=[$KraskalaTime.$A$10]" office:value-type="float" office:value="0.0104994" calcext:value-type="float">
            <text:p>0.0104994</text:p>
          </table:table-cell>
          <table:table-cell table:formula="of:=[$BoruvkaTime.$A$10]" office:value-type="float" office:value="0.00479501" calcext:value-type="float">
            <text:p>0.00479501</text:p>
          </table:table-cell>
          <table:table-cell table:formula="of:=[$BoostPrimTime.$A$10]" office:value-type="float" office:value="0.00567558" calcext:value-type="float">
            <text:p>0.00567558</text:p>
          </table:table-cell>
          <table:table-cell table:formula="of:=[$BoostKruskalTime.$A$10]" office:value-type="float" office:value="0.047676" calcext:value-type="float">
            <text:p>0.047676</text:p>
          </table:table-cell>
          <table:table-cell office:value-type="float" office:value="0.0124016" calcext:value-type="float">
            <text:p>0.0124016</text:p>
          </table:table-cell>
          <table:table-cell table:number-columns-repeated="2"/>
          <table:table-cell table:formula="of:=AVERAGE([.A91:.A100])" office:value-type="float" office:value="0.04093309" calcext:value-type="float">
            <text:p>0.04093309</text:p>
          </table:table-cell>
          <table:table-cell table:formula="of:=AVERAGE([.B91:.B100])" office:value-type="float" office:value="0.09326068" calcext:value-type="float">
            <text:p>0.09326068</text:p>
          </table:table-cell>
          <table:table-cell table:formula="of:=AVERAGE([.C91:.C100])" office:value-type="float" office:value="0.05808113" calcext:value-type="float">
            <text:p>0.05808113</text:p>
          </table:table-cell>
          <table:table-cell table:formula="of:=AVERAGE([.D91:.D100])" office:value-type="float" office:value="0.02883787" calcext:value-type="float">
            <text:p>0.02883787</text:p>
          </table:table-cell>
          <table:table-cell table:formula="of:=AVERAGE([.E91:.E100])" office:value-type="float" office:value="0.4783012" calcext:value-type="float">
            <text:p>0.4783012</text:p>
          </table:table-cell>
          <table:table-cell table:formula="of:=AVERAGE([.F91:.F100])" office:value-type="float" office:value="0.1802665" calcext:value-type="float">
            <text:p>0.1802665</text:p>
          </table:table-cell>
        </table:table-row>
        <table:table-row table:style-name="ro1">
          <table:table-cell table:formula="of:=[$PrimaTime.$A$11]" office:value-type="float" office:value="0.010377" calcext:value-type="float">
            <text:p>0.010377</text:p>
          </table:table-cell>
          <table:table-cell table:formula="of:=[$KraskalaTime.$A$11]" office:value-type="float" office:value="0.0177911" calcext:value-type="float">
            <text:p>0.0177911</text:p>
          </table:table-cell>
          <table:table-cell table:formula="of:=[$BoruvkaTime.$A$11]" office:value-type="float" office:value="0.00899596" calcext:value-type="float">
            <text:p>0.00899596</text:p>
          </table:table-cell>
          <table:table-cell table:formula="of:=[$BoostPrimTime.$A$11]" office:value-type="float" office:value="0.010377" calcext:value-type="float">
            <text:p>0.010377</text:p>
          </table:table-cell>
          <table:table-cell table:formula="of:=[$BoostKruskalTime.$A$11]" office:value-type="float" office:value="0.0706295" calcext:value-type="float">
            <text:p>0.0706295</text:p>
          </table:table-cell>
          <table:table-cell office:value-type="float" office:value="0.0300458" calcext:value-type="float">
            <text:p>0.0300458</text:p>
          </table:table-cell>
          <table:table-cell table:number-columns-repeated="8"/>
        </table:table-row>
        <table:table-row table:style-name="ro1">
          <table:table-cell table:formula="of:=[$PrimaTime.$A$12]" office:value-type="float" office:value="0.00939121" calcext:value-type="float">
            <text:p>0.00939121</text:p>
          </table:table-cell>
          <table:table-cell table:formula="of:=[$KraskalaTime.$A$12]" office:value-type="float" office:value="0.0168957" calcext:value-type="float">
            <text:p>0.0168957</text:p>
          </table:table-cell>
          <table:table-cell table:formula="of:=[$BoruvkaTime.$A$12]" office:value-type="float" office:value="0.0138977" calcext:value-type="float">
            <text:p>0.0138977</text:p>
          </table:table-cell>
          <table:table-cell table:formula="of:=[$BoostPrimTime.$A$12]" office:value-type="float" office:value="0.00939121" calcext:value-type="float">
            <text:p>0.00939121</text:p>
          </table:table-cell>
          <table:table-cell table:formula="of:=[$BoostKruskalTime.$A$12]" office:value-type="float" office:value="0.0754073" calcext:value-type="float">
            <text:p>0.0754073</text:p>
          </table:table-cell>
          <table:table-cell office:value-type="float" office:value="0.0281495" calcext:value-type="float">
            <text:p>0.0281495</text:p>
          </table:table-cell>
          <table:table-cell table:number-columns-repeated="8"/>
        </table:table-row>
        <table:table-row table:style-name="ro1">
          <table:table-cell table:formula="of:=[$PrimaTime.$A$13]" office:value-type="float" office:value="0.0093639" calcext:value-type="float">
            <text:p>0.0093639</text:p>
          </table:table-cell>
          <table:table-cell table:formula="of:=[$KraskalaTime.$A$13]" office:value-type="float" office:value="0.0167215" calcext:value-type="float">
            <text:p>0.0167215</text:p>
          </table:table-cell>
          <table:table-cell table:formula="of:=[$BoruvkaTime.$A$13]" office:value-type="float" office:value="0.00793257" calcext:value-type="float">
            <text:p>0.00793257</text:p>
          </table:table-cell>
          <table:table-cell table:formula="of:=[$BoostPrimTime.$A$13]" office:value-type="float" office:value="0.0093639" calcext:value-type="float">
            <text:p>0.0093639</text:p>
          </table:table-cell>
          <table:table-cell table:formula="of:=[$BoostKruskalTime.$A$13]" office:value-type="float" office:value="0.0588475" calcext:value-type="float">
            <text:p>0.0588475</text:p>
          </table:table-cell>
          <table:table-cell office:value-type="float" office:value="0.0310765" calcext:value-type="float">
            <text:p>0.0310765</text:p>
          </table:table-cell>
          <table:table-cell table:number-columns-repeated="8"/>
        </table:table-row>
        <table:table-row table:style-name="ro1">
          <table:table-cell table:formula="of:=[$PrimaTime.$A$14]" office:value-type="float" office:value="0.00905056" calcext:value-type="float">
            <text:p>0.00905056</text:p>
          </table:table-cell>
          <table:table-cell table:formula="of:=[$KraskalaTime.$A$14]" office:value-type="float" office:value="0.015595" calcext:value-type="float">
            <text:p>0.015595</text:p>
          </table:table-cell>
          <table:table-cell table:formula="of:=[$BoruvkaTime.$A$14]" office:value-type="float" office:value="0.00836982" calcext:value-type="float">
            <text:p>0.00836982</text:p>
          </table:table-cell>
          <table:table-cell table:formula="of:=[$BoostPrimTime.$A$14]" office:value-type="float" office:value="0.00905056" calcext:value-type="float">
            <text:p>0.00905056</text:p>
          </table:table-cell>
          <table:table-cell table:formula="of:=[$BoostKruskalTime.$A$14]" office:value-type="float" office:value="0.0609882" calcext:value-type="float">
            <text:p>0.0609882</text:p>
          </table:table-cell>
          <table:table-cell office:value-type="float" office:value="0.0284486" calcext:value-type="float">
            <text:p>0.0284486</text:p>
          </table:table-cell>
          <table:table-cell table:number-columns-repeated="8"/>
        </table:table-row>
        <table:table-row table:style-name="ro1">
          <table:table-cell table:formula="of:=[$PrimaTime.$A$15]" office:value-type="float" office:value="0.00907898" calcext:value-type="float">
            <text:p>0.00907898</text:p>
          </table:table-cell>
          <table:table-cell table:formula="of:=[$KraskalaTime.$A$15]" office:value-type="float" office:value="0.0164729" calcext:value-type="float">
            <text:p>0.0164729</text:p>
          </table:table-cell>
          <table:table-cell table:formula="of:=[$BoruvkaTime.$A$15]" office:value-type="float" office:value="0.0114198" calcext:value-type="float">
            <text:p>0.0114198</text:p>
          </table:table-cell>
          <table:table-cell table:formula="of:=[$BoostPrimTime.$A$15]" office:value-type="float" office:value="0.00907898" calcext:value-type="float">
            <text:p>0.00907898</text:p>
          </table:table-cell>
          <table:table-cell table:formula="of:=[$BoostKruskalTime.$A$15]" office:value-type="float" office:value="0.0602699" calcext:value-type="float">
            <text:p>0.0602699</text:p>
          </table:table-cell>
          <table:table-cell office:value-type="float" office:value="0.0292021" calcext:value-type="float">
            <text:p>0.0292021</text:p>
          </table:table-cell>
          <table:table-cell table:number-columns-repeated="8"/>
        </table:table-row>
        <table:table-row table:style-name="ro1">
          <table:table-cell table:formula="of:=[$PrimaTime.$A$16]" office:value-type="float" office:value="0.0137949" calcext:value-type="float">
            <text:p>0.0137949</text:p>
          </table:table-cell>
          <table:table-cell table:formula="of:=[$KraskalaTime.$A$16]" office:value-type="float" office:value="0.0159466" calcext:value-type="float">
            <text:p>0.0159466</text:p>
          </table:table-cell>
          <table:table-cell table:formula="of:=[$BoruvkaTime.$A$16]" office:value-type="float" office:value="0.0109849" calcext:value-type="float">
            <text:p>0.0109849</text:p>
          </table:table-cell>
          <table:table-cell table:formula="of:=[$BoostPrimTime.$A$16]" office:value-type="float" office:value="0.0137949" calcext:value-type="float">
            <text:p>0.0137949</text:p>
          </table:table-cell>
          <table:table-cell table:formula="of:=[$BoostKruskalTime.$A$16]" office:value-type="float" office:value="0.0580667" calcext:value-type="float">
            <text:p>0.0580667</text:p>
          </table:table-cell>
          <table:table-cell office:value-type="float" office:value="0.0294247" calcext:value-type="float">
            <text:p>0.0294247</text:p>
          </table:table-cell>
          <table:table-cell table:number-columns-repeated="8"/>
        </table:table-row>
        <table:table-row table:style-name="ro1">
          <table:table-cell table:formula="of:=[$PrimaTime.$A$17]" office:value-type="float" office:value="0.0090188" calcext:value-type="float">
            <text:p>0.0090188</text:p>
          </table:table-cell>
          <table:table-cell table:formula="of:=[$KraskalaTime.$A$17]" office:value-type="float" office:value="0.0165601" calcext:value-type="float">
            <text:p>0.0165601</text:p>
          </table:table-cell>
          <table:table-cell table:formula="of:=[$BoruvkaTime.$A$17]" office:value-type="float" office:value="0.00763739" calcext:value-type="float">
            <text:p>0.00763739</text:p>
          </table:table-cell>
          <table:table-cell table:formula="of:=[$BoostPrimTime.$A$17]" office:value-type="float" office:value="0.0090188" calcext:value-type="float">
            <text:p>0.0090188</text:p>
          </table:table-cell>
          <table:table-cell table:formula="of:=[$BoostKruskalTime.$A$17]" office:value-type="float" office:value="0.0694233" calcext:value-type="float">
            <text:p>0.0694233</text:p>
          </table:table-cell>
          <table:table-cell office:value-type="float" office:value="0.0287761" calcext:value-type="float">
            <text:p>0.0287761</text:p>
          </table:table-cell>
          <table:table-cell table:number-columns-repeated="8"/>
        </table:table-row>
        <table:table-row table:style-name="ro1">
          <table:table-cell table:formula="of:=[$PrimaTime.$A$18]" office:value-type="float" office:value="0.00986504" calcext:value-type="float">
            <text:p>0.00986504</text:p>
          </table:table-cell>
          <table:table-cell table:formula="of:=[$KraskalaTime.$A$18]" office:value-type="float" office:value="0.0164156" calcext:value-type="float">
            <text:p>0.0164156</text:p>
          </table:table-cell>
          <table:table-cell table:formula="of:=[$BoruvkaTime.$A$18]" office:value-type="float" office:value="0.00880286" calcext:value-type="float">
            <text:p>0.00880286</text:p>
          </table:table-cell>
          <table:table-cell table:formula="of:=[$BoostPrimTime.$A$18]" office:value-type="float" office:value="0.00986504" calcext:value-type="float">
            <text:p>0.00986504</text:p>
          </table:table-cell>
          <table:table-cell table:formula="of:=[$BoostKruskalTime.$A$18]" office:value-type="float" office:value="0.0605695" calcext:value-type="float">
            <text:p>0.0605695</text:p>
          </table:table-cell>
          <table:table-cell office:value-type="float" office:value="0.0283429" calcext:value-type="float">
            <text:p>0.0283429</text:p>
          </table:table-cell>
          <table:table-cell table:number-columns-repeated="8"/>
        </table:table-row>
        <table:table-row table:style-name="ro1">
          <table:table-cell table:formula="of:=[$PrimaTime.$A$19]" office:value-type="float" office:value="0.0100369" calcext:value-type="float">
            <text:p>0.0100369</text:p>
          </table:table-cell>
          <table:table-cell table:formula="of:=[$KraskalaTime.$A$19]" office:value-type="float" office:value="0.0157431" calcext:value-type="float">
            <text:p>0.0157431</text:p>
          </table:table-cell>
          <table:table-cell table:formula="of:=[$BoruvkaTime.$A$19]" office:value-type="float" office:value="0.00800127" calcext:value-type="float">
            <text:p>0.00800127</text:p>
          </table:table-cell>
          <table:table-cell table:formula="of:=[$BoostPrimTime.$A$19]" office:value-type="float" office:value="0.0100369" calcext:value-type="float">
            <text:p>0.0100369</text:p>
          </table:table-cell>
          <table:table-cell table:formula="of:=[$BoostKruskalTime.$A$19]" office:value-type="float" office:value="0.0622577" calcext:value-type="float">
            <text:p>0.0622577</text:p>
          </table:table-cell>
          <table:table-cell office:value-type="float" office:value="0.0308857" calcext:value-type="float">
            <text:p>0.0308857</text:p>
          </table:table-cell>
          <table:table-cell table:number-columns-repeated="8"/>
        </table:table-row>
        <table:table-row table:style-name="ro1">
          <table:table-cell table:formula="of:=[$PrimaTime.$A$20]" office:value-type="float" office:value="0.00951114" calcext:value-type="float">
            <text:p>0.00951114</text:p>
          </table:table-cell>
          <table:table-cell table:formula="of:=[$KraskalaTime.$A$20]" office:value-type="float" office:value="0.0155953" calcext:value-type="float">
            <text:p>0.0155953</text:p>
          </table:table-cell>
          <table:table-cell table:formula="of:=[$BoruvkaTime.$A$20]" office:value-type="float" office:value="0.0112274" calcext:value-type="float">
            <text:p>0.0112274</text:p>
          </table:table-cell>
          <table:table-cell table:formula="of:=[$BoostPrimTime.$A$20]" office:value-type="float" office:value="0.00951114" calcext:value-type="float">
            <text:p>0.00951114</text:p>
          </table:table-cell>
          <table:table-cell table:formula="of:=[$BoostKruskalTime.$A$20]" office:value-type="float" office:value="0.0605609" calcext:value-type="float">
            <text:p>0.0605609</text:p>
          </table:table-cell>
          <table:table-cell office:value-type="float" office:value="0.0300019" calcext:value-type="float">
            <text:p>0.0300019</text:p>
          </table:table-cell>
          <table:table-cell table:number-columns-repeated="8"/>
        </table:table-row>
        <table:table-row table:style-name="ro1">
          <table:table-cell table:formula="of:=[$PrimaTime.$A$21]" office:value-type="float" office:value="0.0150565" calcext:value-type="float">
            <text:p>0.0150565</text:p>
          </table:table-cell>
          <table:table-cell table:formula="of:=[$KraskalaTime.$A$21]" office:value-type="float" office:value="0.0258256" calcext:value-type="float">
            <text:p>0.0258256</text:p>
          </table:table-cell>
          <table:table-cell table:formula="of:=[$BoruvkaTime.$A$21]" office:value-type="float" office:value="0.0115293" calcext:value-type="float">
            <text:p>0.0115293</text:p>
          </table:table-cell>
          <table:table-cell table:formula="of:=[$BoostPrimTime.$A$21]" office:value-type="float" office:value="0.0150565" calcext:value-type="float">
            <text:p>0.0150565</text:p>
          </table:table-cell>
          <table:table-cell table:formula="of:=[$BoostKruskalTime.$A$21]" office:value-type="float" office:value="0.104844" calcext:value-type="float">
            <text:p>0.104844</text:p>
          </table:table-cell>
          <table:table-cell office:value-type="float" office:value="0.0470644" calcext:value-type="float">
            <text:p>0.0470644</text:p>
          </table:table-cell>
          <table:table-cell table:number-columns-repeated="8"/>
        </table:table-row>
        <table:table-row table:style-name="ro1">
          <table:table-cell table:formula="of:=[$PrimaTime.$A$22]" office:value-type="float" office:value="0.0159329" calcext:value-type="float">
            <text:p>0.0159329</text:p>
          </table:table-cell>
          <table:table-cell table:formula="of:=[$KraskalaTime.$A$22]" office:value-type="float" office:value="0.0250303" calcext:value-type="float">
            <text:p>0.0250303</text:p>
          </table:table-cell>
          <table:table-cell table:formula="of:=[$BoruvkaTime.$A$22]" office:value-type="float" office:value="0.0171182" calcext:value-type="float">
            <text:p>0.0171182</text:p>
          </table:table-cell>
          <table:table-cell table:formula="of:=[$BoostPrimTime.$A$22]" office:value-type="float" office:value="0.0159329" calcext:value-type="float">
            <text:p>0.0159329</text:p>
          </table:table-cell>
          <table:table-cell table:formula="of:=[$BoostKruskalTime.$A$22]" office:value-type="float" office:value="0.114907" calcext:value-type="float">
            <text:p>0.114907</text:p>
          </table:table-cell>
          <table:table-cell office:value-type="float" office:value="0.0479916" calcext:value-type="float">
            <text:p>0.0479916</text:p>
          </table:table-cell>
          <table:table-cell table:number-columns-repeated="8"/>
        </table:table-row>
        <table:table-row table:style-name="ro1">
          <table:table-cell table:formula="of:=[$PrimaTime.$A$23]" office:value-type="float" office:value="0.0150041" calcext:value-type="float">
            <text:p>0.0150041</text:p>
          </table:table-cell>
          <table:table-cell table:formula="of:=[$KraskalaTime.$A$23]" office:value-type="float" office:value="0.0245883" calcext:value-type="float">
            <text:p>0.0245883</text:p>
          </table:table-cell>
          <table:table-cell table:formula="of:=[$BoruvkaTime.$A$23]" office:value-type="float" office:value="0.0179302" calcext:value-type="float">
            <text:p>0.0179302</text:p>
          </table:table-cell>
          <table:table-cell table:formula="of:=[$BoostPrimTime.$A$23]" office:value-type="float" office:value="0.0150041" calcext:value-type="float">
            <text:p>0.0150041</text:p>
          </table:table-cell>
          <table:table-cell table:formula="of:=[$BoostKruskalTime.$A$23]" office:value-type="float" office:value="0.113267" calcext:value-type="float">
            <text:p>0.113267</text:p>
          </table:table-cell>
          <table:table-cell office:value-type="float" office:value="0.0503097" calcext:value-type="float">
            <text:p>0.0503097</text:p>
          </table:table-cell>
          <table:table-cell table:number-columns-repeated="8"/>
        </table:table-row>
        <table:table-row table:style-name="ro1">
          <table:table-cell table:formula="of:=[$PrimaTime.$A$24]" office:value-type="float" office:value="0.0155374" calcext:value-type="float">
            <text:p>0.0155374</text:p>
          </table:table-cell>
          <table:table-cell table:formula="of:=[$KraskalaTime.$A$24]" office:value-type="float" office:value="0.0252707" calcext:value-type="float">
            <text:p>0.0252707</text:p>
          </table:table-cell>
          <table:table-cell table:formula="of:=[$BoruvkaTime.$A$24]" office:value-type="float" office:value="0.0169344" calcext:value-type="float">
            <text:p>0.0169344</text:p>
          </table:table-cell>
          <table:table-cell table:formula="of:=[$BoostPrimTime.$A$24]" office:value-type="float" office:value="0.0155374" calcext:value-type="float">
            <text:p>0.0155374</text:p>
          </table:table-cell>
          <table:table-cell table:formula="of:=[$BoostKruskalTime.$A$24]" office:value-type="float" office:value="0.104992" calcext:value-type="float">
            <text:p>0.104992</text:p>
          </table:table-cell>
          <table:table-cell office:value-type="float" office:value="0.045759" calcext:value-type="float">
            <text:p>0.045759</text:p>
          </table:table-cell>
          <table:table-cell table:number-columns-repeated="8"/>
        </table:table-row>
        <table:table-row table:style-name="ro1">
          <table:table-cell table:formula="of:=[$PrimaTime.$A$25]" office:value-type="float" office:value="0.0154678" calcext:value-type="float">
            <text:p>0.0154678</text:p>
          </table:table-cell>
          <table:table-cell table:formula="of:=[$KraskalaTime.$A$25]" office:value-type="float" office:value="0.0245807" calcext:value-type="float">
            <text:p>0.0245807</text:p>
          </table:table-cell>
          <table:table-cell table:formula="of:=[$BoruvkaTime.$A$25]" office:value-type="float" office:value="0.0113124" calcext:value-type="float">
            <text:p>0.0113124</text:p>
          </table:table-cell>
          <table:table-cell table:formula="of:=[$BoostPrimTime.$A$25]" office:value-type="float" office:value="0.0154678" calcext:value-type="float">
            <text:p>0.0154678</text:p>
          </table:table-cell>
          <table:table-cell table:formula="of:=[$BoostKruskalTime.$A$25]" office:value-type="float" office:value="0.10504" calcext:value-type="float">
            <text:p>0.10504</text:p>
          </table:table-cell>
          <table:table-cell office:value-type="float" office:value="0.0464033" calcext:value-type="float">
            <text:p>0.0464033</text:p>
          </table:table-cell>
          <table:table-cell table:number-columns-repeated="8"/>
        </table:table-row>
        <table:table-row table:style-name="ro1">
          <table:table-cell table:formula="of:=[$PrimaTime.$A$26]" office:value-type="float" office:value="0.0141279" calcext:value-type="float">
            <text:p>0.0141279</text:p>
          </table:table-cell>
          <table:table-cell table:formula="of:=[$KraskalaTime.$A$26]" office:value-type="float" office:value="0.0249176" calcext:value-type="float">
            <text:p>0.0249176</text:p>
          </table:table-cell>
          <table:table-cell table:formula="of:=[$BoruvkaTime.$A$26]" office:value-type="float" office:value="0.0171105" calcext:value-type="float">
            <text:p>0.0171105</text:p>
          </table:table-cell>
          <table:table-cell table:formula="of:=[$BoostPrimTime.$A$26]" office:value-type="float" office:value="0.0141279" calcext:value-type="float">
            <text:p>0.0141279</text:p>
          </table:table-cell>
          <table:table-cell table:formula="of:=[$BoostKruskalTime.$A$26]" office:value-type="float" office:value="0.112224" calcext:value-type="float">
            <text:p>0.112224</text:p>
          </table:table-cell>
          <table:table-cell office:value-type="float" office:value="0.0461773" calcext:value-type="float">
            <text:p>0.0461773</text:p>
          </table:table-cell>
          <table:table-cell table:number-columns-repeated="8"/>
        </table:table-row>
        <table:table-row table:style-name="ro1">
          <table:table-cell table:formula="of:=[$PrimaTime.$A$27]" office:value-type="float" office:value="0.0144654" calcext:value-type="float">
            <text:p>0.0144654</text:p>
          </table:table-cell>
          <table:table-cell table:formula="of:=[$KraskalaTime.$A$27]" office:value-type="float" office:value="0.0266225" calcext:value-type="float">
            <text:p>0.0266225</text:p>
          </table:table-cell>
          <table:table-cell table:formula="of:=[$BoruvkaTime.$A$27]" office:value-type="float" office:value="0.0181719" calcext:value-type="float">
            <text:p>0.0181719</text:p>
          </table:table-cell>
          <table:table-cell table:formula="of:=[$BoostPrimTime.$A$27]" office:value-type="float" office:value="0.0144654" calcext:value-type="float">
            <text:p>0.0144654</text:p>
          </table:table-cell>
          <table:table-cell table:formula="of:=[$BoostKruskalTime.$A$27]" office:value-type="float" office:value="0.108947" calcext:value-type="float">
            <text:p>0.108947</text:p>
          </table:table-cell>
          <table:table-cell office:value-type="float" office:value="0.0509732" calcext:value-type="float">
            <text:p>0.0509732</text:p>
          </table:table-cell>
          <table:table-cell table:number-columns-repeated="8"/>
        </table:table-row>
        <table:table-row table:style-name="ro1">
          <table:table-cell table:formula="of:=[$PrimaTime.$A$28]" office:value-type="float" office:value="0.0165186" calcext:value-type="float">
            <text:p>0.0165186</text:p>
          </table:table-cell>
          <table:table-cell table:formula="of:=[$KraskalaTime.$A$28]" office:value-type="float" office:value="0.0250709" calcext:value-type="float">
            <text:p>0.0250709</text:p>
          </table:table-cell>
          <table:table-cell table:formula="of:=[$BoruvkaTime.$A$28]" office:value-type="float" office:value="0.0129627" calcext:value-type="float">
            <text:p>0.0129627</text:p>
          </table:table-cell>
          <table:table-cell table:formula="of:=[$BoostPrimTime.$A$28]" office:value-type="float" office:value="0.0165186" calcext:value-type="float">
            <text:p>0.0165186</text:p>
          </table:table-cell>
          <table:table-cell table:formula="of:=[$BoostKruskalTime.$A$28]" office:value-type="float" office:value="0.11153" calcext:value-type="float">
            <text:p>0.11153</text:p>
          </table:table-cell>
          <table:table-cell office:value-type="float" office:value="0.0455938" calcext:value-type="float">
            <text:p>0.0455938</text:p>
          </table:table-cell>
          <table:table-cell table:number-columns-repeated="8"/>
        </table:table-row>
        <table:table-row table:style-name="ro1">
          <table:table-cell table:formula="of:=[$PrimaTime.$A$29]" office:value-type="float" office:value="0.0143008" calcext:value-type="float">
            <text:p>0.0143008</text:p>
          </table:table-cell>
          <table:table-cell table:formula="of:=[$KraskalaTime.$A$29]" office:value-type="float" office:value="0.0253372" calcext:value-type="float">
            <text:p>0.0253372</text:p>
          </table:table-cell>
          <table:table-cell table:formula="of:=[$BoruvkaTime.$A$29]" office:value-type="float" office:value="0.0115786" calcext:value-type="float">
            <text:p>0.0115786</text:p>
          </table:table-cell>
          <table:table-cell table:formula="of:=[$BoostPrimTime.$A$29]" office:value-type="float" office:value="0.0143008" calcext:value-type="float">
            <text:p>0.0143008</text:p>
          </table:table-cell>
          <table:table-cell table:formula="of:=[$BoostKruskalTime.$A$29]" office:value-type="float" office:value="0.112746" calcext:value-type="float">
            <text:p>0.112746</text:p>
          </table:table-cell>
          <table:table-cell office:value-type="float" office:value="0.0481079" calcext:value-type="float">
            <text:p>0.0481079</text:p>
          </table:table-cell>
          <table:table-cell table:number-columns-repeated="8"/>
        </table:table-row>
        <table:table-row table:style-name="ro1">
          <table:table-cell table:formula="of:=[$PrimaTime.$A$30]" office:value-type="float" office:value="0.0153571" calcext:value-type="float">
            <text:p>0.0153571</text:p>
          </table:table-cell>
          <table:table-cell table:formula="of:=[$KraskalaTime.$A$30]" office:value-type="float" office:value="0.0251475" calcext:value-type="float">
            <text:p>0.0251475</text:p>
          </table:table-cell>
          <table:table-cell table:formula="of:=[$BoruvkaTime.$A$30]" office:value-type="float" office:value="0.0173826" calcext:value-type="float">
            <text:p>0.0173826</text:p>
          </table:table-cell>
          <table:table-cell table:formula="of:=[$BoostPrimTime.$A$30]" office:value-type="float" office:value="0.0153571" calcext:value-type="float">
            <text:p>0.0153571</text:p>
          </table:table-cell>
          <table:table-cell table:formula="of:=[$BoostKruskalTime.$A$30]" office:value-type="float" office:value="0.104728" calcext:value-type="float">
            <text:p>0.104728</text:p>
          </table:table-cell>
          <table:table-cell office:value-type="float" office:value="0.0467822" calcext:value-type="float">
            <text:p>0.0467822</text:p>
          </table:table-cell>
          <table:table-cell table:number-columns-repeated="8"/>
        </table:table-row>
        <table:table-row table:style-name="ro1">
          <table:table-cell table:formula="of:=[$PrimaTime.$A$31]" office:value-type="float" office:value="0.0181789" calcext:value-type="float">
            <text:p>0.0181789</text:p>
          </table:table-cell>
          <table:table-cell table:formula="of:=[$KraskalaTime.$A$31]" office:value-type="float" office:value="0.0330735" calcext:value-type="float">
            <text:p>0.0330735</text:p>
          </table:table-cell>
          <table:table-cell table:formula="of:=[$BoruvkaTime.$A$31]" office:value-type="float" office:value="0.0234233" calcext:value-type="float">
            <text:p>0.0234233</text:p>
          </table:table-cell>
          <table:table-cell table:formula="of:=[$BoostPrimTime.$A$31]" office:value-type="float" office:value="0.0181789" calcext:value-type="float">
            <text:p>0.0181789</text:p>
          </table:table-cell>
          <table:table-cell table:formula="of:=[$BoostKruskalTime.$A$31]" office:value-type="float" office:value="0.151342" calcext:value-type="float">
            <text:p>0.151342</text:p>
          </table:table-cell>
          <table:table-cell office:value-type="float" office:value="0.0675631" calcext:value-type="float">
            <text:p>0.0675631</text:p>
          </table:table-cell>
          <table:table-cell table:number-columns-repeated="8"/>
        </table:table-row>
        <table:table-row table:style-name="ro1">
          <table:table-cell table:formula="of:=[$PrimaTime.$A$32]" office:value-type="float" office:value="0.0174728" calcext:value-type="float">
            <text:p>0.0174728</text:p>
          </table:table-cell>
          <table:table-cell table:formula="of:=[$KraskalaTime.$A$32]" office:value-type="float" office:value="0.0339486" calcext:value-type="float">
            <text:p>0.0339486</text:p>
          </table:table-cell>
          <table:table-cell table:formula="of:=[$BoruvkaTime.$A$32]" office:value-type="float" office:value="0.0233159" calcext:value-type="float">
            <text:p>0.0233159</text:p>
          </table:table-cell>
          <table:table-cell table:formula="of:=[$BoostPrimTime.$A$32]" office:value-type="float" office:value="0.0174728" calcext:value-type="float">
            <text:p>0.0174728</text:p>
          </table:table-cell>
          <table:table-cell table:formula="of:=[$BoostKruskalTime.$A$32]" office:value-type="float" office:value="0.172604" calcext:value-type="float">
            <text:p>0.172604</text:p>
          </table:table-cell>
          <table:table-cell office:value-type="float" office:value="0.0641633" calcext:value-type="float">
            <text:p>0.0641633</text:p>
          </table:table-cell>
          <table:table-cell table:number-columns-repeated="8"/>
        </table:table-row>
        <table:table-row table:style-name="ro1">
          <table:table-cell table:formula="of:=[$PrimaTime.$A$33]" office:value-type="float" office:value="0.0185643" calcext:value-type="float">
            <text:p>0.0185643</text:p>
          </table:table-cell>
          <table:table-cell table:formula="of:=[$KraskalaTime.$A$33]" office:value-type="float" office:value="0.0350048" calcext:value-type="float">
            <text:p>0.0350048</text:p>
          </table:table-cell>
          <table:table-cell table:formula="of:=[$BoruvkaTime.$A$33]" office:value-type="float" office:value="0.0220782" calcext:value-type="float">
            <text:p>0.0220782</text:p>
          </table:table-cell>
          <table:table-cell table:formula="of:=[$BoostPrimTime.$A$33]" office:value-type="float" office:value="0.0185643" calcext:value-type="float">
            <text:p>0.0185643</text:p>
          </table:table-cell>
          <table:table-cell table:formula="of:=[$BoostKruskalTime.$A$33]" office:value-type="float" office:value="0.158272" calcext:value-type="float">
            <text:p>0.158272</text:p>
          </table:table-cell>
          <table:table-cell office:value-type="float" office:value="0.0630349" calcext:value-type="float">
            <text:p>0.0630349</text:p>
          </table:table-cell>
          <table:table-cell table:number-columns-repeated="8"/>
        </table:table-row>
        <table:table-row table:style-name="ro1">
          <table:table-cell table:formula="of:=[$PrimaTime.$A$34]" office:value-type="float" office:value="0.0204863" calcext:value-type="float">
            <text:p>0.0204863</text:p>
          </table:table-cell>
          <table:table-cell table:formula="of:=[$KraskalaTime.$A$34]" office:value-type="float" office:value="0.0344916" calcext:value-type="float">
            <text:p>0.0344916</text:p>
          </table:table-cell>
          <table:table-cell table:formula="of:=[$BoruvkaTime.$A$34]" office:value-type="float" office:value="0.0162433" calcext:value-type="float">
            <text:p>0.0162433</text:p>
          </table:table-cell>
          <table:table-cell table:formula="of:=[$BoostPrimTime.$A$34]" office:value-type="float" office:value="0.0204863" calcext:value-type="float">
            <text:p>0.0204863</text:p>
          </table:table-cell>
          <table:table-cell table:formula="of:=[$BoostKruskalTime.$A$34]" office:value-type="float" office:value="0.145674" calcext:value-type="float">
            <text:p>0.145674</text:p>
          </table:table-cell>
          <table:table-cell office:value-type="float" office:value="0.0633901" calcext:value-type="float">
            <text:p>0.0633901</text:p>
          </table:table-cell>
          <table:table-cell table:number-columns-repeated="8"/>
        </table:table-row>
        <table:table-row table:style-name="ro1">
          <table:table-cell table:formula="of:=[$PrimaTime.$A$35]" office:value-type="float" office:value="0.0180162" calcext:value-type="float">
            <text:p>0.0180162</text:p>
          </table:table-cell>
          <table:table-cell table:formula="of:=[$KraskalaTime.$A$35]" office:value-type="float" office:value="0.0348919" calcext:value-type="float">
            <text:p>0.0348919</text:p>
          </table:table-cell>
          <table:table-cell table:formula="of:=[$BoruvkaTime.$A$35]" office:value-type="float" office:value="0.0218048" calcext:value-type="float">
            <text:p>0.0218048</text:p>
          </table:table-cell>
          <table:table-cell table:formula="of:=[$BoostPrimTime.$A$35]" office:value-type="float" office:value="0.0180162" calcext:value-type="float">
            <text:p>0.0180162</text:p>
          </table:table-cell>
          <table:table-cell table:formula="of:=[$BoostKruskalTime.$A$35]" office:value-type="float" office:value="0.147515" calcext:value-type="float">
            <text:p>0.147515</text:p>
          </table:table-cell>
          <table:table-cell office:value-type="float" office:value="0.0642647" calcext:value-type="float">
            <text:p>0.0642647</text:p>
          </table:table-cell>
          <table:table-cell table:number-columns-repeated="8"/>
        </table:table-row>
        <table:table-row table:style-name="ro1">
          <table:table-cell table:formula="of:=[$PrimaTime.$A$36]" office:value-type="float" office:value="0.0179717" calcext:value-type="float">
            <text:p>0.0179717</text:p>
          </table:table-cell>
          <table:table-cell table:formula="of:=[$KraskalaTime.$A$36]" office:value-type="float" office:value="0.0336111" calcext:value-type="float">
            <text:p>0.0336111</text:p>
          </table:table-cell>
          <table:table-cell table:formula="of:=[$BoruvkaTime.$A$36]" office:value-type="float" office:value="0.0155456" calcext:value-type="float">
            <text:p>0.0155456</text:p>
          </table:table-cell>
          <table:table-cell table:formula="of:=[$BoostPrimTime.$A$36]" office:value-type="float" office:value="0.0179717" calcext:value-type="float">
            <text:p>0.0179717</text:p>
          </table:table-cell>
          <table:table-cell table:formula="of:=[$BoostKruskalTime.$A$36]" office:value-type="float" office:value="0.151929" calcext:value-type="float">
            <text:p>0.151929</text:p>
          </table:table-cell>
          <table:table-cell office:value-type="float" office:value="0.0628965" calcext:value-type="float">
            <text:p>0.0628965</text:p>
          </table:table-cell>
          <table:table-cell table:number-columns-repeated="8"/>
        </table:table-row>
        <table:table-row table:style-name="ro1">
          <table:table-cell table:formula="of:=[$PrimaTime.$A$37]" office:value-type="float" office:value="0.0177605" calcext:value-type="float">
            <text:p>0.0177605</text:p>
          </table:table-cell>
          <table:table-cell table:formula="of:=[$KraskalaTime.$A$37]" office:value-type="float" office:value="0.0345039" calcext:value-type="float">
            <text:p>0.0345039</text:p>
          </table:table-cell>
          <table:table-cell table:formula="of:=[$BoruvkaTime.$A$37]" office:value-type="float" office:value="0.0229058" calcext:value-type="float">
            <text:p>0.0229058</text:p>
          </table:table-cell>
          <table:table-cell table:formula="of:=[$BoostPrimTime.$A$37]" office:value-type="float" office:value="0.0177605" calcext:value-type="float">
            <text:p>0.0177605</text:p>
          </table:table-cell>
          <table:table-cell table:formula="of:=[$BoostKruskalTime.$A$37]" office:value-type="float" office:value="0.165509" calcext:value-type="float">
            <text:p>0.165509</text:p>
          </table:table-cell>
          <table:table-cell office:value-type="float" office:value="0.0640664" calcext:value-type="float">
            <text:p>0.0640664</text:p>
          </table:table-cell>
          <table:table-cell table:number-columns-repeated="8"/>
        </table:table-row>
        <table:table-row table:style-name="ro1">
          <table:table-cell table:formula="of:=[$PrimaTime.$A$38]" office:value-type="float" office:value="0.0219445" calcext:value-type="float">
            <text:p>0.0219445</text:p>
          </table:table-cell>
          <table:table-cell table:formula="of:=[$KraskalaTime.$A$38]" office:value-type="float" office:value="0.0339338" calcext:value-type="float">
            <text:p>0.0339338</text:p>
          </table:table-cell>
          <table:table-cell table:formula="of:=[$BoruvkaTime.$A$38]" office:value-type="float" office:value="0.0158753" calcext:value-type="float">
            <text:p>0.0158753</text:p>
          </table:table-cell>
          <table:table-cell table:formula="of:=[$BoostPrimTime.$A$38]" office:value-type="float" office:value="0.0219445" calcext:value-type="float">
            <text:p>0.0219445</text:p>
          </table:table-cell>
          <table:table-cell table:formula="of:=[$BoostKruskalTime.$A$38]" office:value-type="float" office:value="0.155607" calcext:value-type="float">
            <text:p>0.155607</text:p>
          </table:table-cell>
          <table:table-cell office:value-type="float" office:value="0.0632168" calcext:value-type="float">
            <text:p>0.0632168</text:p>
          </table:table-cell>
          <table:table-cell table:number-columns-repeated="8"/>
        </table:table-row>
        <table:table-row table:style-name="ro1">
          <table:table-cell table:formula="of:=[$PrimaTime.$A$39]" office:value-type="float" office:value="0.0185345" calcext:value-type="float">
            <text:p>0.0185345</text:p>
          </table:table-cell>
          <table:table-cell table:formula="of:=[$KraskalaTime.$A$39]" office:value-type="float" office:value="0.033427" calcext:value-type="float">
            <text:p>0.033427</text:p>
          </table:table-cell>
          <table:table-cell table:formula="of:=[$BoruvkaTime.$A$39]" office:value-type="float" office:value="0.0230916" calcext:value-type="float">
            <text:p>0.0230916</text:p>
          </table:table-cell>
          <table:table-cell table:formula="of:=[$BoostPrimTime.$A$39]" office:value-type="float" office:value="0.0185345" calcext:value-type="float">
            <text:p>0.0185345</text:p>
          </table:table-cell>
          <table:table-cell table:formula="of:=[$BoostKruskalTime.$A$39]" office:value-type="float" office:value="0.155988" calcext:value-type="float">
            <text:p>0.155988</text:p>
          </table:table-cell>
          <table:table-cell office:value-type="float" office:value="0.06658" calcext:value-type="float">
            <text:p>0.06658</text:p>
          </table:table-cell>
          <table:table-cell table:number-columns-repeated="8"/>
        </table:table-row>
        <table:table-row table:style-name="ro1">
          <table:table-cell table:formula="of:=[$PrimaTime.$A$40]" office:value-type="float" office:value="0.0213854" calcext:value-type="float">
            <text:p>0.0213854</text:p>
          </table:table-cell>
          <table:table-cell table:formula="of:=[$KraskalaTime.$A$40]" office:value-type="float" office:value="0.0360465" calcext:value-type="float">
            <text:p>0.0360465</text:p>
          </table:table-cell>
          <table:table-cell table:formula="of:=[$BoruvkaTime.$A$40]" office:value-type="float" office:value="0.0249003" calcext:value-type="float">
            <text:p>0.0249003</text:p>
          </table:table-cell>
          <table:table-cell table:formula="of:=[$BoostPrimTime.$A$40]" office:value-type="float" office:value="0.0213854" calcext:value-type="float">
            <text:p>0.0213854</text:p>
          </table:table-cell>
          <table:table-cell table:formula="of:=[$BoostKruskalTime.$A$40]" office:value-type="float" office:value="0.156393" calcext:value-type="float">
            <text:p>0.156393</text:p>
          </table:table-cell>
          <table:table-cell office:value-type="float" office:value="0.0628122" calcext:value-type="float">
            <text:p>0.0628122</text:p>
          </table:table-cell>
          <table:table-cell table:number-columns-repeated="8"/>
        </table:table-row>
        <table:table-row table:style-name="ro1">
          <table:table-cell table:formula="of:=[$PrimaTime.$A$41]" office:value-type="float" office:value="0.0230309" calcext:value-type="float">
            <text:p>0.0230309</text:p>
          </table:table-cell>
          <table:table-cell table:formula="of:=[$KraskalaTime.$A$41]" office:value-type="float" office:value="0.0482154" calcext:value-type="float">
            <text:p>0.0482154</text:p>
          </table:table-cell>
          <table:table-cell table:formula="of:=[$BoruvkaTime.$A$41]" office:value-type="float" office:value="0.0206801" calcext:value-type="float">
            <text:p>0.0206801</text:p>
          </table:table-cell>
          <table:table-cell table:formula="of:=[$BoostPrimTime.$A$41]" office:value-type="float" office:value="0.0230309" calcext:value-type="float">
            <text:p>0.0230309</text:p>
          </table:table-cell>
          <table:table-cell table:formula="of:=[$BoostKruskalTime.$A$41]" office:value-type="float" office:value="0.306514" calcext:value-type="float">
            <text:p>0.306514</text:p>
          </table:table-cell>
          <table:table-cell office:value-type="float" office:value="0.0906046" calcext:value-type="float">
            <text:p>0.0906046</text:p>
          </table:table-cell>
          <table:table-cell table:number-columns-repeated="8"/>
        </table:table-row>
        <table:table-row table:style-name="ro1">
          <table:table-cell table:formula="of:=[$PrimaTime.$A$42]" office:value-type="float" office:value="0.0226642" calcext:value-type="float">
            <text:p>0.0226642</text:p>
          </table:table-cell>
          <table:table-cell table:formula="of:=[$KraskalaTime.$A$42]" office:value-type="float" office:value="0.0448614" calcext:value-type="float">
            <text:p>0.0448614</text:p>
          </table:table-cell>
          <table:table-cell table:formula="of:=[$BoruvkaTime.$A$42]" office:value-type="float" office:value="0.0212559" calcext:value-type="float">
            <text:p>0.0212559</text:p>
          </table:table-cell>
          <table:table-cell table:formula="of:=[$BoostPrimTime.$A$42]" office:value-type="float" office:value="0.0226642" calcext:value-type="float">
            <text:p>0.0226642</text:p>
          </table:table-cell>
          <table:table-cell table:formula="of:=[$BoostKruskalTime.$A$42]" office:value-type="float" office:value="0.270782" calcext:value-type="float">
            <text:p>0.270782</text:p>
          </table:table-cell>
          <table:table-cell office:value-type="float" office:value="0.0901912" calcext:value-type="float">
            <text:p>0.0901912</text:p>
          </table:table-cell>
          <table:table-cell table:number-columns-repeated="8"/>
        </table:table-row>
        <table:table-row table:style-name="ro1">
          <table:table-cell table:formula="of:=[$PrimaTime.$A$43]" office:value-type="float" office:value="0.0215076" calcext:value-type="float">
            <text:p>0.0215076</text:p>
          </table:table-cell>
          <table:table-cell table:formula="of:=[$KraskalaTime.$A$43]" office:value-type="float" office:value="0.0451404" calcext:value-type="float">
            <text:p>0.0451404</text:p>
          </table:table-cell>
          <table:table-cell table:formula="of:=[$BoruvkaTime.$A$43]" office:value-type="float" office:value="0.0301452" calcext:value-type="float">
            <text:p>0.0301452</text:p>
          </table:table-cell>
          <table:table-cell table:formula="of:=[$BoostPrimTime.$A$43]" office:value-type="float" office:value="0.0215076" calcext:value-type="float">
            <text:p>0.0215076</text:p>
          </table:table-cell>
          <table:table-cell table:formula="of:=[$BoostKruskalTime.$A$43]" office:value-type="float" office:value="0.225608" calcext:value-type="float">
            <text:p>0.225608</text:p>
          </table:table-cell>
          <table:table-cell office:value-type="float" office:value="0.0827569" calcext:value-type="float">
            <text:p>0.0827569</text:p>
          </table:table-cell>
          <table:table-cell table:number-columns-repeated="8"/>
        </table:table-row>
        <table:table-row table:style-name="ro1">
          <table:table-cell table:formula="of:=[$PrimaTime.$A$44]" office:value-type="float" office:value="0.024377" calcext:value-type="float">
            <text:p>0.024377</text:p>
          </table:table-cell>
          <table:table-cell table:formula="of:=[$KraskalaTime.$A$44]" office:value-type="float" office:value="0.0589144" calcext:value-type="float">
            <text:p>0.0589144</text:p>
          </table:table-cell>
          <table:table-cell table:formula="of:=[$BoruvkaTime.$A$44]" office:value-type="float" office:value="0.0291993" calcext:value-type="float">
            <text:p>0.0291993</text:p>
          </table:table-cell>
          <table:table-cell table:formula="of:=[$BoostPrimTime.$A$44]" office:value-type="float" office:value="0.024377" calcext:value-type="float">
            <text:p>0.024377</text:p>
          </table:table-cell>
          <table:table-cell table:formula="of:=[$BoostKruskalTime.$A$44]" office:value-type="float" office:value="0.24827" calcext:value-type="float">
            <text:p>0.24827</text:p>
          </table:table-cell>
          <table:table-cell office:value-type="float" office:value="0.0830961" calcext:value-type="float">
            <text:p>0.0830961</text:p>
          </table:table-cell>
          <table:table-cell table:number-columns-repeated="8"/>
        </table:table-row>
        <table:table-row table:style-name="ro1">
          <table:table-cell table:formula="of:=[$PrimaTime.$A$45]" office:value-type="float" office:value="0.0223041" calcext:value-type="float">
            <text:p>0.0223041</text:p>
          </table:table-cell>
          <table:table-cell table:formula="of:=[$KraskalaTime.$A$45]" office:value-type="float" office:value="0.0450991" calcext:value-type="float">
            <text:p>0.0450991</text:p>
          </table:table-cell>
          <table:table-cell table:formula="of:=[$BoruvkaTime.$A$45]" office:value-type="float" office:value="0.0301267" calcext:value-type="float">
            <text:p>0.0301267</text:p>
          </table:table-cell>
          <table:table-cell table:formula="of:=[$BoostPrimTime.$A$45]" office:value-type="float" office:value="0.0223041" calcext:value-type="float">
            <text:p>0.0223041</text:p>
          </table:table-cell>
          <table:table-cell table:formula="of:=[$BoostKruskalTime.$A$45]" office:value-type="float" office:value="0.206889" calcext:value-type="float">
            <text:p>0.206889</text:p>
          </table:table-cell>
          <table:table-cell office:value-type="float" office:value="0.0811038" calcext:value-type="float">
            <text:p>0.0811038</text:p>
          </table:table-cell>
          <table:table-cell table:number-columns-repeated="8"/>
        </table:table-row>
        <table:table-row table:style-name="ro1">
          <table:table-cell table:formula="of:=[$PrimaTime.$A$46]" office:value-type="float" office:value="0.0223006" calcext:value-type="float">
            <text:p>0.0223006</text:p>
          </table:table-cell>
          <table:table-cell table:formula="of:=[$KraskalaTime.$A$46]" office:value-type="float" office:value="0.0450586" calcext:value-type="float">
            <text:p>0.0450586</text:p>
          </table:table-cell>
          <table:table-cell table:formula="of:=[$BoruvkaTime.$A$46]" office:value-type="float" office:value="0.0208498" calcext:value-type="float">
            <text:p>0.0208498</text:p>
          </table:table-cell>
          <table:table-cell table:formula="of:=[$BoostPrimTime.$A$46]" office:value-type="float" office:value="0.0223006" calcext:value-type="float">
            <text:p>0.0223006</text:p>
          </table:table-cell>
          <table:table-cell table:formula="of:=[$BoostKruskalTime.$A$46]" office:value-type="float" office:value="0.205866" calcext:value-type="float">
            <text:p>0.205866</text:p>
          </table:table-cell>
          <table:table-cell office:value-type="float" office:value="0.0822167" calcext:value-type="float">
            <text:p>0.0822167</text:p>
          </table:table-cell>
          <table:table-cell table:number-columns-repeated="8"/>
        </table:table-row>
        <table:table-row table:style-name="ro1">
          <table:table-cell table:formula="of:=[$PrimaTime.$A$47]" office:value-type="float" office:value="0.0223781" calcext:value-type="float">
            <text:p>0.0223781</text:p>
          </table:table-cell>
          <table:table-cell table:formula="of:=[$KraskalaTime.$A$47]" office:value-type="float" office:value="0.0459423" calcext:value-type="float">
            <text:p>0.0459423</text:p>
          </table:table-cell>
          <table:table-cell table:formula="of:=[$BoruvkaTime.$A$47]" office:value-type="float" office:value="0.0205587" calcext:value-type="float">
            <text:p>0.0205587</text:p>
          </table:table-cell>
          <table:table-cell table:formula="of:=[$BoostPrimTime.$A$47]" office:value-type="float" office:value="0.0223781" calcext:value-type="float">
            <text:p>0.0223781</text:p>
          </table:table-cell>
          <table:table-cell table:formula="of:=[$BoostKruskalTime.$A$47]" office:value-type="float" office:value="0.22758" calcext:value-type="float">
            <text:p>0.22758</text:p>
          </table:table-cell>
          <table:table-cell office:value-type="float" office:value="0.0813904" calcext:value-type="float">
            <text:p>0.0813904</text:p>
          </table:table-cell>
          <table:table-cell table:number-columns-repeated="8"/>
        </table:table-row>
        <table:table-row table:style-name="ro1">
          <table:table-cell table:formula="of:=[$PrimaTime.$A$48]" office:value-type="float" office:value="0.0224072" calcext:value-type="float">
            <text:p>0.0224072</text:p>
          </table:table-cell>
          <table:table-cell table:formula="of:=[$KraskalaTime.$A$48]" office:value-type="float" office:value="0.0442383" calcext:value-type="float">
            <text:p>0.0442383</text:p>
          </table:table-cell>
          <table:table-cell table:formula="of:=[$BoruvkaTime.$A$48]" office:value-type="float" office:value="0.031427" calcext:value-type="float">
            <text:p>0.031427</text:p>
          </table:table-cell>
          <table:table-cell table:formula="of:=[$BoostPrimTime.$A$48]" office:value-type="float" office:value="0.0224072" calcext:value-type="float">
            <text:p>0.0224072</text:p>
          </table:table-cell>
          <table:table-cell table:formula="of:=[$BoostKruskalTime.$A$48]" office:value-type="float" office:value="0.22094" calcext:value-type="float">
            <text:p>0.22094</text:p>
          </table:table-cell>
          <table:table-cell office:value-type="float" office:value="0.0892317" calcext:value-type="float">
            <text:p>0.0892317</text:p>
          </table:table-cell>
          <table:table-cell table:number-columns-repeated="8"/>
        </table:table-row>
        <table:table-row table:style-name="ro1">
          <table:table-cell table:formula="of:=[$PrimaTime.$A$49]" office:value-type="float" office:value="0.0216696" calcext:value-type="float">
            <text:p>0.0216696</text:p>
          </table:table-cell>
          <table:table-cell table:formula="of:=[$KraskalaTime.$A$49]" office:value-type="float" office:value="0.044872" calcext:value-type="float">
            <text:p>0.044872</text:p>
          </table:table-cell>
          <table:table-cell table:formula="of:=[$BoruvkaTime.$A$49]" office:value-type="float" office:value="0.0305872" calcext:value-type="float">
            <text:p>0.0305872</text:p>
          </table:table-cell>
          <table:table-cell table:formula="of:=[$BoostPrimTime.$A$49]" office:value-type="float" office:value="0.0216696" calcext:value-type="float">
            <text:p>0.0216696</text:p>
          </table:table-cell>
          <table:table-cell table:formula="of:=[$BoostKruskalTime.$A$49]" office:value-type="float" office:value="0.222274" calcext:value-type="float">
            <text:p>0.222274</text:p>
          </table:table-cell>
          <table:table-cell office:value-type="float" office:value="0.0874629" calcext:value-type="float">
            <text:p>0.0874629</text:p>
          </table:table-cell>
          <table:table-cell table:number-columns-repeated="8"/>
        </table:table-row>
        <table:table-row table:style-name="ro1">
          <table:table-cell table:formula="of:=[$PrimaTime.$A$50]" office:value-type="float" office:value="0.0229767" calcext:value-type="float">
            <text:p>0.0229767</text:p>
          </table:table-cell>
          <table:table-cell table:formula="of:=[$KraskalaTime.$A$50]" office:value-type="float" office:value="0.0478819" calcext:value-type="float">
            <text:p>0.0478819</text:p>
          </table:table-cell>
          <table:table-cell table:formula="of:=[$BoruvkaTime.$A$50]" office:value-type="float" office:value="0.0303921" calcext:value-type="float">
            <text:p>0.0303921</text:p>
          </table:table-cell>
          <table:table-cell table:formula="of:=[$BoostPrimTime.$A$50]" office:value-type="float" office:value="0.0229767" calcext:value-type="float">
            <text:p>0.0229767</text:p>
          </table:table-cell>
          <table:table-cell table:formula="of:=[$BoostKruskalTime.$A$50]" office:value-type="float" office:value="0.241432" calcext:value-type="float">
            <text:p>0.241432</text:p>
          </table:table-cell>
          <table:table-cell office:value-type="float" office:value="0.0906196" calcext:value-type="float">
            <text:p>0.0906196</text:p>
          </table:table-cell>
          <table:table-cell table:number-columns-repeated="8"/>
        </table:table-row>
        <table:table-row table:style-name="ro1">
          <table:table-cell table:formula="of:=[$PrimaTime.$A$51]" office:value-type="float" office:value="0.029136" calcext:value-type="float">
            <text:p>0.029136</text:p>
          </table:table-cell>
          <table:table-cell table:formula="of:=[$KraskalaTime.$A$51]" office:value-type="float" office:value="0.0551178" calcext:value-type="float">
            <text:p>0.0551178</text:p>
          </table:table-cell>
          <table:table-cell table:formula="of:=[$BoruvkaTime.$A$51]" office:value-type="float" office:value="0.025255" calcext:value-type="float">
            <text:p>0.025255</text:p>
          </table:table-cell>
          <table:table-cell table:formula="of:=[$BoostPrimTime.$A$51]" office:value-type="float" office:value="0.029136" calcext:value-type="float">
            <text:p>0.029136</text:p>
          </table:table-cell>
          <table:table-cell table:formula="of:=[$BoostKruskalTime.$A$51]" office:value-type="float" office:value="0.312575" calcext:value-type="float">
            <text:p>0.312575</text:p>
          </table:table-cell>
          <table:table-cell office:value-type="float" office:value="0.103484" calcext:value-type="float">
            <text:p>0.103484</text:p>
          </table:table-cell>
          <table:table-cell table:number-columns-repeated="8"/>
        </table:table-row>
        <table:table-row table:style-name="ro1">
          <table:table-cell table:formula="of:=[$PrimaTime.$A$52]" office:value-type="float" office:value="0.0367835" calcext:value-type="float">
            <text:p>0.0367835</text:p>
          </table:table-cell>
          <table:table-cell table:formula="of:=[$KraskalaTime.$A$52]" office:value-type="float" office:value="0.0569223" calcext:value-type="float">
            <text:p>0.0569223</text:p>
          </table:table-cell>
          <table:table-cell table:formula="of:=[$BoruvkaTime.$A$52]" office:value-type="float" office:value="0.0346231" calcext:value-type="float">
            <text:p>0.0346231</text:p>
          </table:table-cell>
          <table:table-cell table:formula="of:=[$BoostPrimTime.$A$52]" office:value-type="float" office:value="0.0367835" calcext:value-type="float">
            <text:p>0.0367835</text:p>
          </table:table-cell>
          <table:table-cell table:formula="of:=[$BoostKruskalTime.$A$52]" office:value-type="float" office:value="0.25972" calcext:value-type="float">
            <text:p>0.25972</text:p>
          </table:table-cell>
          <table:table-cell office:value-type="float" office:value="0.105307" calcext:value-type="float">
            <text:p>0.105307</text:p>
          </table:table-cell>
          <table:table-cell table:number-columns-repeated="8"/>
        </table:table-row>
        <table:table-row table:style-name="ro1">
          <table:table-cell table:formula="of:=[$PrimaTime.$A$53]" office:value-type="float" office:value="0.0295697" calcext:value-type="float">
            <text:p>0.0295697</text:p>
          </table:table-cell>
          <table:table-cell table:formula="of:=[$KraskalaTime.$A$53]" office:value-type="float" office:value="0.0543963" calcext:value-type="float">
            <text:p>0.0543963</text:p>
          </table:table-cell>
          <table:table-cell table:formula="of:=[$BoruvkaTime.$A$53]" office:value-type="float" office:value="0.0254185" calcext:value-type="float">
            <text:p>0.0254185</text:p>
          </table:table-cell>
          <table:table-cell table:formula="of:=[$BoostPrimTime.$A$53]" office:value-type="float" office:value="0.0295697" calcext:value-type="float">
            <text:p>0.0295697</text:p>
          </table:table-cell>
          <table:table-cell table:formula="of:=[$BoostKruskalTime.$A$53]" office:value-type="float" office:value="0.28373" calcext:value-type="float">
            <text:p>0.28373</text:p>
          </table:table-cell>
          <table:table-cell office:value-type="float" office:value="0.10133" calcext:value-type="float">
            <text:p>0.10133</text:p>
          </table:table-cell>
          <table:table-cell table:number-columns-repeated="8"/>
        </table:table-row>
        <table:table-row table:style-name="ro1">
          <table:table-cell table:formula="of:=[$PrimaTime.$A$54]" office:value-type="float" office:value="0.0283382" calcext:value-type="float">
            <text:p>0.0283382</text:p>
          </table:table-cell>
          <table:table-cell table:formula="of:=[$KraskalaTime.$A$54]" office:value-type="float" office:value="0.0550909" calcext:value-type="float">
            <text:p>0.0550909</text:p>
          </table:table-cell>
          <table:table-cell table:formula="of:=[$BoruvkaTime.$A$54]" office:value-type="float" office:value="0.0247715" calcext:value-type="float">
            <text:p>0.0247715</text:p>
          </table:table-cell>
          <table:table-cell table:formula="of:=[$BoostPrimTime.$A$54]" office:value-type="float" office:value="0.0283382" calcext:value-type="float">
            <text:p>0.0283382</text:p>
          </table:table-cell>
          <table:table-cell table:formula="of:=[$BoostKruskalTime.$A$54]" office:value-type="float" office:value="0.25531" calcext:value-type="float">
            <text:p>0.25531</text:p>
          </table:table-cell>
          <table:table-cell office:value-type="float" office:value="0.101285" calcext:value-type="float">
            <text:p>0.101285</text:p>
          </table:table-cell>
          <table:table-cell table:number-columns-repeated="8"/>
        </table:table-row>
        <table:table-row table:style-name="ro1">
          <table:table-cell table:formula="of:=[$PrimaTime.$A$55]" office:value-type="float" office:value="0.0294526" calcext:value-type="float">
            <text:p>0.0294526</text:p>
          </table:table-cell>
          <table:table-cell table:formula="of:=[$KraskalaTime.$A$55]" office:value-type="float" office:value="0.0518072" calcext:value-type="float">
            <text:p>0.0518072</text:p>
          </table:table-cell>
          <table:table-cell table:formula="of:=[$BoruvkaTime.$A$55]" office:value-type="float" office:value="0.0241734" calcext:value-type="float">
            <text:p>0.0241734</text:p>
          </table:table-cell>
          <table:table-cell table:formula="of:=[$BoostPrimTime.$A$55]" office:value-type="float" office:value="0.0294526" calcext:value-type="float">
            <text:p>0.0294526</text:p>
          </table:table-cell>
          <table:table-cell table:formula="of:=[$BoostKruskalTime.$A$55]" office:value-type="float" office:value="0.24426" calcext:value-type="float">
            <text:p>0.24426</text:p>
          </table:table-cell>
          <table:table-cell office:value-type="float" office:value="0.100504" calcext:value-type="float">
            <text:p>0.100504</text:p>
          </table:table-cell>
          <table:table-cell table:number-columns-repeated="8"/>
        </table:table-row>
        <table:table-row table:style-name="ro1">
          <table:table-cell table:formula="of:=[$PrimaTime.$A$56]" office:value-type="float" office:value="0.0275773" calcext:value-type="float">
            <text:p>0.0275773</text:p>
          </table:table-cell>
          <table:table-cell table:formula="of:=[$KraskalaTime.$A$56]" office:value-type="float" office:value="0.0543551" calcext:value-type="float">
            <text:p>0.0543551</text:p>
          </table:table-cell>
          <table:table-cell table:formula="of:=[$BoruvkaTime.$A$56]" office:value-type="float" office:value="0.0244706" calcext:value-type="float">
            <text:p>0.0244706</text:p>
          </table:table-cell>
          <table:table-cell table:formula="of:=[$BoostPrimTime.$A$56]" office:value-type="float" office:value="0.0275773" calcext:value-type="float">
            <text:p>0.0275773</text:p>
          </table:table-cell>
          <table:table-cell table:formula="of:=[$BoostKruskalTime.$A$56]" office:value-type="float" office:value="0.257886" calcext:value-type="float">
            <text:p>0.257886</text:p>
          </table:table-cell>
          <table:table-cell office:value-type="float" office:value="0.103265" calcext:value-type="float">
            <text:p>0.103265</text:p>
          </table:table-cell>
          <table:table-cell table:number-columns-repeated="8"/>
        </table:table-row>
        <table:table-row table:style-name="ro1">
          <table:table-cell table:formula="of:=[$PrimaTime.$A$57]" office:value-type="float" office:value="0.0286671" calcext:value-type="float">
            <text:p>0.0286671</text:p>
          </table:table-cell>
          <table:table-cell table:formula="of:=[$KraskalaTime.$A$57]" office:value-type="float" office:value="0.0520672" calcext:value-type="float">
            <text:p>0.0520672</text:p>
          </table:table-cell>
          <table:table-cell table:formula="of:=[$BoruvkaTime.$A$57]" office:value-type="float" office:value="0.0354077" calcext:value-type="float">
            <text:p>0.0354077</text:p>
          </table:table-cell>
          <table:table-cell table:formula="of:=[$BoostPrimTime.$A$57]" office:value-type="float" office:value="0.0286671" calcext:value-type="float">
            <text:p>0.0286671</text:p>
          </table:table-cell>
          <table:table-cell table:formula="of:=[$BoostKruskalTime.$A$57]" office:value-type="float" office:value="0.264157" calcext:value-type="float">
            <text:p>0.264157</text:p>
          </table:table-cell>
          <table:table-cell office:value-type="float" office:value="0.108132" calcext:value-type="float">
            <text:p>0.108132</text:p>
          </table:table-cell>
          <table:table-cell table:number-columns-repeated="8"/>
        </table:table-row>
        <table:table-row table:style-name="ro1">
          <table:table-cell table:formula="of:=[$PrimaTime.$A$58]" office:value-type="float" office:value="0.0307431" calcext:value-type="float">
            <text:p>0.0307431</text:p>
          </table:table-cell>
          <table:table-cell table:formula="of:=[$KraskalaTime.$A$58]" office:value-type="float" office:value="0.0533033" calcext:value-type="float">
            <text:p>0.0533033</text:p>
          </table:table-cell>
          <table:table-cell table:formula="of:=[$BoruvkaTime.$A$58]" office:value-type="float" office:value="0.0338483" calcext:value-type="float">
            <text:p>0.0338483</text:p>
          </table:table-cell>
          <table:table-cell table:formula="of:=[$BoostPrimTime.$A$58]" office:value-type="float" office:value="0.0307431" calcext:value-type="float">
            <text:p>0.0307431</text:p>
          </table:table-cell>
          <table:table-cell table:formula="of:=[$BoostKruskalTime.$A$58]" office:value-type="float" office:value="0.26418" calcext:value-type="float">
            <text:p>0.26418</text:p>
          </table:table-cell>
          <table:table-cell office:value-type="float" office:value="0.106447" calcext:value-type="float">
            <text:p>0.106447</text:p>
          </table:table-cell>
          <table:table-cell table:number-columns-repeated="8"/>
        </table:table-row>
        <table:table-row table:style-name="ro1">
          <table:table-cell table:formula="of:=[$PrimaTime.$A$59]" office:value-type="float" office:value="0.0395979" calcext:value-type="float">
            <text:p>0.0395979</text:p>
          </table:table-cell>
          <table:table-cell table:formula="of:=[$KraskalaTime.$A$59]" office:value-type="float" office:value="0.0512947" calcext:value-type="float">
            <text:p>0.0512947</text:p>
          </table:table-cell>
          <table:table-cell table:formula="of:=[$BoruvkaTime.$A$59]" office:value-type="float" office:value="0.0341409" calcext:value-type="float">
            <text:p>0.0341409</text:p>
          </table:table-cell>
          <table:table-cell table:formula="of:=[$BoostPrimTime.$A$59]" office:value-type="float" office:value="0.0395979" calcext:value-type="float">
            <text:p>0.0395979</text:p>
          </table:table-cell>
          <table:table-cell table:formula="of:=[$BoostKruskalTime.$A$59]" office:value-type="float" office:value="0.253172" calcext:value-type="float">
            <text:p>0.253172</text:p>
          </table:table-cell>
          <table:table-cell office:value-type="float" office:value="0.111091" calcext:value-type="float">
            <text:p>0.111091</text:p>
          </table:table-cell>
          <table:table-cell table:number-columns-repeated="8"/>
        </table:table-row>
        <table:table-row table:style-name="ro1">
          <table:table-cell table:formula="of:=[$PrimaTime.$A$60]" office:value-type="float" office:value="0.0290597" calcext:value-type="float">
            <text:p>0.0290597</text:p>
          </table:table-cell>
          <table:table-cell table:formula="of:=[$KraskalaTime.$A$60]" office:value-type="float" office:value="0.0545549" calcext:value-type="float">
            <text:p>0.0545549</text:p>
          </table:table-cell>
          <table:table-cell table:formula="of:=[$BoruvkaTime.$A$60]" office:value-type="float" office:value="0.0332852" calcext:value-type="float">
            <text:p>0.0332852</text:p>
          </table:table-cell>
          <table:table-cell table:formula="of:=[$BoostPrimTime.$A$60]" office:value-type="float" office:value="0.0290597" calcext:value-type="float">
            <text:p>0.0290597</text:p>
          </table:table-cell>
          <table:table-cell table:formula="of:=[$BoostKruskalTime.$A$60]" office:value-type="float" office:value="0.255171" calcext:value-type="float">
            <text:p>0.255171</text:p>
          </table:table-cell>
          <table:table-cell office:value-type="float" office:value="0.116343" calcext:value-type="float">
            <text:p>0.116343</text:p>
          </table:table-cell>
          <table:table-cell table:number-columns-repeated="8"/>
        </table:table-row>
        <table:table-row table:style-name="ro1">
          <table:table-cell table:formula="of:=[$PrimaTime.$A$61]" office:value-type="float" office:value="0.0339751" calcext:value-type="float">
            <text:p>0.0339751</text:p>
          </table:table-cell>
          <table:table-cell table:formula="of:=[$KraskalaTime.$A$61]" office:value-type="float" office:value="0.0669395" calcext:value-type="float">
            <text:p>0.0669395</text:p>
          </table:table-cell>
          <table:table-cell table:formula="of:=[$BoruvkaTime.$A$61]" office:value-type="float" office:value="0.0434826" calcext:value-type="float">
            <text:p>0.0434826</text:p>
          </table:table-cell>
          <table:table-cell table:formula="of:=[$BoostPrimTime.$A$61]" office:value-type="float" office:value="0.0339751" calcext:value-type="float">
            <text:p>0.0339751</text:p>
          </table:table-cell>
          <table:table-cell table:formula="of:=[$BoostKruskalTime.$A$61]" office:value-type="float" office:value="0.310427" calcext:value-type="float">
            <text:p>0.310427</text:p>
          </table:table-cell>
          <table:table-cell office:value-type="float" office:value="0.131474" calcext:value-type="float">
            <text:p>0.131474</text:p>
          </table:table-cell>
          <table:table-cell table:number-columns-repeated="8"/>
        </table:table-row>
        <table:table-row table:style-name="ro1">
          <table:table-cell table:formula="of:=[$PrimaTime.$A$62]" office:value-type="float" office:value="0.0325946" calcext:value-type="float">
            <text:p>0.0325946</text:p>
          </table:table-cell>
          <table:table-cell table:formula="of:=[$KraskalaTime.$A$62]" office:value-type="float" office:value="0.0627716" calcext:value-type="float">
            <text:p>0.0627716</text:p>
          </table:table-cell>
          <table:table-cell table:formula="of:=[$BoruvkaTime.$A$62]" office:value-type="float" office:value="0.0289244" calcext:value-type="float">
            <text:p>0.0289244</text:p>
          </table:table-cell>
          <table:table-cell table:formula="of:=[$BoostPrimTime.$A$62]" office:value-type="float" office:value="0.0325946" calcext:value-type="float">
            <text:p>0.0325946</text:p>
          </table:table-cell>
          <table:table-cell table:formula="of:=[$BoostKruskalTime.$A$62]" office:value-type="float" office:value="0.315575" calcext:value-type="float">
            <text:p>0.315575</text:p>
          </table:table-cell>
          <table:table-cell office:value-type="float" office:value="0.142624" calcext:value-type="float">
            <text:p>0.142624</text:p>
          </table:table-cell>
          <table:table-cell table:number-columns-repeated="8"/>
        </table:table-row>
        <table:table-row table:style-name="ro1">
          <table:table-cell table:formula="of:=[$PrimaTime.$A$63]" office:value-type="float" office:value="0.0341448" calcext:value-type="float">
            <text:p>0.0341448</text:p>
          </table:table-cell>
          <table:table-cell table:formula="of:=[$KraskalaTime.$A$63]" office:value-type="float" office:value="0.0695336" calcext:value-type="float">
            <text:p>0.0695336</text:p>
          </table:table-cell>
          <table:table-cell table:formula="of:=[$BoruvkaTime.$A$63]" office:value-type="float" office:value="0.0272567" calcext:value-type="float">
            <text:p>0.0272567</text:p>
          </table:table-cell>
          <table:table-cell table:formula="of:=[$BoostPrimTime.$A$63]" office:value-type="float" office:value="0.0341448" calcext:value-type="float">
            <text:p>0.0341448</text:p>
          </table:table-cell>
          <table:table-cell table:formula="of:=[$BoostKruskalTime.$A$63]" office:value-type="float" office:value="0.369043" calcext:value-type="float">
            <text:p>0.369043</text:p>
          </table:table-cell>
          <table:table-cell office:value-type="float" office:value="0.229862" calcext:value-type="float">
            <text:p>0.229862</text:p>
          </table:table-cell>
          <table:table-cell table:number-columns-repeated="8"/>
        </table:table-row>
        <table:table-row table:style-name="ro1">
          <table:table-cell table:formula="of:=[$PrimaTime.$A$64]" office:value-type="float" office:value="0.0332051" calcext:value-type="float">
            <text:p>0.0332051</text:p>
          </table:table-cell>
          <table:table-cell table:formula="of:=[$KraskalaTime.$A$64]" office:value-type="float" office:value="0.0610715" calcext:value-type="float">
            <text:p>0.0610715</text:p>
          </table:table-cell>
          <table:table-cell table:formula="of:=[$BoruvkaTime.$A$64]" office:value-type="float" office:value="0.0295987" calcext:value-type="float">
            <text:p>0.0295987</text:p>
          </table:table-cell>
          <table:table-cell table:formula="of:=[$BoostPrimTime.$A$64]" office:value-type="float" office:value="0.0332051" calcext:value-type="float">
            <text:p>0.0332051</text:p>
          </table:table-cell>
          <table:table-cell table:formula="of:=[$BoostKruskalTime.$A$64]" office:value-type="float" office:value="0.307933" calcext:value-type="float">
            <text:p>0.307933</text:p>
          </table:table-cell>
          <table:table-cell office:value-type="float" office:value="0.145479" calcext:value-type="float">
            <text:p>0.145479</text:p>
          </table:table-cell>
          <table:table-cell table:number-columns-repeated="8"/>
        </table:table-row>
        <table:table-row table:style-name="ro1">
          <table:table-cell table:formula="of:=[$PrimaTime.$A$65]" office:value-type="float" office:value="0.0340016" calcext:value-type="float">
            <text:p>0.0340016</text:p>
          </table:table-cell>
          <table:table-cell table:formula="of:=[$KraskalaTime.$A$65]" office:value-type="float" office:value="0.064822" calcext:value-type="float">
            <text:p>0.064822</text:p>
          </table:table-cell>
          <table:table-cell table:formula="of:=[$BoruvkaTime.$A$65]" office:value-type="float" office:value="0.040632" calcext:value-type="float">
            <text:p>0.040632</text:p>
          </table:table-cell>
          <table:table-cell table:formula="of:=[$BoostPrimTime.$A$65]" office:value-type="float" office:value="0.0340016" calcext:value-type="float">
            <text:p>0.0340016</text:p>
          </table:table-cell>
          <table:table-cell table:formula="of:=[$BoostKruskalTime.$A$65]" office:value-type="float" office:value="0.319296" calcext:value-type="float">
            <text:p>0.319296</text:p>
          </table:table-cell>
          <table:table-cell office:value-type="float" office:value="0.123189" calcext:value-type="float">
            <text:p>0.123189</text:p>
          </table:table-cell>
          <table:table-cell table:number-columns-repeated="8"/>
        </table:table-row>
        <table:table-row table:style-name="ro1">
          <table:table-cell table:formula="of:=[$PrimaTime.$A$66]" office:value-type="float" office:value="0.0300696" calcext:value-type="float">
            <text:p>0.0300696</text:p>
          </table:table-cell>
          <table:table-cell table:formula="of:=[$KraskalaTime.$A$66]" office:value-type="float" office:value="0.0624844" calcext:value-type="float">
            <text:p>0.0624844</text:p>
          </table:table-cell>
          <table:table-cell table:formula="of:=[$BoruvkaTime.$A$66]" office:value-type="float" office:value="0.0410204" calcext:value-type="float">
            <text:p>0.0410204</text:p>
          </table:table-cell>
          <table:table-cell table:formula="of:=[$BoostPrimTime.$A$66]" office:value-type="float" office:value="0.0300696" calcext:value-type="float">
            <text:p>0.0300696</text:p>
          </table:table-cell>
          <table:table-cell table:formula="of:=[$BoostKruskalTime.$A$66]" office:value-type="float" office:value="0.35547" calcext:value-type="float">
            <text:p>0.35547</text:p>
          </table:table-cell>
          <table:table-cell office:value-type="float" office:value="0.134165" calcext:value-type="float">
            <text:p>0.134165</text:p>
          </table:table-cell>
          <table:table-cell table:number-columns-repeated="8"/>
        </table:table-row>
        <table:table-row table:style-name="ro1">
          <table:table-cell table:formula="of:=[$PrimaTime.$A$67]" office:value-type="float" office:value="0.0341542" calcext:value-type="float">
            <text:p>0.0341542</text:p>
          </table:table-cell>
          <table:table-cell table:formula="of:=[$KraskalaTime.$A$67]" office:value-type="float" office:value="0.0646817" calcext:value-type="float">
            <text:p>0.0646817</text:p>
          </table:table-cell>
          <table:table-cell table:formula="of:=[$BoruvkaTime.$A$67]" office:value-type="float" office:value="0.0595164" calcext:value-type="float">
            <text:p>0.0595164</text:p>
          </table:table-cell>
          <table:table-cell table:formula="of:=[$BoostPrimTime.$A$67]" office:value-type="float" office:value="0.0341542" calcext:value-type="float">
            <text:p>0.0341542</text:p>
          </table:table-cell>
          <table:table-cell table:formula="of:=[$BoostKruskalTime.$A$67]" office:value-type="float" office:value="0.323484" calcext:value-type="float">
            <text:p>0.323484</text:p>
          </table:table-cell>
          <table:table-cell office:value-type="float" office:value="0.133737" calcext:value-type="float">
            <text:p>0.133737</text:p>
          </table:table-cell>
          <table:table-cell table:number-columns-repeated="8"/>
        </table:table-row>
        <table:table-row table:style-name="ro1">
          <table:table-cell table:formula="of:=[$PrimaTime.$A$68]" office:value-type="float" office:value="0.0331428" calcext:value-type="float">
            <text:p>0.0331428</text:p>
          </table:table-cell>
          <table:table-cell table:formula="of:=[$KraskalaTime.$A$68]" office:value-type="float" office:value="0.0660075" calcext:value-type="float">
            <text:p>0.0660075</text:p>
          </table:table-cell>
          <table:table-cell table:formula="of:=[$BoruvkaTime.$A$68]" office:value-type="float" office:value="0.0286262" calcext:value-type="float">
            <text:p>0.0286262</text:p>
          </table:table-cell>
          <table:table-cell table:formula="of:=[$BoostPrimTime.$A$68]" office:value-type="float" office:value="0.0331428" calcext:value-type="float">
            <text:p>0.0331428</text:p>
          </table:table-cell>
          <table:table-cell table:formula="of:=[$BoostKruskalTime.$A$68]" office:value-type="float" office:value="0.310397" calcext:value-type="float">
            <text:p>0.310397</text:p>
          </table:table-cell>
          <table:table-cell office:value-type="float" office:value="0.120566" calcext:value-type="float">
            <text:p>0.120566</text:p>
          </table:table-cell>
          <table:table-cell table:number-columns-repeated="8"/>
        </table:table-row>
        <table:table-row table:style-name="ro1">
          <table:table-cell table:formula="of:=[$PrimaTime.$A$69]" office:value-type="float" office:value="0.0319306" calcext:value-type="float">
            <text:p>0.0319306</text:p>
          </table:table-cell>
          <table:table-cell table:formula="of:=[$KraskalaTime.$A$69]" office:value-type="float" office:value="0.0616199" calcext:value-type="float">
            <text:p>0.0616199</text:p>
          </table:table-cell>
          <table:table-cell table:formula="of:=[$BoruvkaTime.$A$69]" office:value-type="float" office:value="0.0391909" calcext:value-type="float">
            <text:p>0.0391909</text:p>
          </table:table-cell>
          <table:table-cell table:formula="of:=[$BoostPrimTime.$A$69]" office:value-type="float" office:value="0.0319306" calcext:value-type="float">
            <text:p>0.0319306</text:p>
          </table:table-cell>
          <table:table-cell table:formula="of:=[$BoostKruskalTime.$A$69]" office:value-type="float" office:value="0.333857" calcext:value-type="float">
            <text:p>0.333857</text:p>
          </table:table-cell>
          <table:table-cell office:value-type="float" office:value="0.124505" calcext:value-type="float">
            <text:p>0.124505</text:p>
          </table:table-cell>
          <table:table-cell table:number-columns-repeated="8"/>
        </table:table-row>
        <table:table-row table:style-name="ro1">
          <table:table-cell table:formula="of:=[$PrimaTime.$A$70]" office:value-type="float" office:value="0.0328861" calcext:value-type="float">
            <text:p>0.0328861</text:p>
          </table:table-cell>
          <table:table-cell table:formula="of:=[$KraskalaTime.$A$70]" office:value-type="float" office:value="0.0611093" calcext:value-type="float">
            <text:p>0.0611093</text:p>
          </table:table-cell>
          <table:table-cell table:formula="of:=[$BoruvkaTime.$A$70]" office:value-type="float" office:value="0.0421526" calcext:value-type="float">
            <text:p>0.0421526</text:p>
          </table:table-cell>
          <table:table-cell table:formula="of:=[$BoostPrimTime.$A$70]" office:value-type="float" office:value="0.0328861" calcext:value-type="float">
            <text:p>0.0328861</text:p>
          </table:table-cell>
          <table:table-cell table:formula="of:=[$BoostKruskalTime.$A$70]" office:value-type="float" office:value="0.323983" calcext:value-type="float">
            <text:p>0.323983</text:p>
          </table:table-cell>
          <table:table-cell office:value-type="float" office:value="0.121902" calcext:value-type="float">
            <text:p>0.121902</text:p>
          </table:table-cell>
          <table:table-cell table:number-columns-repeated="8"/>
        </table:table-row>
        <table:table-row table:style-name="ro1">
          <table:table-cell table:formula="of:=[$PrimaTime.$A$71]" office:value-type="float" office:value="0.038537" calcext:value-type="float">
            <text:p>0.038537</text:p>
          </table:table-cell>
          <table:table-cell table:formula="of:=[$KraskalaTime.$A$71]" office:value-type="float" office:value="0.0771438" calcext:value-type="float">
            <text:p>0.0771438</text:p>
          </table:table-cell>
          <table:table-cell table:formula="of:=[$BoruvkaTime.$A$71]" office:value-type="float" office:value="0.0488341" calcext:value-type="float">
            <text:p>0.0488341</text:p>
          </table:table-cell>
          <table:table-cell table:formula="of:=[$BoostPrimTime.$A$71]" office:value-type="float" office:value="0.038537" calcext:value-type="float">
            <text:p>0.038537</text:p>
          </table:table-cell>
          <table:table-cell table:formula="of:=[$BoostKruskalTime.$A$71]" office:value-type="float" office:value="0.374392" calcext:value-type="float">
            <text:p>0.374392</text:p>
          </table:table-cell>
          <table:table-cell office:value-type="float" office:value="0.13824" calcext:value-type="float">
            <text:p>0.13824</text:p>
          </table:table-cell>
          <table:table-cell table:number-columns-repeated="8"/>
        </table:table-row>
        <table:table-row table:style-name="ro1">
          <table:table-cell table:formula="of:=[$PrimaTime.$A$72]" office:value-type="float" office:value="0.0349523" calcext:value-type="float">
            <text:p>0.0349523</text:p>
          </table:table-cell>
          <table:table-cell table:formula="of:=[$KraskalaTime.$A$72]" office:value-type="float" office:value="0.0814042" calcext:value-type="float">
            <text:p>0.0814042</text:p>
          </table:table-cell>
          <table:table-cell table:formula="of:=[$BoruvkaTime.$A$72]" office:value-type="float" office:value="0.0494508" calcext:value-type="float">
            <text:p>0.0494508</text:p>
          </table:table-cell>
          <table:table-cell table:formula="of:=[$BoostPrimTime.$A$72]" office:value-type="float" office:value="0.0349523" calcext:value-type="float">
            <text:p>0.0349523</text:p>
          </table:table-cell>
          <table:table-cell table:formula="of:=[$BoostKruskalTime.$A$72]" office:value-type="float" office:value="0.371972" calcext:value-type="float">
            <text:p>0.371972</text:p>
          </table:table-cell>
          <table:table-cell office:value-type="float" office:value="0.149438" calcext:value-type="float">
            <text:p>0.149438</text:p>
          </table:table-cell>
          <table:table-cell table:number-columns-repeated="8"/>
        </table:table-row>
        <table:table-row table:style-name="ro1">
          <table:table-cell table:formula="of:=[$PrimaTime.$A$73]" office:value-type="float" office:value="0.0343914" calcext:value-type="float">
            <text:p>0.0343914</text:p>
          </table:table-cell>
          <table:table-cell table:formula="of:=[$KraskalaTime.$A$73]" office:value-type="float" office:value="0.0746554" calcext:value-type="float">
            <text:p>0.0746554</text:p>
          </table:table-cell>
          <table:table-cell table:formula="of:=[$BoruvkaTime.$A$73]" office:value-type="float" office:value="0.0335454" calcext:value-type="float">
            <text:p>0.0335454</text:p>
          </table:table-cell>
          <table:table-cell table:formula="of:=[$BoostPrimTime.$A$73]" office:value-type="float" office:value="0.0343914" calcext:value-type="float">
            <text:p>0.0343914</text:p>
          </table:table-cell>
          <table:table-cell table:formula="of:=[$BoostKruskalTime.$A$73]" office:value-type="float" office:value="0.370284" calcext:value-type="float">
            <text:p>0.370284</text:p>
          </table:table-cell>
          <table:table-cell office:value-type="float" office:value="0.140154" calcext:value-type="float">
            <text:p>0.140154</text:p>
          </table:table-cell>
          <table:table-cell table:number-columns-repeated="8"/>
        </table:table-row>
        <table:table-row table:style-name="ro1">
          <table:table-cell table:formula="of:=[$PrimaTime.$A$74]" office:value-type="float" office:value="0.0351611" calcext:value-type="float">
            <text:p>0.0351611</text:p>
          </table:table-cell>
          <table:table-cell table:formula="of:=[$KraskalaTime.$A$74]" office:value-type="float" office:value="0.075554" calcext:value-type="float">
            <text:p>0.075554</text:p>
          </table:table-cell>
          <table:table-cell table:formula="of:=[$BoruvkaTime.$A$74]" office:value-type="float" office:value="0.0326204" calcext:value-type="float">
            <text:p>0.0326204</text:p>
          </table:table-cell>
          <table:table-cell table:formula="of:=[$BoostPrimTime.$A$74]" office:value-type="float" office:value="0.0351611" calcext:value-type="float">
            <text:p>0.0351611</text:p>
          </table:table-cell>
          <table:table-cell table:formula="of:=[$BoostKruskalTime.$A$74]" office:value-type="float" office:value="0.390727" calcext:value-type="float">
            <text:p>0.390727</text:p>
          </table:table-cell>
          <table:table-cell office:value-type="float" office:value="0.140366" calcext:value-type="float">
            <text:p>0.140366</text:p>
          </table:table-cell>
          <table:table-cell table:number-columns-repeated="8"/>
        </table:table-row>
        <table:table-row table:style-name="ro1">
          <table:table-cell table:formula="of:=[$PrimaTime.$A$75]" office:value-type="float" office:value="0.0365011" calcext:value-type="float">
            <text:p>0.0365011</text:p>
          </table:table-cell>
          <table:table-cell table:formula="of:=[$KraskalaTime.$A$75]" office:value-type="float" office:value="0.0785833" calcext:value-type="float">
            <text:p>0.0785833</text:p>
          </table:table-cell>
          <table:table-cell table:formula="of:=[$BoruvkaTime.$A$75]" office:value-type="float" office:value="0.0484917" calcext:value-type="float">
            <text:p>0.0484917</text:p>
          </table:table-cell>
          <table:table-cell table:formula="of:=[$BoostPrimTime.$A$75]" office:value-type="float" office:value="0.0365011" calcext:value-type="float">
            <text:p>0.0365011</text:p>
          </table:table-cell>
          <table:table-cell table:formula="of:=[$BoostKruskalTime.$A$75]" office:value-type="float" office:value="0.390729" calcext:value-type="float">
            <text:p>0.390729</text:p>
          </table:table-cell>
          <table:table-cell office:value-type="float" office:value="0.13845" calcext:value-type="float">
            <text:p>0.13845</text:p>
          </table:table-cell>
          <table:table-cell table:number-columns-repeated="8"/>
        </table:table-row>
        <table:table-row table:style-name="ro1">
          <table:table-cell table:formula="of:=[$PrimaTime.$A$76]" office:value-type="float" office:value="0.0357361" calcext:value-type="float">
            <text:p>0.0357361</text:p>
          </table:table-cell>
          <table:table-cell table:formula="of:=[$KraskalaTime.$A$76]" office:value-type="float" office:value="0.0748727" calcext:value-type="float">
            <text:p>0.0748727</text:p>
          </table:table-cell>
          <table:table-cell table:formula="of:=[$BoruvkaTime.$A$76]" office:value-type="float" office:value="0.0324556" calcext:value-type="float">
            <text:p>0.0324556</text:p>
          </table:table-cell>
          <table:table-cell table:formula="of:=[$BoostPrimTime.$A$76]" office:value-type="float" office:value="0.0357361" calcext:value-type="float">
            <text:p>0.0357361</text:p>
          </table:table-cell>
          <table:table-cell table:formula="of:=[$BoostKruskalTime.$A$76]" office:value-type="float" office:value="0.371837" calcext:value-type="float">
            <text:p>0.371837</text:p>
          </table:table-cell>
          <table:table-cell office:value-type="float" office:value="0.140374" calcext:value-type="float">
            <text:p>0.140374</text:p>
          </table:table-cell>
          <table:table-cell table:number-columns-repeated="8"/>
        </table:table-row>
        <table:table-row table:style-name="ro1">
          <table:table-cell table:formula="of:=[$PrimaTime.$A$77]" office:value-type="float" office:value="0.0339669" calcext:value-type="float">
            <text:p>0.0339669</text:p>
          </table:table-cell>
          <table:table-cell table:formula="of:=[$KraskalaTime.$A$77]" office:value-type="float" office:value="0.07362" calcext:value-type="float">
            <text:p>0.07362</text:p>
          </table:table-cell>
          <table:table-cell table:formula="of:=[$BoruvkaTime.$A$77]" office:value-type="float" office:value="0.0454844" calcext:value-type="float">
            <text:p>0.0454844</text:p>
          </table:table-cell>
          <table:table-cell table:formula="of:=[$BoostPrimTime.$A$77]" office:value-type="float" office:value="0.0339669" calcext:value-type="float">
            <text:p>0.0339669</text:p>
          </table:table-cell>
          <table:table-cell table:formula="of:=[$BoostKruskalTime.$A$77]" office:value-type="float" office:value="0.481748" calcext:value-type="float">
            <text:p>0.481748</text:p>
          </table:table-cell>
          <table:table-cell office:value-type="float" office:value="0.143885" calcext:value-type="float">
            <text:p>0.143885</text:p>
          </table:table-cell>
          <table:table-cell table:number-columns-repeated="8"/>
        </table:table-row>
        <table:table-row table:style-name="ro1">
          <table:table-cell table:formula="of:=[$PrimaTime.$A$78]" office:value-type="float" office:value="0.0365323" calcext:value-type="float">
            <text:p>0.0365323</text:p>
          </table:table-cell>
          <table:table-cell table:formula="of:=[$KraskalaTime.$A$78]" office:value-type="float" office:value="0.0866804" calcext:value-type="float">
            <text:p>0.0866804</text:p>
          </table:table-cell>
          <table:table-cell table:formula="of:=[$BoruvkaTime.$A$78]" office:value-type="float" office:value="0.032488" calcext:value-type="float">
            <text:p>0.032488</text:p>
          </table:table-cell>
          <table:table-cell table:formula="of:=[$BoostPrimTime.$A$78]" office:value-type="float" office:value="0.0365323" calcext:value-type="float">
            <text:p>0.0365323</text:p>
          </table:table-cell>
          <table:table-cell table:formula="of:=[$BoostKruskalTime.$A$78]" office:value-type="float" office:value="0.362017" calcext:value-type="float">
            <text:p>0.362017</text:p>
          </table:table-cell>
          <table:table-cell office:value-type="float" office:value="0.137368" calcext:value-type="float">
            <text:p>0.137368</text:p>
          </table:table-cell>
          <table:table-cell table:number-columns-repeated="8"/>
        </table:table-row>
        <table:table-row table:style-name="ro1">
          <table:table-cell table:formula="of:=[$PrimaTime.$A$79]" office:value-type="float" office:value="0.0390734" calcext:value-type="float">
            <text:p>0.0390734</text:p>
          </table:table-cell>
          <table:table-cell table:formula="of:=[$KraskalaTime.$A$79]" office:value-type="float" office:value="0.0748121" calcext:value-type="float">
            <text:p>0.0748121</text:p>
          </table:table-cell>
          <table:table-cell table:formula="of:=[$BoruvkaTime.$A$79]" office:value-type="float" office:value="0.0518284" calcext:value-type="float">
            <text:p>0.0518284</text:p>
          </table:table-cell>
          <table:table-cell table:formula="of:=[$BoostPrimTime.$A$79]" office:value-type="float" office:value="0.0390734" calcext:value-type="float">
            <text:p>0.0390734</text:p>
          </table:table-cell>
          <table:table-cell table:formula="of:=[$BoostKruskalTime.$A$79]" office:value-type="float" office:value="0.383536" calcext:value-type="float">
            <text:p>0.383536</text:p>
          </table:table-cell>
          <table:table-cell office:value-type="float" office:value="0.147956" calcext:value-type="float">
            <text:p>0.147956</text:p>
          </table:table-cell>
          <table:table-cell table:number-columns-repeated="8"/>
        </table:table-row>
        <table:table-row table:style-name="ro1">
          <table:table-cell table:formula="of:=[$PrimaTime.$A$80]" office:value-type="float" office:value="0.0344208" calcext:value-type="float">
            <text:p>0.0344208</text:p>
          </table:table-cell>
          <table:table-cell table:formula="of:=[$KraskalaTime.$A$80]" office:value-type="float" office:value="0.0728044" calcext:value-type="float">
            <text:p>0.0728044</text:p>
          </table:table-cell>
          <table:table-cell table:formula="of:=[$BoruvkaTime.$A$80]" office:value-type="float" office:value="0.0458509" calcext:value-type="float">
            <text:p>0.0458509</text:p>
          </table:table-cell>
          <table:table-cell table:formula="of:=[$BoostPrimTime.$A$80]" office:value-type="float" office:value="0.0344208" calcext:value-type="float">
            <text:p>0.0344208</text:p>
          </table:table-cell>
          <table:table-cell table:formula="of:=[$BoostKruskalTime.$A$80]" office:value-type="float" office:value="0.375753" calcext:value-type="float">
            <text:p>0.375753</text:p>
          </table:table-cell>
          <table:table-cell office:value-type="float" office:value="0.138584" calcext:value-type="float">
            <text:p>0.138584</text:p>
          </table:table-cell>
          <table:table-cell table:number-columns-repeated="8"/>
        </table:table-row>
        <table:table-row table:style-name="ro1">
          <table:table-cell table:formula="of:=[$PrimaTime.$A$81]" office:value-type="float" office:value="0.038709" calcext:value-type="float">
            <text:p>0.038709</text:p>
          </table:table-cell>
          <table:table-cell table:formula="of:=[$KraskalaTime.$A$81]" office:value-type="float" office:value="0.0811231" calcext:value-type="float">
            <text:p>0.0811231</text:p>
          </table:table-cell>
          <table:table-cell table:formula="of:=[$BoruvkaTime.$A$81]" office:value-type="float" office:value="0.050461" calcext:value-type="float">
            <text:p>0.050461</text:p>
          </table:table-cell>
          <table:table-cell table:formula="of:=[$BoostPrimTime.$A$81]" office:value-type="float" office:value="0.038709" calcext:value-type="float">
            <text:p>0.038709</text:p>
          </table:table-cell>
          <table:table-cell table:formula="of:=[$BoostKruskalTime.$A$81]" office:value-type="float" office:value="0.418096" calcext:value-type="float">
            <text:p>0.418096</text:p>
          </table:table-cell>
          <table:table-cell office:value-type="float" office:value="0.157353" calcext:value-type="float">
            <text:p>0.157353</text:p>
          </table:table-cell>
          <table:table-cell table:number-columns-repeated="8"/>
        </table:table-row>
        <table:table-row table:style-name="ro1">
          <table:table-cell table:formula="of:=[$PrimaTime.$A$82]" office:value-type="float" office:value="0.0374391" calcext:value-type="float">
            <text:p>0.0374391</text:p>
          </table:table-cell>
          <table:table-cell table:formula="of:=[$KraskalaTime.$A$82]" office:value-type="float" office:value="0.0840818" calcext:value-type="float">
            <text:p>0.0840818</text:p>
          </table:table-cell>
          <table:table-cell table:formula="of:=[$BoruvkaTime.$A$82]" office:value-type="float" office:value="0.0499677" calcext:value-type="float">
            <text:p>0.0499677</text:p>
          </table:table-cell>
          <table:table-cell table:formula="of:=[$BoostPrimTime.$A$82]" office:value-type="float" office:value="0.0374391" calcext:value-type="float">
            <text:p>0.0374391</text:p>
          </table:table-cell>
          <table:table-cell table:formula="of:=[$BoostKruskalTime.$A$82]" office:value-type="float" office:value="0.434182" calcext:value-type="float">
            <text:p>0.434182</text:p>
          </table:table-cell>
          <table:table-cell office:value-type="float" office:value="0.158896" calcext:value-type="float">
            <text:p>0.158896</text:p>
          </table:table-cell>
          <table:table-cell table:number-columns-repeated="8"/>
        </table:table-row>
        <table:table-row table:style-name="ro1">
          <table:table-cell table:formula="of:=[$PrimaTime.$A$83]" office:value-type="float" office:value="0.0379013" calcext:value-type="float">
            <text:p>0.0379013</text:p>
          </table:table-cell>
          <table:table-cell table:formula="of:=[$KraskalaTime.$A$83]" office:value-type="float" office:value="0.0809119" calcext:value-type="float">
            <text:p>0.0809119</text:p>
          </table:table-cell>
          <table:table-cell table:formula="of:=[$BoruvkaTime.$A$83]" office:value-type="float" office:value="0.035553" calcext:value-type="float">
            <text:p>0.035553</text:p>
          </table:table-cell>
          <table:table-cell table:formula="of:=[$BoostPrimTime.$A$83]" office:value-type="float" office:value="0.0379013" calcext:value-type="float">
            <text:p>0.0379013</text:p>
          </table:table-cell>
          <table:table-cell table:formula="of:=[$BoostKruskalTime.$A$83]" office:value-type="float" office:value="0.428621" calcext:value-type="float">
            <text:p>0.428621</text:p>
          </table:table-cell>
          <table:table-cell office:value-type="float" office:value="0.163558" calcext:value-type="float">
            <text:p>0.163558</text:p>
          </table:table-cell>
          <table:table-cell table:number-columns-repeated="8"/>
        </table:table-row>
        <table:table-row table:style-name="ro1">
          <table:table-cell table:formula="of:=[$PrimaTime.$A$84]" office:value-type="float" office:value="0.0376197" calcext:value-type="float">
            <text:p>0.0376197</text:p>
          </table:table-cell>
          <table:table-cell table:formula="of:=[$KraskalaTime.$A$84]" office:value-type="float" office:value="0.0815371" calcext:value-type="float">
            <text:p>0.0815371</text:p>
          </table:table-cell>
          <table:table-cell table:formula="of:=[$BoruvkaTime.$A$84]" office:value-type="float" office:value="0.0549348" calcext:value-type="float">
            <text:p>0.0549348</text:p>
          </table:table-cell>
          <table:table-cell table:formula="of:=[$BoostPrimTime.$A$84]" office:value-type="float" office:value="0.0376197" calcext:value-type="float">
            <text:p>0.0376197</text:p>
          </table:table-cell>
          <table:table-cell table:formula="of:=[$BoostKruskalTime.$A$84]" office:value-type="float" office:value="0.42314" calcext:value-type="float">
            <text:p>0.42314</text:p>
          </table:table-cell>
          <table:table-cell office:value-type="float" office:value="0.15756" calcext:value-type="float">
            <text:p>0.15756</text:p>
          </table:table-cell>
          <table:table-cell table:number-columns-repeated="8"/>
        </table:table-row>
        <table:table-row table:style-name="ro1">
          <table:table-cell table:formula="of:=[$PrimaTime.$A$85]" office:value-type="float" office:value="0.0383144" calcext:value-type="float">
            <text:p>0.0383144</text:p>
          </table:table-cell>
          <table:table-cell table:formula="of:=[$KraskalaTime.$A$85]" office:value-type="float" office:value="0.0875497" calcext:value-type="float">
            <text:p>0.0875497</text:p>
          </table:table-cell>
          <table:table-cell table:formula="of:=[$BoruvkaTime.$A$85]" office:value-type="float" office:value="0.035782" calcext:value-type="float">
            <text:p>0.035782</text:p>
          </table:table-cell>
          <table:table-cell table:formula="of:=[$BoostPrimTime.$A$85]" office:value-type="float" office:value="0.0383144" calcext:value-type="float">
            <text:p>0.0383144</text:p>
          </table:table-cell>
          <table:table-cell table:formula="of:=[$BoostKruskalTime.$A$85]" office:value-type="float" office:value="0.411654" calcext:value-type="float">
            <text:p>0.411654</text:p>
          </table:table-cell>
          <table:table-cell office:value-type="float" office:value="0.164798" calcext:value-type="float">
            <text:p>0.164798</text:p>
          </table:table-cell>
          <table:table-cell table:number-columns-repeated="8"/>
        </table:table-row>
        <table:table-row table:style-name="ro1">
          <table:table-cell table:formula="of:=[$PrimaTime.$A$86]" office:value-type="float" office:value="0.0374946" calcext:value-type="float">
            <text:p>0.0374946</text:p>
          </table:table-cell>
          <table:table-cell table:formula="of:=[$KraskalaTime.$A$86]" office:value-type="float" office:value="0.0814104" calcext:value-type="float">
            <text:p>0.0814104</text:p>
          </table:table-cell>
          <table:table-cell table:formula="of:=[$BoruvkaTime.$A$86]" office:value-type="float" office:value="0.0358336" calcext:value-type="float">
            <text:p>0.0358336</text:p>
          </table:table-cell>
          <table:table-cell table:formula="of:=[$BoostPrimTime.$A$86]" office:value-type="float" office:value="0.0374946" calcext:value-type="float">
            <text:p>0.0374946</text:p>
          </table:table-cell>
          <table:table-cell table:formula="of:=[$BoostKruskalTime.$A$86]" office:value-type="float" office:value="0.411949" calcext:value-type="float">
            <text:p>0.411949</text:p>
          </table:table-cell>
          <table:table-cell office:value-type="float" office:value="0.163896" calcext:value-type="float">
            <text:p>0.163896</text:p>
          </table:table-cell>
          <table:table-cell table:number-columns-repeated="8"/>
        </table:table-row>
        <table:table-row table:style-name="ro1">
          <table:table-cell table:formula="of:=[$PrimaTime.$A$87]" office:value-type="float" office:value="0.0405983" calcext:value-type="float">
            <text:p>0.0405983</text:p>
          </table:table-cell>
          <table:table-cell table:formula="of:=[$KraskalaTime.$A$87]" office:value-type="float" office:value="0.0826619" calcext:value-type="float">
            <text:p>0.0826619</text:p>
          </table:table-cell>
          <table:table-cell table:formula="of:=[$BoruvkaTime.$A$87]" office:value-type="float" office:value="0.0498193" calcext:value-type="float">
            <text:p>0.0498193</text:p>
          </table:table-cell>
          <table:table-cell table:formula="of:=[$BoostPrimTime.$A$87]" office:value-type="float" office:value="0.0405983" calcext:value-type="float">
            <text:p>0.0405983</text:p>
          </table:table-cell>
          <table:table-cell table:formula="of:=[$BoostKruskalTime.$A$87]" office:value-type="float" office:value="0.414302" calcext:value-type="float">
            <text:p>0.414302</text:p>
          </table:table-cell>
          <table:table-cell office:value-type="float" office:value="0.175213" calcext:value-type="float">
            <text:p>0.175213</text:p>
          </table:table-cell>
          <table:table-cell table:number-columns-repeated="8"/>
        </table:table-row>
        <table:table-row table:style-name="ro1">
          <table:table-cell table:formula="of:=[$PrimaTime.$A$88]" office:value-type="float" office:value="0.0379329" calcext:value-type="float">
            <text:p>0.0379329</text:p>
          </table:table-cell>
          <table:table-cell table:formula="of:=[$KraskalaTime.$A$88]" office:value-type="float" office:value="0.0804508" calcext:value-type="float">
            <text:p>0.0804508</text:p>
          </table:table-cell>
          <table:table-cell table:formula="of:=[$BoruvkaTime.$A$88]" office:value-type="float" office:value="0.0532513" calcext:value-type="float">
            <text:p>0.0532513</text:p>
          </table:table-cell>
          <table:table-cell table:formula="of:=[$BoostPrimTime.$A$88]" office:value-type="float" office:value="0.0379329" calcext:value-type="float">
            <text:p>0.0379329</text:p>
          </table:table-cell>
          <table:table-cell table:formula="of:=[$BoostKruskalTime.$A$88]" office:value-type="float" office:value="0.437601" calcext:value-type="float">
            <text:p>0.437601</text:p>
          </table:table-cell>
          <table:table-cell office:value-type="float" office:value="0.182071" calcext:value-type="float">
            <text:p>0.182071</text:p>
          </table:table-cell>
          <table:table-cell table:number-columns-repeated="8"/>
        </table:table-row>
        <table:table-row table:style-name="ro1">
          <table:table-cell table:formula="of:=[$PrimaTime.$A$89]" office:value-type="float" office:value="0.0371554" calcext:value-type="float">
            <text:p>0.0371554</text:p>
          </table:table-cell>
          <table:table-cell table:formula="of:=[$KraskalaTime.$A$89]" office:value-type="float" office:value="0.0875829" calcext:value-type="float">
            <text:p>0.0875829</text:p>
          </table:table-cell>
          <table:table-cell table:formula="of:=[$BoruvkaTime.$A$89]" office:value-type="float" office:value="0.0500759" calcext:value-type="float">
            <text:p>0.0500759</text:p>
          </table:table-cell>
          <table:table-cell table:formula="of:=[$BoostPrimTime.$A$89]" office:value-type="float" office:value="0.0371554" calcext:value-type="float">
            <text:p>0.0371554</text:p>
          </table:table-cell>
          <table:table-cell table:formula="of:=[$BoostKruskalTime.$A$89]" office:value-type="float" office:value="0.419988" calcext:value-type="float">
            <text:p>0.419988</text:p>
          </table:table-cell>
          <table:table-cell office:value-type="float" office:value="0.169222" calcext:value-type="float">
            <text:p>0.169222</text:p>
          </table:table-cell>
          <table:table-cell table:number-columns-repeated="8"/>
        </table:table-row>
        <table:table-row table:style-name="ro1">
          <table:table-cell table:formula="of:=[$PrimaTime.$A$90]" office:value-type="float" office:value="0.0374336" calcext:value-type="float">
            <text:p>0.0374336</text:p>
          </table:table-cell>
          <table:table-cell table:formula="of:=[$KraskalaTime.$A$90]" office:value-type="float" office:value="0.0810041" calcext:value-type="float">
            <text:p>0.0810041</text:p>
          </table:table-cell>
          <table:table-cell table:formula="of:=[$BoruvkaTime.$A$90]" office:value-type="float" office:value="0.0532183" calcext:value-type="float">
            <text:p>0.0532183</text:p>
          </table:table-cell>
          <table:table-cell table:formula="of:=[$BoostPrimTime.$A$90]" office:value-type="float" office:value="0.0374336" calcext:value-type="float">
            <text:p>0.0374336</text:p>
          </table:table-cell>
          <table:table-cell table:formula="of:=[$BoostKruskalTime.$A$90]" office:value-type="float" office:value="0.437986" calcext:value-type="float">
            <text:p>0.437986</text:p>
          </table:table-cell>
          <table:table-cell office:value-type="float" office:value="0.167551" calcext:value-type="float">
            <text:p>0.167551</text:p>
          </table:table-cell>
          <table:table-cell table:number-columns-repeated="8"/>
        </table:table-row>
        <table:table-row table:style-name="ro1">
          <table:table-cell table:formula="of:=[$PrimaTime.$A$91]" office:value-type="float" office:value="0.0418309" calcext:value-type="float">
            <text:p>0.0418309</text:p>
          </table:table-cell>
          <table:table-cell table:formula="of:=[$KraskalaTime.$A$91]" office:value-type="float" office:value="0.0918913" calcext:value-type="float">
            <text:p>0.0918913</text:p>
          </table:table-cell>
          <table:table-cell table:formula="of:=[$BoruvkaTime.$A$91]" office:value-type="float" office:value="0.059605" calcext:value-type="float">
            <text:p>0.059605</text:p>
          </table:table-cell>
          <table:table-cell table:formula="of:=[$BoostPrimTime.$A$91]" office:value-type="float" office:value="0.0418309" calcext:value-type="float">
            <text:p>0.0418309</text:p>
          </table:table-cell>
          <table:table-cell table:formula="of:=[$BoostKruskalTime.$A$91]" office:value-type="float" office:value="0.485563" calcext:value-type="float">
            <text:p>0.485563</text:p>
          </table:table-cell>
          <table:table-cell office:value-type="float" office:value="0.18219" calcext:value-type="float">
            <text:p>0.18219</text:p>
          </table:table-cell>
          <table:table-cell table:number-columns-repeated="8"/>
        </table:table-row>
        <table:table-row table:style-name="ro1">
          <table:table-cell table:formula="of:=[$PrimaTime.$A$92]" office:value-type="float" office:value="0.0416653" calcext:value-type="float">
            <text:p>0.0416653</text:p>
          </table:table-cell>
          <table:table-cell table:formula="of:=[$KraskalaTime.$A$92]" office:value-type="float" office:value="0.0933106" calcext:value-type="float">
            <text:p>0.0933106</text:p>
          </table:table-cell>
          <table:table-cell table:formula="of:=[$BoruvkaTime.$A$92]" office:value-type="float" office:value="0.0580091" calcext:value-type="float">
            <text:p>0.0580091</text:p>
          </table:table-cell>
          <table:table-cell table:formula="of:=[$BoostPrimTime.$A$92]" office:value-type="float" office:value="0.0416653" calcext:value-type="float">
            <text:p>0.0416653</text:p>
          </table:table-cell>
          <table:table-cell table:formula="of:=[$BoostKruskalTime.$A$92]" office:value-type="float" office:value="0.493695" calcext:value-type="float">
            <text:p>0.493695</text:p>
          </table:table-cell>
          <table:table-cell office:value-type="float" office:value="0.190631" calcext:value-type="float">
            <text:p>0.190631</text:p>
          </table:table-cell>
          <table:table-cell table:number-columns-repeated="8"/>
        </table:table-row>
        <table:table-row table:style-name="ro1">
          <table:table-cell table:formula="of:=[$PrimaTime.$A$93]" office:value-type="float" office:value="0.0411123" calcext:value-type="float">
            <text:p>0.0411123</text:p>
          </table:table-cell>
          <table:table-cell table:formula="of:=[$KraskalaTime.$A$93]" office:value-type="float" office:value="0.0911303" calcext:value-type="float">
            <text:p>0.0911303</text:p>
          </table:table-cell>
          <table:table-cell table:formula="of:=[$BoruvkaTime.$A$93]" office:value-type="float" office:value="0.064365" calcext:value-type="float">
            <text:p>0.064365</text:p>
          </table:table-cell>
          <table:table-cell table:formula="of:=[$BoostPrimTime.$A$93]" office:value-type="float" office:value="0.0411123" calcext:value-type="float">
            <text:p>0.0411123</text:p>
          </table:table-cell>
          <table:table-cell table:formula="of:=[$BoostKruskalTime.$A$93]" office:value-type="float" office:value="0.510276" calcext:value-type="float">
            <text:p>0.510276</text:p>
          </table:table-cell>
          <table:table-cell office:value-type="float" office:value="0.179467" calcext:value-type="float">
            <text:p>0.179467</text:p>
          </table:table-cell>
          <table:table-cell table:number-columns-repeated="8"/>
        </table:table-row>
        <table:table-row table:style-name="ro1">
          <table:table-cell table:formula="of:=[$PrimaTime.$A$94]" office:value-type="float" office:value="0.0402455" calcext:value-type="float">
            <text:p>0.0402455</text:p>
          </table:table-cell>
          <table:table-cell table:formula="of:=[$KraskalaTime.$A$94]" office:value-type="float" office:value="0.0921954" calcext:value-type="float">
            <text:p>0.0921954</text:p>
          </table:table-cell>
          <table:table-cell table:formula="of:=[$BoruvkaTime.$A$94]" office:value-type="float" office:value="0.0668583" calcext:value-type="float">
            <text:p>0.0668583</text:p>
          </table:table-cell>
          <table:table-cell table:formula="of:=[$BoostPrimTime.$A$94]" office:value-type="float" office:value="0.0402455" calcext:value-type="float">
            <text:p>0.0402455</text:p>
          </table:table-cell>
          <table:table-cell table:formula="of:=[$BoostKruskalTime.$A$94]" office:value-type="float" office:value="0.468527" calcext:value-type="float">
            <text:p>0.468527</text:p>
          </table:table-cell>
          <table:table-cell office:value-type="float" office:value="0.179383" calcext:value-type="float">
            <text:p>0.179383</text:p>
          </table:table-cell>
          <table:table-cell table:number-columns-repeated="8"/>
        </table:table-row>
        <table:table-row table:style-name="ro1">
          <table:table-cell table:formula="of:=[$PrimaTime.$A$95]" office:value-type="float" office:value="0.0425058" calcext:value-type="float">
            <text:p>0.0425058</text:p>
          </table:table-cell>
          <table:table-cell table:formula="of:=[$KraskalaTime.$A$95]" office:value-type="float" office:value="0.0950743" calcext:value-type="float">
            <text:p>0.0950743</text:p>
          </table:table-cell>
          <table:table-cell table:formula="of:=[$BoruvkaTime.$A$95]" office:value-type="float" office:value="0.0592001" calcext:value-type="float">
            <text:p>0.0592001</text:p>
          </table:table-cell>
          <table:table-cell table:formula="of:=[$BoostPrimTime.$A$95]" office:value-type="float" office:value="0.0425058" calcext:value-type="float">
            <text:p>0.0425058</text:p>
          </table:table-cell>
          <table:table-cell table:formula="of:=[$BoostKruskalTime.$A$95]" office:value-type="float" office:value="0.463484" calcext:value-type="float">
            <text:p>0.463484</text:p>
          </table:table-cell>
          <table:table-cell office:value-type="float" office:value="0.176726" calcext:value-type="float">
            <text:p>0.176726</text:p>
          </table:table-cell>
          <table:table-cell table:number-columns-repeated="8"/>
        </table:table-row>
        <table:table-row table:style-name="ro1">
          <table:table-cell table:formula="of:=[$PrimaTime.$A$96]" office:value-type="float" office:value="0.0398657" calcext:value-type="float">
            <text:p>0.0398657</text:p>
          </table:table-cell>
          <table:table-cell table:formula="of:=[$KraskalaTime.$A96]" office:value-type="float" office:value="0.0992596" calcext:value-type="float">
            <text:p>0.0992596</text:p>
          </table:table-cell>
          <table:table-cell table:formula="of:=[$BoruvkaTime.$A$96]" office:value-type="float" office:value="0.0550605" calcext:value-type="float">
            <text:p>0.0550605</text:p>
          </table:table-cell>
          <table:table-cell table:formula="of:=[$BoostPrimTime.$A$96]" office:value-type="float" office:value="0.0398657" calcext:value-type="float">
            <text:p>0.0398657</text:p>
          </table:table-cell>
          <table:table-cell table:formula="of:=[$BoostKruskalTime.$A$96]" office:value-type="float" office:value="0.489022" calcext:value-type="float">
            <text:p>0.489022</text:p>
          </table:table-cell>
          <table:table-cell office:value-type="float" office:value="0.177669" calcext:value-type="float">
            <text:p>0.177669</text:p>
          </table:table-cell>
          <table:table-cell table:number-columns-repeated="8"/>
        </table:table-row>
        <table:table-row table:style-name="ro1">
          <table:table-cell table:formula="of:=[$PrimaTime.$A$97]" office:value-type="float" office:value="0.0411532" calcext:value-type="float">
            <text:p>0.0411532</text:p>
          </table:table-cell>
          <table:table-cell table:formula="of:=[$KraskalaTime.$A97]" office:value-type="float" office:value="0.0966566" calcext:value-type="float">
            <text:p>0.0966566</text:p>
          </table:table-cell>
          <table:table-cell table:formula="of:=[$BoruvkaTime.$A97]" office:value-type="float" office:value="0.0733169" calcext:value-type="float">
            <text:p>0.0733169</text:p>
          </table:table-cell>
          <table:table-cell table:formula="of:=[$BoostPrimTime.$A97]" office:value-type="float" office:value="0.0411532" calcext:value-type="float">
            <text:p>0.0411532</text:p>
          </table:table-cell>
          <table:table-cell table:formula="of:=[$BoostKruskalTime.$A$97]" office:value-type="float" office:value="0.472788" calcext:value-type="float">
            <text:p>0.472788</text:p>
          </table:table-cell>
          <table:table-cell office:value-type="float" office:value="0.174484" calcext:value-type="float">
            <text:p>0.174484</text:p>
          </table:table-cell>
          <table:table-cell table:number-columns-repeated="8"/>
        </table:table-row>
        <table:table-row table:style-name="ro1">
          <table:table-cell table:formula="of:=[$PrimaTime.$A$98]" office:value-type="float" office:value="0.0407346" calcext:value-type="float">
            <text:p>0.0407346</text:p>
          </table:table-cell>
          <table:table-cell table:formula="of:=[$KraskalaTime.$A98]" office:value-type="float" office:value="0.0929465" calcext:value-type="float">
            <text:p>0.0929465</text:p>
          </table:table-cell>
          <table:table-cell table:formula="of:=[$BoruvkaTime.$A98]" office:value-type="float" office:value="0.047013" calcext:value-type="float">
            <text:p>0.047013</text:p>
          </table:table-cell>
          <table:table-cell table:formula="of:=[$BoostPrimTime.$A98]" office:value-type="float" office:value="0" calcext:value-type="float">
            <text:p>0</text:p>
          </table:table-cell>
          <table:table-cell table:formula="of:=[$BoostKruskalTime.$A$98]" office:value-type="float" office:value="0.467604" calcext:value-type="float">
            <text:p>0.467604</text:p>
          </table:table-cell>
          <table:table-cell office:value-type="float" office:value="0.178285" calcext:value-type="float">
            <text:p>0.178285</text:p>
          </table:table-cell>
          <table:table-cell table:number-columns-repeated="8"/>
        </table:table-row>
        <table:table-row table:style-name="ro1">
          <table:table-cell table:formula="of:=[$PrimaTime.$A$99]" office:value-type="float" office:value="0.0394341" calcext:value-type="float">
            <text:p>0.0394341</text:p>
          </table:table-cell>
          <table:table-cell table:formula="of:=[$KraskalaTime.$A99]" office:value-type="float" office:value="0.0897662" calcext:value-type="float">
            <text:p>0.0897662</text:p>
          </table:table-cell>
          <table:table-cell table:formula="of:=[$BoruvkaTime.$A99]" office:value-type="float" office:value="0.0385475" calcext:value-type="float">
            <text:p>0.0385475</text:p>
          </table:table-cell>
          <table:table-cell table:formula="of:=[$BoostPrimTime.$A99]" office:value-type="float" office:value="0" calcext:value-type="float">
            <text:p>0</text:p>
          </table:table-cell>
          <table:table-cell table:formula="of:=[$BoostKruskalTime.$A$99]" office:value-type="float" office:value="0.455849" calcext:value-type="float">
            <text:p>0.455849</text:p>
          </table:table-cell>
          <table:table-cell office:value-type="float" office:value="0.180431" calcext:value-type="float">
            <text:p>0.180431</text:p>
          </table:table-cell>
          <table:table-cell table:number-columns-repeated="8"/>
        </table:table-row>
        <table:table-row table:style-name="ro1">
          <table:table-cell table:formula="of:=[$PrimaTime.$A$100]" office:value-type="float" office:value="0.0407835" calcext:value-type="float">
            <text:p>0.0407835</text:p>
          </table:table-cell>
          <table:table-cell table:formula="of:=[$KraskalaTime.$A100]" office:value-type="float" office:value="0.090376" calcext:value-type="float">
            <text:p>0.090376</text:p>
          </table:table-cell>
          <table:table-cell table:formula="of:=[$BoruvkaTime.$A100]" office:value-type="float" office:value="0.0588359" calcext:value-type="float">
            <text:p>0.0588359</text:p>
          </table:table-cell>
          <table:table-cell table:formula="of:=[$BoostPrimTime.$A100]" office:value-type="float" office:value="0" calcext:value-type="float">
            <text:p>0</text:p>
          </table:table-cell>
          <table:table-cell table:formula="of:=[$BoostKruskalTime.$A$100]" office:value-type="float" office:value="0.476204" calcext:value-type="float">
            <text:p>0.476204</text:p>
          </table:table-cell>
          <table:table-cell office:value-type="float" office:value="0.183399" calcext:value-type="float">
            <text:p>0.183399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453.51pt" svg:height="255.09pt" svg:x="562.25pt" svg:y="54.77pt">
            <draw:object draw:notify-on-update-of-ranges="Sheet2.A1:Sheet2.A11 Sheet2.B1:Sheet2.B11 Sheet2.A1:Sheet2.A11 Sheet2.C1:Sheet2.C11 Sheet2.A1:Sheet2.A11 Sheet2.D1:Sheet2.D11 Sheet2.A1:Sheet2.A11 Sheet2.E1:Sheet2.E11 Sheet2.A1:Sheet2.A11 Sheet2.F1:Sheet2.F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50.4pt" svg:y="315.3pt">
            <draw:object draw:notify-on-update-of-ranges="Sheet2.A1:Sheet2.A10 Sheet2.B1:Sheet2.B10 Sheet2.A1:Sheet2.A10 Sheet2.C1:Sheet2.C10 Sheet2.A1:Sheet2.A10 Sheet2.D1:Sheet2.D10 Sheet2.A1:Sheet2.A10 Sheet2.E1:Sheet2.E10 Sheet2.A1:Sheet2.A10 Sheet2.F1:Sheet2.F10 Sheet2.A1:Sheet2.A10 Sheet2.G1:Sheet2.G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$Sheet1.I1]" office:value-type="float" office:value="0.00533222" calcext:value-type="float">
            <text:p>0.00533222</text:p>
          </table:table-cell>
          <table:table-cell table:formula="of:=[$Sheet1.J1]" office:value-type="float" office:value="0.008285753" calcext:value-type="float">
            <text:p>0.008285753</text:p>
          </table:table-cell>
          <table:table-cell table:formula="of:=[$Sheet1.K1]" office:value-type="float" office:value="0.005630084" calcext:value-type="float">
            <text:p>0.005630084</text:p>
          </table:table-cell>
          <table:table-cell table:formula="of:=[$Sheet1.L1]" office:value-type="float" office:value="0.00533222" calcext:value-type="float">
            <text:p>0.00533222</text:p>
          </table:table-cell>
          <table:table-cell table:formula="of:=[$Sheet1.M1]" office:value-type="float" office:value="0.02833844" calcext:value-type="float">
            <text:p>0.02833844</text:p>
          </table:table-cell>
          <table:table-cell table:formula="of:=[$Sheet1.N1]" office:value-type="float" office:value="0.01270401" calcext:value-type="float">
            <text:p>0.01270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Sheet1.I2]" office:value-type="float" office:value="0.009948843" calcext:value-type="float">
            <text:p>0.009948843</text:p>
          </table:table-cell>
          <table:table-cell table:formula="of:=[$Sheet1.J2]" office:value-type="float" office:value="0.01637369" calcext:value-type="float">
            <text:p>0.01637369</text:p>
          </table:table-cell>
          <table:table-cell table:formula="of:=[$Sheet1.K2]" office:value-type="float" office:value="0.009726967" calcext:value-type="float">
            <text:p>0.009726967</text:p>
          </table:table-cell>
          <table:table-cell table:formula="of:=[$Sheet1.L2]" office:value-type="float" office:value="0.009948843" calcext:value-type="float">
            <text:p>0.009948843</text:p>
          </table:table-cell>
          <table:table-cell table:formula="of:=[$Sheet1.M2]" office:value-type="float" office:value="0.06370205" calcext:value-type="float">
            <text:p>0.06370205</text:p>
          </table:table-cell>
          <table:table-cell table:formula="of:=[$Sheet1.N2]" office:value-type="float" office:value="0.02943538" calcext:value-type="float">
            <text:p>0.029435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Sheet1.I3]" office:value-type="float" office:value="0.01517685" calcext:value-type="float">
            <text:p>0.01517685</text:p>
          </table:table-cell>
          <table:table-cell table:formula="of:=[$Sheet1.J3]" office:value-type="float" office:value="0.02523913" calcext:value-type="float">
            <text:p>0.02523913</text:p>
          </table:table-cell>
          <table:table-cell table:formula="of:=[$Sheet1.K3]" office:value-type="float" office:value="0.01520308" calcext:value-type="float">
            <text:p>0.01520308</text:p>
          </table:table-cell>
          <table:table-cell table:formula="of:=[$Sheet1.L3]" office:value-type="float" office:value="0.01517685" calcext:value-type="float">
            <text:p>0.01517685</text:p>
          </table:table-cell>
          <table:table-cell table:formula="of:=[$Sheet1.M3]" office:value-type="float" office:value="0.1093225" calcext:value-type="float">
            <text:p>0.1093225</text:p>
          </table:table-cell>
          <table:table-cell table:formula="of:=[$Sheet1.N3]" office:value-type="float" office:value="0.04751624" calcext:value-type="float">
            <text:p>0.04751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Sheet1.I4]" office:value-type="float" office:value="0.01903151" calcext:value-type="float">
            <text:p>0.01903151</text:p>
          </table:table-cell>
          <table:table-cell table:formula="of:=[$Sheet1.J4]" office:value-type="float" office:value="0.03429327" calcext:value-type="float">
            <text:p>0.03429327</text:p>
          </table:table-cell>
          <table:table-cell table:formula="of:=[$Sheet1.K4]" office:value-type="float" office:value="0.02091841" calcext:value-type="float">
            <text:p>0.02091841</text:p>
          </table:table-cell>
          <table:table-cell table:formula="of:=[$Sheet1.L4]" office:value-type="float" office:value="0.01903151" calcext:value-type="float">
            <text:p>0.01903151</text:p>
          </table:table-cell>
          <table:table-cell table:formula="of:=[$Sheet1.M4]" office:value-type="float" office:value="0.1560833" calcext:value-type="float">
            <text:p>0.1560833</text:p>
          </table:table-cell>
          <table:table-cell table:formula="of:=[$Sheet1.N4]" office:value-type="float" office:value="0.0641988" calcext:value-type="float">
            <text:p>0.06419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Sheet1.I5]" office:value-type="float" office:value="0.0225616" calcext:value-type="float">
            <text:p>0.0225616</text:p>
          </table:table-cell>
          <table:table-cell table:formula="of:=[$Sheet1.J5]" office:value-type="float" office:value="0.04702238" calcext:value-type="float">
            <text:p>0.04702238</text:p>
          </table:table-cell>
          <table:table-cell table:formula="of:=[$Sheet1.K5]" office:value-type="float" office:value="0.0265222" calcext:value-type="float">
            <text:p>0.0265222</text:p>
          </table:table-cell>
          <table:table-cell table:formula="of:=[$Sheet1.L5]" office:value-type="float" office:value="0.0225616" calcext:value-type="float">
            <text:p>0.0225616</text:p>
          </table:table-cell>
          <table:table-cell table:formula="of:=[$Sheet1.M5]" office:value-type="float" office:value="0.2376155" calcext:value-type="float">
            <text:p>0.2376155</text:p>
          </table:table-cell>
          <table:table-cell table:formula="of:=[$Sheet1.N5]" office:value-type="float" office:value="0.08586739" calcext:value-type="float">
            <text:p>0.085867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heet1.I6]" office:value-type="float" office:value="0.03089251" calcext:value-type="float">
            <text:p>0.03089251</text:p>
          </table:table-cell>
          <table:table-cell table:formula="of:=[$Sheet1.J6]" office:value-type="float" office:value="0.05389097" calcext:value-type="float">
            <text:p>0.05389097</text:p>
          </table:table-cell>
          <table:table-cell table:formula="of:=[$Sheet1.K6]" office:value-type="float" office:value="0.02953942" calcext:value-type="float">
            <text:p>0.02953942</text:p>
          </table:table-cell>
          <table:table-cell table:formula="of:=[$Sheet1.L6]" office:value-type="float" office:value="0.03089251" calcext:value-type="float">
            <text:p>0.03089251</text:p>
          </table:table-cell>
          <table:table-cell table:formula="of:=[$Sheet1.M6]" office:value-type="float" office:value="0.2650161" calcext:value-type="float">
            <text:p>0.2650161</text:p>
          </table:table-cell>
          <table:table-cell table:formula="of:=[$Sheet1.N6]" office:value-type="float" office:value="0.1057188" calcext:value-type="float">
            <text:p>0.1057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heet1.I7]" office:value-type="float" office:value="0.03301045" calcext:value-type="float">
            <text:p>0.03301045</text:p>
          </table:table-cell>
          <table:table-cell table:formula="of:=[$Sheet1.J7]" office:value-type="float" office:value="0.0641041" calcext:value-type="float">
            <text:p>0.0641041</text:p>
          </table:table-cell>
          <table:table-cell table:formula="of:=[$Sheet1.K7]" office:value-type="float" office:value="0.03804009" calcext:value-type="float">
            <text:p>0.03804009</text:p>
          </table:table-cell>
          <table:table-cell table:formula="of:=[$Sheet1.L7]" office:value-type="float" office:value="0.03301045" calcext:value-type="float">
            <text:p>0.03301045</text:p>
          </table:table-cell>
          <table:table-cell table:formula="of:=[$Sheet1.M7]" office:value-type="float" office:value="0.3269465" calcext:value-type="float">
            <text:p>0.3269465</text:p>
          </table:table-cell>
          <table:table-cell table:formula="of:=[$Sheet1.N7]" office:value-type="float" office:value="0.1407503" calcext:value-type="float">
            <text:p>0.14075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heet1.I8]" office:value-type="float" office:value="0.03592724" calcext:value-type="float">
            <text:p>0.03592724</text:p>
          </table:table-cell>
          <table:table-cell table:formula="of:=[$Sheet1.J8]" office:value-type="float" office:value="0.07701303" calcext:value-type="float">
            <text:p>0.07701303</text:p>
          </table:table-cell>
          <table:table-cell table:formula="of:=[$Sheet1.K8]" office:value-type="float" office:value="0.04210497" calcext:value-type="float">
            <text:p>0.04210497</text:p>
          </table:table-cell>
          <table:table-cell table:formula="of:=[$Sheet1.L8]" office:value-type="float" office:value="0.03592724" calcext:value-type="float">
            <text:p>0.03592724</text:p>
          </table:table-cell>
          <table:table-cell table:formula="of:=[$Sheet1.M8]" office:value-type="float" office:value="0.3872995" calcext:value-type="float">
            <text:p>0.3872995</text:p>
          </table:table-cell>
          <table:table-cell table:formula="of:=[$Sheet1.N8]" office:value-type="float" office:value="0.1414815" calcext:value-type="float">
            <text:p>0.14148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heet1.I9]" office:value-type="float" office:value="0.03805983" calcext:value-type="float">
            <text:p>0.03805983</text:p>
          </table:table-cell>
          <table:table-cell table:formula="of:=[$Sheet1.J9]" office:value-type="float" office:value="0.08283137" calcext:value-type="float">
            <text:p>0.08283137</text:p>
          </table:table-cell>
          <table:table-cell table:formula="of:=[$Sheet1.K9]" office:value-type="float" office:value="0.04688969" calcext:value-type="float">
            <text:p>0.04688969</text:p>
          </table:table-cell>
          <table:table-cell table:formula="of:=[$Sheet1.L9]" office:value-type="float" office:value="0.03805983" calcext:value-type="float">
            <text:p>0.03805983</text:p>
          </table:table-cell>
          <table:table-cell table:formula="of:=[$Sheet1.M9]" office:value-type="float" office:value="0.4237519" calcext:value-type="float">
            <text:p>0.4237519</text:p>
          </table:table-cell>
          <table:table-cell table:formula="of:=[$Sheet1.N9]" office:value-type="float" office:value="0.1660118" calcext:value-type="float">
            <text:p>0.16601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heet1.I10]" office:value-type="float" office:value="0.04093309" calcext:value-type="float">
            <text:p>0.04093309</text:p>
          </table:table-cell>
          <table:table-cell table:formula="of:=[$Sheet1.J10]" office:value-type="float" office:value="0.09326068" calcext:value-type="float">
            <text:p>0.09326068</text:p>
          </table:table-cell>
          <table:table-cell table:formula="of:=[$Sheet1.K10]" office:value-type="float" office:value="0.05808113" calcext:value-type="float">
            <text:p>0.05808113</text:p>
          </table:table-cell>
          <table:table-cell table:formula="of:=[$Sheet1.L10]" office:value-type="float" office:value="0.02883787" calcext:value-type="float">
            <text:p>0.02883787</text:p>
          </table:table-cell>
          <table:table-cell table:formula="of:=[$Sheet1.M10]" office:value-type="float" office:value="0.4783012" calcext:value-type="float">
            <text:p>0.4783012</text:p>
          </table:table-cell>
          <table:table-cell table:formula="of:=[$Sheet1.N10]" office:value-type="float" office:value="0.1802665" calcext:value-type="float">
            <text:p>0.1802665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570.16pt" svg:y="4.34pt">
            <draw:object draw:notify-on-update-of-ranges="Sheet3.A1:Sheet3.A11 Sheet3.B1:Sheet3.B11 Sheet3.A1:Sheet3.A11 Sheet3.C1:Sheet3.C11 Sheet3.A1:Sheet3.A11 Sheet3.D1:Sheet3.D11 Sheet3.A1:Sheet3.A11 Sheet3.E1:Sheet3.E11 Sheet3.A1:Sheet3.A11 Sheet3.F1:Sheet3.F11 Sheet3.A1:Sheet3.A11 Sheet3.G1:Sheet3.G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$Sheet1.I1]/[.$A1]" office:value-type="float" office:value="0.00533222" calcext:value-type="float">
            <text:p>0.00533222</text:p>
          </table:table-cell>
          <table:table-cell table:formula="of:=[$Sheet1.J1]/[.$A1]" office:value-type="float" office:value="0.008285753" calcext:value-type="float">
            <text:p>0.008285753</text:p>
          </table:table-cell>
          <table:table-cell table:formula="of:=[$Sheet1.K1]/[.$A1]" office:value-type="float" office:value="0.005630084" calcext:value-type="float">
            <text:p>0.005630084</text:p>
          </table:table-cell>
          <table:table-cell table:formula="of:=[$Sheet1.L1]/[.$A1]" office:value-type="float" office:value="0.00533222" calcext:value-type="float">
            <text:p>0.00533222</text:p>
          </table:table-cell>
          <table:table-cell table:formula="of:=[$Sheet1.M1]/[.$A1]" office:value-type="float" office:value="0.02833844" calcext:value-type="float">
            <text:p>0.02833844</text:p>
          </table:table-cell>
          <table:table-cell table:formula="of:=[$Sheet1.N1]/[.$A1]" office:value-type="float" office:value="0.01270401" calcext:value-type="float">
            <text:p>0.01270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Sheet1.I2]/[.$A2]" office:value-type="float" office:value="0.0049744215" calcext:value-type="float">
            <text:p>0.0049744215</text:p>
          </table:table-cell>
          <table:table-cell table:formula="of:=[$Sheet1.J2]/[.$A2]" office:value-type="float" office:value="0.008186845" calcext:value-type="float">
            <text:p>0.008186845</text:p>
          </table:table-cell>
          <table:table-cell table:formula="of:=[$Sheet1.K2]/[.$A2]" office:value-type="float" office:value="0.0048634835" calcext:value-type="float">
            <text:p>0.0048634835</text:p>
          </table:table-cell>
          <table:table-cell table:formula="of:=[$Sheet1.L2]/[.$A2]" office:value-type="float" office:value="0.0049744215" calcext:value-type="float">
            <text:p>0.0049744215</text:p>
          </table:table-cell>
          <table:table-cell table:formula="of:=[$Sheet1.M2]/[.$A2]" office:value-type="float" office:value="0.031851025" calcext:value-type="float">
            <text:p>0.031851025</text:p>
          </table:table-cell>
          <table:table-cell table:formula="of:=[$Sheet1.N2]/[.$A2]" office:value-type="float" office:value="0.01471769" calcext:value-type="float">
            <text:p>0.014717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Sheet1.I3]/[.$A3]" office:value-type="float" office:value="0.00505895" calcext:value-type="float">
            <text:p>0.00505895</text:p>
          </table:table-cell>
          <table:table-cell table:formula="of:=[$Sheet1.J3]/[.$A3]" office:value-type="float" office:value="0.00841304333333333" calcext:value-type="float">
            <text:p>0.0084130433</text:p>
          </table:table-cell>
          <table:table-cell table:formula="of:=[$Sheet1.K3]/[.$A3]" office:value-type="float" office:value="0.00506769333333333" calcext:value-type="float">
            <text:p>0.0050676933</text:p>
          </table:table-cell>
          <table:table-cell table:formula="of:=[$Sheet1.L3]/[.$A3]" office:value-type="float" office:value="0.00505895" calcext:value-type="float">
            <text:p>0.00505895</text:p>
          </table:table-cell>
          <table:table-cell table:formula="of:=[$Sheet1.M3]/[.$A3]" office:value-type="float" office:value="0.0364408333333333" calcext:value-type="float">
            <text:p>0.0364408333</text:p>
          </table:table-cell>
          <table:table-cell table:formula="of:=[$Sheet1.N3]/[.$A3]" office:value-type="float" office:value="0.0158387466666667" calcext:value-type="float">
            <text:p>0.0158387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Sheet1.I4]/[.$A4]" office:value-type="float" office:value="0.0047578775" calcext:value-type="float">
            <text:p>0.0047578775</text:p>
          </table:table-cell>
          <table:table-cell table:formula="of:=[$Sheet1.J4]/[.$A4]" office:value-type="float" office:value="0.0085733175" calcext:value-type="float">
            <text:p>0.0085733175</text:p>
          </table:table-cell>
          <table:table-cell table:formula="of:=[$Sheet1.K4]/[.$A4]" office:value-type="float" office:value="0.0052296025" calcext:value-type="float">
            <text:p>0.0052296025</text:p>
          </table:table-cell>
          <table:table-cell table:formula="of:=[$Sheet1.L4]/[.$A4]" office:value-type="float" office:value="0.0047578775" calcext:value-type="float">
            <text:p>0.0047578775</text:p>
          </table:table-cell>
          <table:table-cell table:formula="of:=[$Sheet1.M4]/[.$A4]" office:value-type="float" office:value="0.039020825" calcext:value-type="float">
            <text:p>0.039020825</text:p>
          </table:table-cell>
          <table:table-cell table:formula="of:=[$Sheet1.N4]/[.$A4]" office:value-type="float" office:value="0.0160497" calcext:value-type="float">
            <text:p>0.01604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Sheet1.I5]/[.$A5]" office:value-type="float" office:value="0.00451232" calcext:value-type="float">
            <text:p>0.00451232</text:p>
          </table:table-cell>
          <table:table-cell table:formula="of:=[$Sheet1.J5]/[.$A5]" office:value-type="float" office:value="0.009404476" calcext:value-type="float">
            <text:p>0.009404476</text:p>
          </table:table-cell>
          <table:table-cell table:formula="of:=[$Sheet1.K5]/[.$A5]" office:value-type="float" office:value="0.00530444" calcext:value-type="float">
            <text:p>0.00530444</text:p>
          </table:table-cell>
          <table:table-cell table:formula="of:=[$Sheet1.L5]/[.$A5]" office:value-type="float" office:value="0.00451232" calcext:value-type="float">
            <text:p>0.00451232</text:p>
          </table:table-cell>
          <table:table-cell table:formula="of:=[$Sheet1.M5]/[.$A5]" office:value-type="float" office:value="0.0475231" calcext:value-type="float">
            <text:p>0.0475231</text:p>
          </table:table-cell>
          <table:table-cell table:formula="of:=[$Sheet1.N5]/[.$A5]" office:value-type="float" office:value="0.017173478" calcext:value-type="float">
            <text:p>0.0171734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heet1.I6]/[.$A6]" office:value-type="float" office:value="0.00514875166666667" calcext:value-type="float">
            <text:p>0.0051487517</text:p>
          </table:table-cell>
          <table:table-cell table:formula="of:=[$Sheet1.J6]/[.$A6]" office:value-type="float" office:value="0.00898182833333333" calcext:value-type="float">
            <text:p>0.0089818283</text:p>
          </table:table-cell>
          <table:table-cell table:formula="of:=[$Sheet1.K6]/[.$A6]" office:value-type="float" office:value="0.00492323666666667" calcext:value-type="float">
            <text:p>0.0049232367</text:p>
          </table:table-cell>
          <table:table-cell table:formula="of:=[$Sheet1.L6]/[.$A6]" office:value-type="float" office:value="0.00514875166666667" calcext:value-type="float">
            <text:p>0.0051487517</text:p>
          </table:table-cell>
          <table:table-cell table:formula="of:=[$Sheet1.M6]/[.$A6]" office:value-type="float" office:value="0.04416935" calcext:value-type="float">
            <text:p>0.04416935</text:p>
          </table:table-cell>
          <table:table-cell table:formula="of:=[$Sheet1.N6]/[.$A6]" office:value-type="float" office:value="0.0176198" calcext:value-type="float">
            <text:p>0.01761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heet1.I7]/[.$A7]" office:value-type="float" office:value="0.00471577857142857" calcext:value-type="float">
            <text:p>0.0047157786</text:p>
          </table:table-cell>
          <table:table-cell table:formula="of:=[$Sheet1.J7]/[.$A7]" office:value-type="float" office:value="0.00915772857142857" calcext:value-type="float">
            <text:p>0.0091577286</text:p>
          </table:table-cell>
          <table:table-cell table:formula="of:=[$Sheet1.K7]/[.$A7]" office:value-type="float" office:value="0.00543429857142857" calcext:value-type="float">
            <text:p>0.0054342986</text:p>
          </table:table-cell>
          <table:table-cell table:formula="of:=[$Sheet1.L7]/[.$A7]" office:value-type="float" office:value="0.00471577857142857" calcext:value-type="float">
            <text:p>0.0047157786</text:p>
          </table:table-cell>
          <table:table-cell table:formula="of:=[$Sheet1.M7]/[.$A7]" office:value-type="float" office:value="0.0467066428571429" calcext:value-type="float">
            <text:p>0.0467066429</text:p>
          </table:table-cell>
          <table:table-cell table:formula="of:=[$Sheet1.N7]/[.$A7]" office:value-type="float" office:value="0.0201071857142857" calcext:value-type="float">
            <text:p>0.0201071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heet1.I8]/[.$A8]" office:value-type="float" office:value="0.004490905" calcext:value-type="float">
            <text:p>0.004490905</text:p>
          </table:table-cell>
          <table:table-cell table:formula="of:=[$Sheet1.J8]/[.$A8]" office:value-type="float" office:value="0.00962662875" calcext:value-type="float">
            <text:p>0.0096266288</text:p>
          </table:table-cell>
          <table:table-cell table:formula="of:=[$Sheet1.K8]/[.$A8]" office:value-type="float" office:value="0.00526312125" calcext:value-type="float">
            <text:p>0.0052631213</text:p>
          </table:table-cell>
          <table:table-cell table:formula="of:=[$Sheet1.L8]/[.$A8]" office:value-type="float" office:value="0.004490905" calcext:value-type="float">
            <text:p>0.004490905</text:p>
          </table:table-cell>
          <table:table-cell table:formula="of:=[$Sheet1.M8]/[.$A8]" office:value-type="float" office:value="0.0484124375" calcext:value-type="float">
            <text:p>0.0484124375</text:p>
          </table:table-cell>
          <table:table-cell table:formula="of:=[$Sheet1.N8]/[.$A8]" office:value-type="float" office:value="0.0176851875" calcext:value-type="float">
            <text:p>0.0176851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heet1.I9]/[.$A9]" office:value-type="float" office:value="0.00422887" calcext:value-type="float">
            <text:p>0.00422887</text:p>
          </table:table-cell>
          <table:table-cell table:formula="of:=[$Sheet1.J9]/[.$A9]" office:value-type="float" office:value="0.00920348555555556" calcext:value-type="float">
            <text:p>0.0092034856</text:p>
          </table:table-cell>
          <table:table-cell table:formula="of:=[$Sheet1.K9]/[.$A9]" office:value-type="float" office:value="0.00520996555555556" calcext:value-type="float">
            <text:p>0.0052099656</text:p>
          </table:table-cell>
          <table:table-cell table:formula="of:=[$Sheet1.L9]/[.$A9]" office:value-type="float" office:value="0.00422887" calcext:value-type="float">
            <text:p>0.00422887</text:p>
          </table:table-cell>
          <table:table-cell table:formula="of:=[$Sheet1.M9]/[.$A9]" office:value-type="float" office:value="0.0470835444444444" calcext:value-type="float">
            <text:p>0.0470835444</text:p>
          </table:table-cell>
          <table:table-cell table:formula="of:=[$Sheet1.N9]/[.$A9]" office:value-type="float" office:value="0.0184457555555556" calcext:value-type="float">
            <text:p>0.0184457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heet1.I10]/[.$A10]" office:value-type="float" office:value="0.004093309" calcext:value-type="float">
            <text:p>0.004093309</text:p>
          </table:table-cell>
          <table:table-cell table:formula="of:=[$Sheet1.J10]/[.$A10]" office:value-type="float" office:value="0.009326068" calcext:value-type="float">
            <text:p>0.009326068</text:p>
          </table:table-cell>
          <table:table-cell table:formula="of:=[$Sheet1.K10]/[.$A10]" office:value-type="float" office:value="0.005808113" calcext:value-type="float">
            <text:p>0.005808113</text:p>
          </table:table-cell>
          <table:table-cell table:formula="of:=[$Sheet1.L10]/[.$A10]" office:value-type="float" office:value="0.002883787" calcext:value-type="float">
            <text:p>0.002883787</text:p>
          </table:table-cell>
          <table:table-cell table:formula="of:=[$Sheet1.M10]/[.$A10]" office:value-type="float" office:value="0.04783012" calcext:value-type="float">
            <text:p>0.04783012</text:p>
          </table:table-cell>
          <table:table-cell table:formula="of:=[$Sheet1.N10]/[.$A10]" office:value-type="float" office:value="0.01802665" calcext:value-type="float">
            <text:p>0.01802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Arial1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10:26:18.185664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4:23:23.426778067</meta:creation-date>
    <dc:date>2015-05-26T10:50:41.974368791</dc:date>
    <meta:editing-duration>P1DT1H9M27S</meta:editing-duration>
    <meta:editing-cycles>7</meta:editing-cycles>
    <meta:generator>LibreOffice/4.4.3.2$Linux_X86_64 LibreOffice_project/40m0$Build-2</meta:generator>
    <meta:document-statistic meta:table-count="9" meta:cell-count="13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205cm" style:legend-expansion="high" chart:style-name="ch2"/>
        <chart:plot-area chart:style-name="ch3" table:cell-range-address="Sheet2.A1:Sheet2.F11" svg:x="0.32cm" svg:y="0.18cm" svg:width="12.508cm" svg:height="8.64cm">
          <chartooo:coordinate-region svg:x="1.047cm" svg:y="0.38cm" svg:width="11.59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11" chart:class="chart:scatter">
            <chart:domain table:cell-range-address="Sheet2.A1:Sheet2.A11"/>
            <chart:data-point chart:repeated="11"/>
          </chart:series>
          <chart:series chart:style-name="ch7" chart:values-cell-range-address="Sheet2.C1:Sheet2.C11" chart:class="chart:scatter">
            <chart:data-point chart:repeated="11"/>
          </chart:series>
          <chart:series chart:style-name="ch8" chart:values-cell-range-address="Sheet2.D1:Sheet2.D11" chart:class="chart:scatter">
            <chart:data-point chart:repeated="11"/>
          </chart:series>
          <chart:series chart:style-name="ch9" chart:values-cell-range-address="Sheet2.E1:Sheet2.E11" chart:class="chart:scatter">
            <chart:data-point chart:repeated="11"/>
          </chart:series>
          <chart:series chart:style-name="ch10" chart:values-cell-range-address="Sheet2.F1:Sheet2.F1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1:Sheet2.A11</svg:desc>
                </draw:g>
              </table:table-cell>
              <table:table-cell office:value-type="float" office:value="0.00533222">
                <text:p>0.00533222</text:p>
                <draw:g>
                  <svg:desc>Sheet2.B1:Sheet2.B11</svg:desc>
                </draw:g>
              </table:table-cell>
              <table:table-cell office:value-type="float" office:value="0.008285753">
                <text:p>0.008285753</text:p>
                <draw:g>
                  <svg:desc>Sheet2.C1:Sheet2.C11</svg:desc>
                </draw:g>
              </table:table-cell>
              <table:table-cell office:value-type="float" office:value="0.005630084">
                <text:p>0.005630084</text:p>
                <draw:g>
                  <svg:desc>Sheet2.D1:Sheet2.D11</svg:desc>
                </draw:g>
              </table:table-cell>
              <table:table-cell office:value-type="float" office:value="0.00533222">
                <text:p>0.00533222</text:p>
                <draw:g>
                  <svg:desc>Sheet2.E1:Sheet2.E11</svg:desc>
                </draw:g>
              </table:table-cell>
              <table:table-cell office:value-type="float" office:value="0.02833844">
                <text:p>0.02833844</text:p>
                <draw:g>
                  <svg:desc>Sheet2.F1:Sheet2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9948843">
                <text:p>0.009948843</text:p>
              </table:table-cell>
              <table:table-cell office:value-type="float" office:value="0.01637369">
                <text:p>0.01637369</text:p>
              </table:table-cell>
              <table:table-cell office:value-type="float" office:value="0.009726967">
                <text:p>0.009726967</text:p>
              </table:table-cell>
              <table:table-cell office:value-type="float" office:value="0.009948843">
                <text:p>0.009948843</text:p>
              </table:table-cell>
              <table:table-cell office:value-type="float" office:value="0.06370205">
                <text:p>0.06370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1517685">
                <text:p>0.01517685</text:p>
              </table:table-cell>
              <table:table-cell office:value-type="float" office:value="0.02523913">
                <text:p>0.02523913</text:p>
              </table:table-cell>
              <table:table-cell office:value-type="float" office:value="0.01520308">
                <text:p>0.01520308</text:p>
              </table:table-cell>
              <table:table-cell office:value-type="float" office:value="0.01517685">
                <text:p>0.01517685</text:p>
              </table:table-cell>
              <table:table-cell office:value-type="float" office:value="0.1093225">
                <text:p>0.1093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903151">
                <text:p>0.01903151</text:p>
              </table:table-cell>
              <table:table-cell office:value-type="float" office:value="0.03429327">
                <text:p>0.03429327</text:p>
              </table:table-cell>
              <table:table-cell office:value-type="float" office:value="0.02091841">
                <text:p>0.02091841</text:p>
              </table:table-cell>
              <table:table-cell office:value-type="float" office:value="0.01903151">
                <text:p>0.01903151</text:p>
              </table:table-cell>
              <table:table-cell office:value-type="float" office:value="0.1560833">
                <text:p>0.1560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25616">
                <text:p>0.0225616</text:p>
              </table:table-cell>
              <table:table-cell office:value-type="float" office:value="0.04702238">
                <text:p>0.04702238</text:p>
              </table:table-cell>
              <table:table-cell office:value-type="float" office:value="0.0265222">
                <text:p>0.0265222</text:p>
              </table:table-cell>
              <table:table-cell office:value-type="float" office:value="0.0225616">
                <text:p>0.0225616</text:p>
              </table:table-cell>
              <table:table-cell office:value-type="float" office:value="0.2376155">
                <text:p>0.2376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089251">
                <text:p>0.03089251</text:p>
              </table:table-cell>
              <table:table-cell office:value-type="float" office:value="0.05389097">
                <text:p>0.05389097</text:p>
              </table:table-cell>
              <table:table-cell office:value-type="float" office:value="0.02953942">
                <text:p>0.02953942</text:p>
              </table:table-cell>
              <table:table-cell office:value-type="float" office:value="0.03089251">
                <text:p>0.03089251</text:p>
              </table:table-cell>
              <table:table-cell office:value-type="float" office:value="0.2650161">
                <text:p>0.2650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3301045">
                <text:p>0.03301045</text:p>
              </table:table-cell>
              <table:table-cell office:value-type="float" office:value="0.0641041">
                <text:p>0.0641041</text:p>
              </table:table-cell>
              <table:table-cell office:value-type="float" office:value="0.03804009">
                <text:p>0.03804009</text:p>
              </table:table-cell>
              <table:table-cell office:value-type="float" office:value="0.03301045">
                <text:p>0.03301045</text:p>
              </table:table-cell>
              <table:table-cell office:value-type="float" office:value="0.3269465">
                <text:p>0.3269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3592724">
                <text:p>0.03592724</text:p>
              </table:table-cell>
              <table:table-cell office:value-type="float" office:value="0.07701303">
                <text:p>0.07701303</text:p>
              </table:table-cell>
              <table:table-cell office:value-type="float" office:value="0.04210497">
                <text:p>0.04210497</text:p>
              </table:table-cell>
              <table:table-cell office:value-type="float" office:value="0.03592724">
                <text:p>0.03592724</text:p>
              </table:table-cell>
              <table:table-cell office:value-type="float" office:value="0.3872995">
                <text:p>0.3872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3805983">
                <text:p>0.03805983</text:p>
              </table:table-cell>
              <table:table-cell office:value-type="float" office:value="0.08283137">
                <text:p>0.08283137</text:p>
              </table:table-cell>
              <table:table-cell office:value-type="float" office:value="0.04688969">
                <text:p>0.04688969</text:p>
              </table:table-cell>
              <table:table-cell office:value-type="float" office:value="0.03805983">
                <text:p>0.03805983</text:p>
              </table:table-cell>
              <table:table-cell office:value-type="float" office:value="0.4237519">
                <text:p>0.4237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4093309">
                <text:p>0.04093309</text:p>
              </table:table-cell>
              <table:table-cell office:value-type="float" office:value="0.09326068">
                <text:p>0.09326068</text:p>
              </table:table-cell>
              <table:table-cell office:value-type="float" office:value="0.05808113">
                <text:p>0.05808113</text:p>
              </table:table-cell>
              <table:table-cell office:value-type="float" office:value="0.02883787">
                <text:p>0.02883787</text:p>
              </table:table-cell>
              <table:table-cell office:value-type="float" office:value="0.4783012">
                <text:p>0.4783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2.956cm" style:legend-expansion="high" chart:style-name="ch2"/>
        <chart:plot-area chart:style-name="ch3" table:cell-range-address="Sheet2.A1:Sheet2.G10" svg:x="0.487cm" svg:y="0.365cm" svg:width="12.48cm" svg:height="8.639cm">
          <chartooo:coordinate-region svg:x="1.214cm" svg:y="0.565cm" svg:width="11.566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10" chart:class="chart:scatter">
            <chart:domain table:cell-range-address="Sheet2.A1:Sheet2.A10"/>
            <chart:data-point chart:repeated="10"/>
          </chart:series>
          <chart:series chart:style-name="ch7" chart:values-cell-range-address="Sheet2.C1:Sheet2.C10" chart:class="chart:scatter">
            <chart:data-point chart:repeated="10"/>
          </chart:series>
          <chart:series chart:style-name="ch8" chart:values-cell-range-address="Sheet2.D1:Sheet2.D10" chart:class="chart:scatter">
            <chart:data-point chart:repeated="10"/>
          </chart:series>
          <chart:series chart:style-name="ch9" chart:values-cell-range-address="Sheet2.E1:Sheet2.E10" chart:class="chart:scatter">
            <chart:data-point chart:repeated="10"/>
          </chart:series>
          <chart:series chart:style-name="ch10" chart:values-cell-range-address="Sheet2.F1:Sheet2.F10" chart:class="chart:scatter">
            <chart:data-point chart:repeated="10"/>
          </chart:series>
          <chart:series chart:style-name="ch11" chart:values-cell-range-address="Sheet2.G1:Sheet2.G10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1:Sheet2.A10</svg:desc>
                </draw:g>
              </table:table-cell>
              <table:table-cell office:value-type="float" office:value="0.00533222">
                <text:p>0.00533222</text:p>
                <draw:g>
                  <svg:desc>Sheet2.B1:Sheet2.B10</svg:desc>
                </draw:g>
              </table:table-cell>
              <table:table-cell office:value-type="float" office:value="0.008285753">
                <text:p>0.008285753</text:p>
                <draw:g>
                  <svg:desc>Sheet2.C1:Sheet2.C10</svg:desc>
                </draw:g>
              </table:table-cell>
              <table:table-cell office:value-type="float" office:value="0.005630084">
                <text:p>0.005630084</text:p>
                <draw:g>
                  <svg:desc>Sheet2.D1:Sheet2.D10</svg:desc>
                </draw:g>
              </table:table-cell>
              <table:table-cell office:value-type="float" office:value="0.00533222">
                <text:p>0.00533222</text:p>
                <draw:g>
                  <svg:desc>Sheet2.E1:Sheet2.E10</svg:desc>
                </draw:g>
              </table:table-cell>
              <table:table-cell office:value-type="float" office:value="0.02833844">
                <text:p>0.02833844</text:p>
                <draw:g>
                  <svg:desc>Sheet2.F1:Sheet2.F10</svg:desc>
                </draw:g>
              </table:table-cell>
              <table:table-cell office:value-type="float" office:value="0.01270401">
                <text:p>0.01270401</text:p>
                <draw:g>
                  <svg:desc>Sheet2.G1:Sheet2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9948843">
                <text:p>0.009948843</text:p>
              </table:table-cell>
              <table:table-cell office:value-type="float" office:value="0.01637369">
                <text:p>0.01637369</text:p>
              </table:table-cell>
              <table:table-cell office:value-type="float" office:value="0.009726967">
                <text:p>0.009726967</text:p>
              </table:table-cell>
              <table:table-cell office:value-type="float" office:value="0.009948843">
                <text:p>0.009948843</text:p>
              </table:table-cell>
              <table:table-cell office:value-type="float" office:value="0.06370205">
                <text:p>0.06370205</text:p>
              </table:table-cell>
              <table:table-cell office:value-type="float" office:value="0.02943538">
                <text:p>0.02943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1517685">
                <text:p>0.01517685</text:p>
              </table:table-cell>
              <table:table-cell office:value-type="float" office:value="0.02523913">
                <text:p>0.02523913</text:p>
              </table:table-cell>
              <table:table-cell office:value-type="float" office:value="0.01520308">
                <text:p>0.01520308</text:p>
              </table:table-cell>
              <table:table-cell office:value-type="float" office:value="0.01517685">
                <text:p>0.01517685</text:p>
              </table:table-cell>
              <table:table-cell office:value-type="float" office:value="0.1093225">
                <text:p>0.1093225</text:p>
              </table:table-cell>
              <table:table-cell office:value-type="float" office:value="0.04751624">
                <text:p>0.04751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903151">
                <text:p>0.01903151</text:p>
              </table:table-cell>
              <table:table-cell office:value-type="float" office:value="0.03429327">
                <text:p>0.03429327</text:p>
              </table:table-cell>
              <table:table-cell office:value-type="float" office:value="0.02091841">
                <text:p>0.02091841</text:p>
              </table:table-cell>
              <table:table-cell office:value-type="float" office:value="0.01903151">
                <text:p>0.01903151</text:p>
              </table:table-cell>
              <table:table-cell office:value-type="float" office:value="0.1560833">
                <text:p>0.1560833</text:p>
              </table:table-cell>
              <table:table-cell office:value-type="float" office:value="0.0641988">
                <text:p>0.0641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25616">
                <text:p>0.0225616</text:p>
              </table:table-cell>
              <table:table-cell office:value-type="float" office:value="0.04702238">
                <text:p>0.04702238</text:p>
              </table:table-cell>
              <table:table-cell office:value-type="float" office:value="0.0265222">
                <text:p>0.0265222</text:p>
              </table:table-cell>
              <table:table-cell office:value-type="float" office:value="0.0225616">
                <text:p>0.0225616</text:p>
              </table:table-cell>
              <table:table-cell office:value-type="float" office:value="0.2376155">
                <text:p>0.2376155</text:p>
              </table:table-cell>
              <table:table-cell office:value-type="float" office:value="0.08586739">
                <text:p>0.08586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089251">
                <text:p>0.03089251</text:p>
              </table:table-cell>
              <table:table-cell office:value-type="float" office:value="0.05389097">
                <text:p>0.05389097</text:p>
              </table:table-cell>
              <table:table-cell office:value-type="float" office:value="0.02953942">
                <text:p>0.02953942</text:p>
              </table:table-cell>
              <table:table-cell office:value-type="float" office:value="0.03089251">
                <text:p>0.03089251</text:p>
              </table:table-cell>
              <table:table-cell office:value-type="float" office:value="0.2650161">
                <text:p>0.2650161</text:p>
              </table:table-cell>
              <table:table-cell office:value-type="float" office:value="0.1057188">
                <text:p>0.1057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3301045">
                <text:p>0.03301045</text:p>
              </table:table-cell>
              <table:table-cell office:value-type="float" office:value="0.0641041">
                <text:p>0.0641041</text:p>
              </table:table-cell>
              <table:table-cell office:value-type="float" office:value="0.03804009">
                <text:p>0.03804009</text:p>
              </table:table-cell>
              <table:table-cell office:value-type="float" office:value="0.03301045">
                <text:p>0.03301045</text:p>
              </table:table-cell>
              <table:table-cell office:value-type="float" office:value="0.3269465">
                <text:p>0.3269465</text:p>
              </table:table-cell>
              <table:table-cell office:value-type="float" office:value="0.1407503">
                <text:p>0.1407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3592724">
                <text:p>0.03592724</text:p>
              </table:table-cell>
              <table:table-cell office:value-type="float" office:value="0.07701303">
                <text:p>0.07701303</text:p>
              </table:table-cell>
              <table:table-cell office:value-type="float" office:value="0.04210497">
                <text:p>0.04210497</text:p>
              </table:table-cell>
              <table:table-cell office:value-type="float" office:value="0.03592724">
                <text:p>0.03592724</text:p>
              </table:table-cell>
              <table:table-cell office:value-type="float" office:value="0.3872995">
                <text:p>0.3872995</text:p>
              </table:table-cell>
              <table:table-cell office:value-type="float" office:value="0.1414815">
                <text:p>0.1414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3805983">
                <text:p>0.03805983</text:p>
              </table:table-cell>
              <table:table-cell office:value-type="float" office:value="0.08283137">
                <text:p>0.08283137</text:p>
              </table:table-cell>
              <table:table-cell office:value-type="float" office:value="0.04688969">
                <text:p>0.04688969</text:p>
              </table:table-cell>
              <table:table-cell office:value-type="float" office:value="0.03805983">
                <text:p>0.03805983</text:p>
              </table:table-cell>
              <table:table-cell office:value-type="float" office:value="0.4237519">
                <text:p>0.4237519</text:p>
              </table:table-cell>
              <table:table-cell office:value-type="float" office:value="0.1660118">
                <text:p>0.1660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4093309">
                <text:p>0.04093309</text:p>
              </table:table-cell>
              <table:table-cell office:value-type="float" office:value="0.09326068">
                <text:p>0.09326068</text:p>
              </table:table-cell>
              <table:table-cell office:value-type="float" office:value="0.05808113">
                <text:p>0.05808113</text:p>
              </table:table-cell>
              <table:table-cell office:value-type="float" office:value="0.02883787">
                <text:p>0.02883787</text:p>
              </table:table-cell>
              <table:table-cell office:value-type="float" office:value="0.4783012">
                <text:p>0.4783012</text:p>
              </table:table-cell>
              <table:table-cell office:value-type="float" office:value="0.1802665">
                <text:p>0.18026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2.956cm" style:legend-expansion="high" chart:style-name="ch2"/>
        <chart:plot-area chart:style-name="ch3" table:cell-range-address="Sheet3.A1:Sheet3.G11" svg:x="0.086cm" svg:y="0.13cm" svg:width="12.478cm" svg:height="8.637cm">
          <chartooo:coordinate-region svg:x="0.998cm" svg:y="0.329cm" svg:width="11.379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11" chart:class="chart:scatter">
            <chart:domain table:cell-range-address="Sheet3.A1:Sheet3.A11"/>
            <chart:data-point chart:repeated="11"/>
          </chart:series>
          <chart:series chart:style-name="ch7" chart:values-cell-range-address="Sheet3.C1:Sheet3.C11" chart:class="chart:scatter">
            <chart:data-point chart:repeated="11"/>
          </chart:series>
          <chart:series chart:style-name="ch8" chart:values-cell-range-address="Sheet3.D1:Sheet3.D11" chart:class="chart:scatter">
            <chart:data-point chart:repeated="11"/>
          </chart:series>
          <chart:series chart:style-name="ch9" chart:values-cell-range-address="Sheet3.E1:Sheet3.E11" chart:class="chart:scatter">
            <chart:data-point chart:repeated="11"/>
          </chart:series>
          <chart:series chart:style-name="ch10" chart:values-cell-range-address="Sheet3.F1:Sheet3.F11" chart:class="chart:scatter">
            <chart:data-point chart:repeated="11"/>
          </chart:series>
          <chart:series chart:style-name="ch11" chart:values-cell-range-address="Sheet3.G1:Sheet3.G1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1:Sheet3.A11</svg:desc>
                </draw:g>
              </table:table-cell>
              <table:table-cell office:value-type="float" office:value="0.00533222">
                <text:p>0.00533222</text:p>
                <draw:g>
                  <svg:desc>Sheet3.B1:Sheet3.B11</svg:desc>
                </draw:g>
              </table:table-cell>
              <table:table-cell office:value-type="float" office:value="0.008285753">
                <text:p>0.008285753</text:p>
                <draw:g>
                  <svg:desc>Sheet3.C1:Sheet3.C11</svg:desc>
                </draw:g>
              </table:table-cell>
              <table:table-cell office:value-type="float" office:value="0.005630084">
                <text:p>0.005630084</text:p>
                <draw:g>
                  <svg:desc>Sheet3.D1:Sheet3.D11</svg:desc>
                </draw:g>
              </table:table-cell>
              <table:table-cell office:value-type="float" office:value="0.00533222">
                <text:p>0.00533222</text:p>
                <draw:g>
                  <svg:desc>Sheet3.E1:Sheet3.E11</svg:desc>
                </draw:g>
              </table:table-cell>
              <table:table-cell office:value-type="float" office:value="0.02833844">
                <text:p>0.02833844</text:p>
                <draw:g>
                  <svg:desc>Sheet3.F1:Sheet3.F11</svg:desc>
                </draw:g>
              </table:table-cell>
              <table:table-cell office:value-type="float" office:value="0.01270401">
                <text:p>0.01270401</text:p>
                <draw:g>
                  <svg:desc>Sheet3.G1:Sheet3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49744215">
                <text:p>0.0049744215</text:p>
              </table:table-cell>
              <table:table-cell office:value-type="float" office:value="0.008186845">
                <text:p>0.008186845</text:p>
              </table:table-cell>
              <table:table-cell office:value-type="float" office:value="0.0048634835">
                <text:p>0.0048634835</text:p>
              </table:table-cell>
              <table:table-cell office:value-type="float" office:value="0.0049744215">
                <text:p>0.0049744215</text:p>
              </table:table-cell>
              <table:table-cell office:value-type="float" office:value="0.031851025">
                <text:p>0.031851025</text:p>
              </table:table-cell>
              <table:table-cell office:value-type="float" office:value="0.01471769">
                <text:p>0.01471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505895">
                <text:p>0.00505895</text:p>
              </table:table-cell>
              <table:table-cell office:value-type="float" office:value="0.00841304333333333">
                <text:p>0.00841304333333333</text:p>
              </table:table-cell>
              <table:table-cell office:value-type="float" office:value="0.00506769333333333">
                <text:p>0.00506769333333333</text:p>
              </table:table-cell>
              <table:table-cell office:value-type="float" office:value="0.00505895">
                <text:p>0.00505895</text:p>
              </table:table-cell>
              <table:table-cell office:value-type="float" office:value="0.0364408333333333">
                <text:p>0.0364408333333333</text:p>
              </table:table-cell>
              <table:table-cell office:value-type="float" office:value="0.0158387466666667">
                <text:p>0.01583874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47578775">
                <text:p>0.0047578775</text:p>
              </table:table-cell>
              <table:table-cell office:value-type="float" office:value="0.0085733175">
                <text:p>0.0085733175</text:p>
              </table:table-cell>
              <table:table-cell office:value-type="float" office:value="0.0052296025">
                <text:p>0.0052296025</text:p>
              </table:table-cell>
              <table:table-cell office:value-type="float" office:value="0.0047578775">
                <text:p>0.0047578775</text:p>
              </table:table-cell>
              <table:table-cell office:value-type="float" office:value="0.039020825">
                <text:p>0.039020825</text:p>
              </table:table-cell>
              <table:table-cell office:value-type="float" office:value="0.0160497">
                <text:p>0.0160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451232">
                <text:p>0.00451232</text:p>
              </table:table-cell>
              <table:table-cell office:value-type="float" office:value="0.009404476">
                <text:p>0.009404476</text:p>
              </table:table-cell>
              <table:table-cell office:value-type="float" office:value="0.00530444">
                <text:p>0.00530444</text:p>
              </table:table-cell>
              <table:table-cell office:value-type="float" office:value="0.00451232">
                <text:p>0.00451232</text:p>
              </table:table-cell>
              <table:table-cell office:value-type="float" office:value="0.0475231">
                <text:p>0.0475231</text:p>
              </table:table-cell>
              <table:table-cell office:value-type="float" office:value="0.017173478">
                <text:p>0.017173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514875166666667">
                <text:p>0.00514875166666667</text:p>
              </table:table-cell>
              <table:table-cell office:value-type="float" office:value="0.00898182833333333">
                <text:p>0.00898182833333333</text:p>
              </table:table-cell>
              <table:table-cell office:value-type="float" office:value="0.00492323666666667">
                <text:p>0.00492323666666667</text:p>
              </table:table-cell>
              <table:table-cell office:value-type="float" office:value="0.00514875166666667">
                <text:p>0.00514875166666667</text:p>
              </table:table-cell>
              <table:table-cell office:value-type="float" office:value="0.04416935">
                <text:p>0.04416935</text:p>
              </table:table-cell>
              <table:table-cell office:value-type="float" office:value="0.0176198">
                <text:p>0.0176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471577857142857">
                <text:p>0.00471577857142857</text:p>
              </table:table-cell>
              <table:table-cell office:value-type="float" office:value="0.00915772857142857">
                <text:p>0.00915772857142857</text:p>
              </table:table-cell>
              <table:table-cell office:value-type="float" office:value="0.00543429857142857">
                <text:p>0.00543429857142857</text:p>
              </table:table-cell>
              <table:table-cell office:value-type="float" office:value="0.00471577857142857">
                <text:p>0.00471577857142857</text:p>
              </table:table-cell>
              <table:table-cell office:value-type="float" office:value="0.0467066428571429">
                <text:p>0.0467066428571429</text:p>
              </table:table-cell>
              <table:table-cell office:value-type="float" office:value="0.0201071857142857">
                <text:p>0.0201071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4490905">
                <text:p>0.004490905</text:p>
              </table:table-cell>
              <table:table-cell office:value-type="float" office:value="0.00962662875">
                <text:p>0.00962662875</text:p>
              </table:table-cell>
              <table:table-cell office:value-type="float" office:value="0.00526312125">
                <text:p>0.00526312125</text:p>
              </table:table-cell>
              <table:table-cell office:value-type="float" office:value="0.004490905">
                <text:p>0.004490905</text:p>
              </table:table-cell>
              <table:table-cell office:value-type="float" office:value="0.0484124375">
                <text:p>0.0484124375</text:p>
              </table:table-cell>
              <table:table-cell office:value-type="float" office:value="0.0176851875">
                <text:p>0.017685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422887">
                <text:p>0.00422887</text:p>
              </table:table-cell>
              <table:table-cell office:value-type="float" office:value="0.00920348555555556">
                <text:p>0.00920348555555556</text:p>
              </table:table-cell>
              <table:table-cell office:value-type="float" office:value="0.00520996555555556">
                <text:p>0.00520996555555556</text:p>
              </table:table-cell>
              <table:table-cell office:value-type="float" office:value="0.00422887">
                <text:p>0.00422887</text:p>
              </table:table-cell>
              <table:table-cell office:value-type="float" office:value="0.0470835444444444">
                <text:p>0.0470835444444444</text:p>
              </table:table-cell>
              <table:table-cell office:value-type="float" office:value="0.0184457555555556">
                <text:p>0.0184457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4093309">
                <text:p>0.004093309</text:p>
              </table:table-cell>
              <table:table-cell office:value-type="float" office:value="0.009326068">
                <text:p>0.009326068</text:p>
              </table:table-cell>
              <table:table-cell office:value-type="float" office:value="0.005808113">
                <text:p>0.005808113</text:p>
              </table:table-cell>
              <table:table-cell office:value-type="float" office:value="0.002883787">
                <text:p>0.002883787</text:p>
              </table:table-cell>
              <table:table-cell office:value-type="float" office:value="0.04783012">
                <text:p>0.04783012</text:p>
              </table:table-cell>
              <table:table-cell office:value-type="float" office:value="0.01802665">
                <text:p>0.018026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